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08 SC2" svg:font-family="'EB Garamond 08 SC'" style:font-adornments="08 SC Regular" style:font-pitch="variable"/>
    <style:font-face style:name="EB Garamond 08 SC" svg:font-family="'EB Garamond 08 SC'" style:font-family-generic="roman" style:font-pitch="variable"/>
    <style:font-face style:name="EB Garamond 08 SC1" svg:font-family="'EB Garamond 08 SC'" style:font-adornments="08 SC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fill="solid" draw:fill-color="#000000" draw:textarea-horizontal-align="justify" draw:textarea-vertical-align="middle" draw:auto-grow-height="false" fo:min-height="0cm" fo:min-width="0cm"/>
    </style:style>
    <style:style style:name="gr2" style:family="graphic" style:parent-style-name="Default_5f_1">
      <style:graphic-properties draw:fill="none" draw:textarea-vertical-align="middle" draw:auto-grow-height="false" fo:min-height="1.846cm" fo:min-width="0cm"/>
    </style:style>
    <style:style style:name="gr3" style:family="graphic" style:parent-style-name="Default_5f_1">
      <style:graphic-properties draw:fill="none" draw:textarea-vertical-align="middle" draw:auto-grow-height="false" fo:min-height="1.827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Default_5f_1">
      <style:graphic-properties draw:stroke="none" svg:stroke-width="0.035cm" draw:stroke-linejoin="miter" draw:fill="solid" draw:fill-color="#ffffff"/>
    </style:style>
    <style:style style:name="gr6" style:family="graphic" style:parent-style-name="Default_5f_1">
      <style:graphic-properties draw:stroke="none" svg:stroke-width="0.035cm" draw:stroke-linejoin="miter" draw:fill="solid" draw:fill-color="#000000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297cm" svg:height="0.322cm" svg:x="4.635cm" svg:y="10.0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297cm" svg:height="0.322cm" svg:x="4.635cm" svg:y="10.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297cm" svg:height="0.322cm" svg:x="4.635cm" svg:y="11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27cm" svg:height="0.326cm" svg:x="12.767cm" svg:y="10.0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27cm" svg:height="0.326cm" svg:x="12.767cm" svg:y="10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27cm" svg:height="0.326cm" svg:x="12.767cm" svg:y="11.7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2" draw:layer="layout" svg:width="0.127cm" svg:height="2.286cm" svg:x="3.101cm" svg:y="3.243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2" draw:layer="layout" svg:width="0.127cm" svg:height="2.286cm" svg:x="6.211cm" svg:y="3.14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" draw:text-style-name="P2" draw:layer="layout" svg:width="0.151cm" svg:height="2.265cm" svg:x="11.594cm" svg:y="3.1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" draw:text-style-name="P2" draw:layer="layout" svg:width="0.153cm" svg:height="2.265cm" svg:x="14.503cm" svg:y="3.1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4" draw:text-style-name="P3" draw:layer="layout" svg:x1="6.892cm" svg:y1="4.307cm" svg:x2="9.515cm" svg:y2="4.337cm">
          <text:p/>
        </draw:line>
        <draw:g>
          <svg:title>TexMaths</svg:title>
          <svg:desc>6§display§C_{1, 1, 1, 1}§svg§600§FALSE§</svg:desc>
          <draw:polygon draw:style-name="gr5" draw:text-style-name="P4" draw:layer="layout" svg:width="0.634cm" svg:height="0.204cm" svg:x="3.271cm" svg:y="3.418cm" svg:viewBox="0 0 635 205" draw:points="318,205 0,205 0,0 635,0 635,205">
            <text:p/>
          </draw:polygon>
          <draw:path draw:style-name="gr6" draw:text-style-name="P5" draw:layer="layout" svg:width="0.15cm" svg:height="0.153cm" svg:x="3.282cm" svg:y="3.413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54cm" svg:height="0.097cm" svg:x="3.437cm" svg:y="3.496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521cm" svg:y="3.577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571cm" svg:y="3.496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655cm" svg:y="3.577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705cm" svg:y="3.496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788cm" svg:y="3.577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838cm" svg:y="3.496cm" svg:viewBox="0 0 55 98" svg:d="M34 4c0-4 0-4-5-4-9 10-23 10-29 10v5c4 0 13 0 22-4v75c0 5 0 7-15 7h-6v5c3 0 21 0 27 0 4 0 23 0 27 0v-5h-6c-15 0-15-2-15-7z">
            <text:p/>
          </draw:path>
        </draw:g>
        <draw:g>
          <svg:title>TexMaths</svg:title>
          <svg:desc>6§display§C_{1, 1, 1, 1}§svg§600§FALSE§</svg:desc>
          <draw:polygon draw:style-name="gr5" draw:text-style-name="P4" draw:layer="layout" svg:width="0.634cm" svg:height="0.204cm" svg:x="3.272cm" svg:y="3.418cm" svg:viewBox="0 0 635 205" draw:points="318,205 0,205 0,0 635,0 635,205">
            <text:p/>
          </draw:polygon>
          <draw:path draw:style-name="gr6" draw:text-style-name="P5" draw:layer="layout" svg:width="0.15cm" svg:height="0.153cm" svg:x="3.283cm" svg:y="3.413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54cm" svg:height="0.097cm" svg:x="3.438cm" svg:y="3.496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522cm" svg:y="3.577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572cm" svg:y="3.496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656cm" svg:y="3.577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706cm" svg:y="3.496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789cm" svg:y="3.577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839cm" svg:y="3.496cm" svg:viewBox="0 0 55 98" svg:d="M34 4c0-4 0-4-5-4-9 10-23 10-29 10v5c4 0 13 0 22-4v75c0 5 0 7-15 7h-6v5c3 0 21 0 27 0 4 0 23 0 27 0v-5h-6c-15 0-15-2-15-7z">
            <text:p/>
          </draw:path>
        </draw:g>
        <draw:g>
          <svg:title>TexMaths</svg:title>
          <svg:desc>6§display§C_{1, 1, 1, 2}§svg§600§FALSE§</svg:desc>
          <draw:polygon draw:style-name="gr5" draw:text-style-name="P4" draw:layer="layout" svg:width="0.634cm" svg:height="0.204cm" svg:x="4.073cm" svg:y="3.418cm" svg:viewBox="0 0 635 205" draw:points="318,205 0,205 0,0 635,0 635,205">
            <text:p/>
          </draw:polygon>
          <draw:path draw:style-name="gr6" draw:text-style-name="P5" draw:layer="layout" svg:width="0.15cm" svg:height="0.153cm" svg:x="4.084cm" svg:y="3.413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54cm" svg:height="0.097cm" svg:x="4.239cm" svg:y="3.496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4.323cm" svg:y="3.577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4.373cm" svg:y="3.496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4.457cm" svg:y="3.577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4.507cm" svg:y="3.496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4.59cm" svg:y="3.577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4.633cm" svg:y="3.496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</draw:g>
        <draw:g>
          <svg:title>TexMaths</svg:title>
          <svg:desc>6§display§C_{1, 1, 2, 1}§svg§600§FALSE§</svg:desc>
          <draw:polygon draw:style-name="gr5" draw:text-style-name="P4" draw:layer="layout" svg:width="0.634cm" svg:height="0.204cm" svg:x="3.274cm" svg:y="3.918cm" svg:viewBox="0 0 635 205" draw:points="318,205 0,205 0,0 635,0 635,205">
            <text:p/>
          </draw:polygon>
          <draw:path draw:style-name="gr6" draw:text-style-name="P5" draw:layer="layout" svg:width="0.15cm" svg:height="0.153cm" svg:x="3.285cm" svg:y="3.913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54cm" svg:height="0.097cm" svg:x="3.44cm" svg:y="3.996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524cm" svg:y="4.077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574cm" svg:y="3.996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658cm" svg:y="4.077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3.7cm" svg:y="3.996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18cm" svg:height="0.045cm" svg:x="3.791cm" svg:y="4.077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841cm" svg:y="3.996cm" svg:viewBox="0 0 55 98" svg:d="M34 4c0-4 0-4-5-4-9 10-23 10-29 10v5c4 0 13 0 22-4v75c0 5 0 7-15 7h-6v5c3 0 21 0 27 0 4 0 23 0 27 0v-5h-6c-15 0-15-2-15-7z">
            <text:p/>
          </draw:path>
        </draw:g>
        <draw:g>
          <svg:title>TexMaths</svg:title>
          <svg:desc>6§display§C_{1, 1, 1, N_1}§svg§600§FALSE§</svg:desc>
          <draw:polygon draw:style-name="gr5" draw:text-style-name="P4" draw:layer="layout" svg:width="0.755cm" svg:height="0.204cm" svg:x="5.473cm" svg:y="3.418cm" svg:viewBox="0 0 756 205" draw:points="378,205 0,205 0,0 756,0 756,205">
            <text:p/>
          </draw:polygon>
          <draw:path draw:style-name="gr6" draw:text-style-name="P5" draw:layer="layout" svg:width="0.15cm" svg:height="0.153cm" svg:x="5.484cm" svg:y="3.413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54cm" svg:height="0.097cm" svg:x="5.639cm" svg:y="3.496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5.723cm" svg:y="3.577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5.773cm" svg:y="3.496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5.857cm" svg:y="3.577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5.907cm" svg:y="3.496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5.991cm" svg:y="3.577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131cm" svg:height="0.1cm" svg:x="6.034cm" svg:y="3.493cm" svg:viewBox="0 0 132 101" svg:d="M113 16c2-5 4-11 16-11 1 0 3 0 3-3 0-1-1-2-2-2-5 0-11 1-15 1s-12-1-16-1c-1 0-3 0-3 3 0 2 2 2 3 2 7 0 10 3 10 6 0 2 0 2-1 4l-16 65-38-78c-1-2-1-2-5-2h-20c-3 0-5 0-5 3 0 2 2 2 5 2s6 0 9 1l-19 80c-2 5-5 9-16 10-1 0-3 0-3 3 0 2 1 2 2 2 5 0 11 0 15 0s13 0 17 0c1 0 3 0 3-3 0-2-2-2-4-2-10 0-10-4-10-6 0-1 0-1 1-4l19-76 43 89c2 2 2 2 4 2s2 0 3-3z">
            <text:p/>
          </draw:path>
          <draw:path draw:style-name="gr6" draw:text-style-name="P5" draw:layer="layout" svg:width="0.043cm" svg:height="0.07cm" svg:x="6.172cm" svg:y="3.544cm" svg:viewBox="0 0 44 71" svg:d="M27 3c0-3 0-3-4-3-7 7-19 7-21 7h-2v4h2c2 0 9 0 15-3v54c0 3 0 4-11 4h-5v5c6-1 15-1 21-1 7 0 16 0 22 1v-5h-6c-11 0-11-1-11-4z">
            <text:p/>
          </draw:path>
        </draw:g>
        <draw:g>
          <svg:title>TexMaths</svg:title>
          <svg:desc>6§display§C_{1, 1, N_1, 1}§svg§600§FALSE§</svg:desc>
          <draw:polygon draw:style-name="gr5" draw:text-style-name="P4" draw:layer="layout" svg:width="0.766cm" svg:height="0.204cm" svg:x="3.276cm" svg:y="5.119cm" svg:viewBox="0 0 767 205" draw:points="384,205 0,205 0,0 767,0 767,205">
            <text:p/>
          </draw:polygon>
          <draw:path draw:style-name="gr6" draw:text-style-name="P5" draw:layer="layout" svg:width="0.15cm" svg:height="0.153cm" svg:x="3.287cm" svg:y="5.114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54cm" svg:height="0.097cm" svg:x="3.442cm" svg:y="5.197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526cm" svg:y="5.278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576cm" svg:y="5.197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66cm" svg:y="5.278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131cm" svg:height="0.1cm" svg:x="3.704cm" svg:y="5.194cm" svg:viewBox="0 0 132 101" svg:d="M113 16c2-5 4-11 16-11 1 0 3 0 3-3 0-1-1-2-2-2-5 0-11 1-15 1s-12-1-16-1c-1 0-3 0-3 3 0 2 2 2 3 2 7 0 10 3 10 6 0 2 0 2-1 4l-16 65-38-78c-1-2-1-2-5-2h-20c-3 0-5 0-5 3 0 2 2 2 5 2s6 0 9 1l-19 80c-2 5-5 9-16 10-1 0-3 0-3 3 0 2 1 2 2 2 5 0 11 0 15 0s13 0 17 0c1 0 3 0 3-3 0-2-2-2-4-2-10 0-10-4-10-6 0-1 0-1 1-4l19-76 43 89c2 2 2 2 4 2s2 0 3-3z">
            <text:p/>
          </draw:path>
          <draw:path draw:style-name="gr6" draw:text-style-name="P5" draw:layer="layout" svg:width="0.043cm" svg:height="0.07cm" svg:x="3.842cm" svg:y="5.245cm" svg:viewBox="0 0 44 71" svg:d="M27 3c0-3 0-3-4-3-7 7-19 7-21 7h-2v4h2c2 0 9 0 15-3v54c0 3 0 4-11 4h-5v5c6-1 15-1 21-1 7 0 16 0 22 1v-5h-6c-11 0-11-1-11-4z">
            <text:p/>
          </draw:path>
          <draw:path draw:style-name="gr6" draw:text-style-name="P5" draw:layer="layout" svg:width="0.018cm" svg:height="0.045cm" svg:x="3.925cm" svg:y="5.278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975cm" svg:y="5.197cm" svg:viewBox="0 0 55 98" svg:d="M34 4c0-4 0-4-5-4-9 10-23 10-29 10v5c4 0 13 0 22-4v75c0 5 0 7-15 7h-6v5c3 0 21 0 27 0 4 0 23 0 27 0v-5h-6c-15 0-15-2-15-7z">
            <text:p/>
          </draw:path>
        </draw:g>
        <draw:g>
          <svg:title>TexMaths</svg:title>
          <svg:desc>6§display§C_{1, 1, N_1, N_1}§svg§600§FALSE§</svg:desc>
          <draw:polygon draw:style-name="gr5" draw:text-style-name="P4" draw:layer="layout" svg:width="0.887cm" svg:height="0.204cm" svg:x="5.276cm" svg:y="5.119cm" svg:viewBox="0 0 888 205" draw:points="444,205 0,205 0,0 888,0 888,205">
            <text:p/>
          </draw:polygon>
          <draw:path draw:style-name="gr6" draw:text-style-name="P5" draw:layer="layout" svg:width="0.15cm" svg:height="0.153cm" svg:x="5.287cm" svg:y="5.114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54cm" svg:height="0.097cm" svg:x="5.442cm" svg:y="5.197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5.526cm" svg:y="5.278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5.576cm" svg:y="5.197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5.66cm" svg:y="5.278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131cm" svg:height="0.1cm" svg:x="5.704cm" svg:y="5.194cm" svg:viewBox="0 0 132 101" svg:d="M113 16c2-5 4-11 16-11 1 0 3 0 3-3 0-1-1-2-2-2-5 0-11 1-15 1s-12-1-16-1c-1 0-3 0-3 3 0 2 2 2 3 2 7 0 10 3 10 6 0 2 0 2-1 4l-16 65-38-78c-1-2-1-2-5-2h-20c-3 0-5 0-5 3 0 2 2 2 5 2s6 0 9 1l-19 80c-2 5-5 9-16 10-1 0-3 0-3 3 0 2 1 2 2 2 5 0 11 0 15 0s13 0 17 0c1 0 3 0 3-3 0-2-2-2-4-2-10 0-10-4-10-6 0-1 0-1 1-4l19-76 43 89c2 2 2 2 4 2s2 0 3-3z">
            <text:p/>
          </draw:path>
          <draw:path draw:style-name="gr6" draw:text-style-name="P5" draw:layer="layout" svg:width="0.043cm" svg:height="0.07cm" svg:x="5.842cm" svg:y="5.245cm" svg:viewBox="0 0 44 71" svg:d="M27 3c0-3 0-3-4-3-7 7-19 7-21 7h-2v4h2c2 0 9 0 15-3v54c0 3 0 4-11 4h-5v5c6-1 15-1 21-1 7 0 16 0 22 1v-5h-6c-11 0-11-1-11-4z">
            <text:p/>
          </draw:path>
          <draw:path draw:style-name="gr6" draw:text-style-name="P5" draw:layer="layout" svg:width="0.018cm" svg:height="0.045cm" svg:x="5.925cm" svg:y="5.278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131cm" svg:height="0.1cm" svg:x="5.969cm" svg:y="5.194cm" svg:viewBox="0 0 132 101" svg:d="M113 16c2-5 5-11 16-11 1 0 3 0 3-3 0-1-1-2-2-2-5 0-11 1-15 1s-12-1-16-1c-1 0-3 0-3 3 0 2 2 2 3 2 7 0 10 3 10 6 0 2 0 2-1 4l-16 65-38-78c-1-2-1-2-5-2h-20c-3 0-5 0-5 3 0 2 2 2 5 2s6 0 9 1l-19 80c-2 5-5 9-16 10-1 0-3 0-3 3 0 2 1 2 2 2 5 0 11 0 15 0s13 0 17 0c1 0 3 0 3-3 0-2-2-2-4-2-10 0-10-4-10-6 0-1 0-1 1-4l19-76 43 89c2 2 2 2 4 2s2 0 3-3z">
            <text:p/>
          </draw:path>
          <draw:path draw:style-name="gr6" draw:text-style-name="P5" draw:layer="layout" svg:width="0.043cm" svg:height="0.07cm" svg:x="6.107cm" svg:y="5.245cm" svg:viewBox="0 0 44 71" svg:d="M27 3c0-3 0-3-4-3-7 7-19 7-21 7h-2v4h2c2 0 9 0 15-3v54c0 3 0 4-11 4h-5v5c6-1 15-1 21-1 7 0 16 0 22 1v-5h-6c-11 0-11-1-11-4z">
            <text:p/>
          </draw:path>
        </draw:g>
        <draw:g>
          <svg:title>TexMaths</svg:title>
          <svg:desc>14§latex§Contact Maps ($C^A_{ij}$)§svg§600§FALSE§</svg:desc>
          <draw:polygon draw:style-name="gr5" draw:text-style-name="P4" draw:layer="layout" svg:width="4.277cm" svg:height="0.608cm" svg:x="2.529cm" svg:y="1.51cm" svg:viewBox="0 0 4278 609" draw:points="2139,609 0,609 0,0 4278,0 4278,609">
            <text:p/>
          </draw:polygon>
          <draw:path draw:style-name="gr6" draw:text-style-name="P5" draw:layer="layout" svg:width="0.3cm" svg:height="0.359cm" svg:x="2.557cm" svg:y="1.576cm" svg:viewBox="0 0 301 360" svg:d="M0 179c0 102 80 181 172 181 80 0 129-70 129-126 0-6 0-9-7-9-4 0-4 3-6 7-4 72-56 112-110 112-30 0-128-16-128-165 0-147 97-164 128-164 53 0 98 45 108 118 0 6 0 8 7 8 8 0 8-2 8-12v-118c0-8 0-11-6-11-1 0-4 0-7 6l-25 36c-18-17-43-42-91-42-92 0-172 78-172 179z">
            <text:p/>
          </draw:path>
          <draw:path draw:style-name="gr6" draw:text-style-name="P5" draw:layer="layout" svg:width="0.219cm" svg:height="0.226cm" svg:x="2.897cm" svg:y="1.703cm" svg:viewBox="0 0 220 227" svg:d="M220 116c0-64-51-116-109-116-63 0-111 55-111 116 0 63 52 111 109 111 60 0 111-48 111-111zM111 214c-23 0-44-10-58-32-12-22-12-52-12-70 0-20 0-46 12-69 13-22 37-32 56-32 23 0 44 11 56 32 13 21 13 49 13 69 0 18 0 45-10 66-11 22-34 36-57 36z">
            <text:p/>
          </draw:path>
          <draw:path draw:style-name="gr6" draw:text-style-name="P5" draw:layer="layout" svg:width="0.248cm" svg:height="0.217cm" svg:x="3.144cm" svg:y="1.706cm" svg:viewBox="0 0 249 218" svg:d="M39 49v132c0 22-5 22-39 22v15c17 0 42-1 56-1 13 0 39 1 56 1v-15c-34 0-39 0-39-22v-91c0-51 35-79 67-79 31 0 36 27 36 55v115c0 22-5 22-39 22v15c18 0 44-1 56-1 13 0 39 1 56 1v-15c-26 0-38 0-39-14v-95c0-42 0-58-15-76-7-8-23-18-52-18-37 0-59 21-73 52v-52l-70 6v15c35 0 39 3 39 28z">
            <text:p/>
          </draw:path>
          <draw:path draw:style-name="gr6" draw:text-style-name="P5" draw:layer="layout" svg:width="0.154cm" svg:height="0.308cm" svg:x="3.396cm" svg:y="1.621cm" svg:viewBox="0 0 155 309" svg:d="M77 106h70v-15h-70v-91h-13c-1 41-15 94-64 95v11h42v136c0 62 46 67 64 67 35 0 49-35 49-67v-28h-12v28c0 37-14 55-34 55-32 0-32-45-32-53z">
            <text:p/>
          </draw:path>
          <draw:path draw:style-name="gr6" draw:text-style-name="P5" draw:layer="layout" svg:width="0.222cm" svg:height="0.226cm" svg:x="3.599cm" svg:y="1.703cm" svg:viewBox="0 0 223 227" svg:d="M144 185c2 19 16 40 38 40 11 0 41-7 41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6" draw:text-style-name="P5" draw:layer="layout" svg:width="0.188cm" svg:height="0.226cm" svg:x="3.839cm" svg:y="1.703cm" svg:viewBox="0 0 189 227" svg:d="M41 113c0-79 40-100 67-100 4 0 36 0 53 18-20 1-24 17-24 22 0 13 10 23 24 23 13 0 22-9 22-23 0-33-37-53-75-53-62 0-108 53-108 115 0 63 49 112 106 112 68 0 83-59 83-65 0-4-6-4-7-4-4 0-6 2-6 4-15 47-47 52-65 52-26 0-70-21-70-101z">
            <text:p/>
          </draw:path>
          <draw:path draw:style-name="gr6" draw:text-style-name="P5" draw:layer="layout" svg:width="0.154cm" svg:height="0.308cm" svg:x="4.049cm" svg:y="1.621cm" svg:viewBox="0 0 155 309" svg:d="M77 106h70v-15h-70v-91h-13c-1 41-15 94-64 95v11h42v136c0 62 46 67 64 67 35 0 49-35 49-67v-28h-12v28c0 37-16 55-34 55-32 0-32-45-32-53z">
            <text:p/>
          </draw:path>
          <draw:path draw:style-name="gr6" draw:text-style-name="P5" draw:layer="layout" svg:width="0.415cm" svg:height="0.336cm" svg:x="4.413cm" svg:y="1.587cm" svg:viewBox="0 0 416 337" svg:d="M101 11c-4-11-6-11-17-11h-84v15h11c39 0 39 6 39 24v247c0 14 0 36-50 36v15c17 0 42-1 57-1 17 0 41 1 59 1v-15c-52 0-52-22-52-36v-266h2l119 306c1 7 4 11 10 11 4 0 7-4 8-9l122-313v285c0 16-2 22-39 22h-12v15c19-1 52-1 72-1 18 0 52 0 70 1v-15h-13c-38 0-38-6-38-22v-261c0-18 0-24 38-24h13v-15h-84c-13 0-13 0-16 10l-109 277z">
            <text:p/>
          </draw:path>
          <draw:path draw:style-name="gr6" draw:text-style-name="P5" draw:layer="layout" svg:width="0.222cm" svg:height="0.226cm" svg:x="4.865cm" svg:y="1.703cm" svg:viewBox="0 0 223 227" svg:d="M144 185c2 19 16 40 39 40 10 0 40-7 40-47v-28h-12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6" draw:text-style-name="P5" draw:layer="layout" svg:width="0.243cm" svg:height="0.314cm" svg:x="5.103cm" svg:y="1.706cm" svg:viewBox="0 0 244 315" svg:d="M71 32v-32l-71 6v15c35 0 39 3 39 24v232c0 23-5 23-39 23v15c17-1 42-3 56-3 13 0 38 2 56 3v-15c-34 0-39 0-39-23v-84-4c3 8 24 35 60 35 59 0 111-49 111-112s-48-112-104-112c-38 0-59 22-69 32zM73 162v-110c14-25 39-39 64-39 35 0 66 43 66 99 0 60-35 101-71 101-20 0-40-10-52-30-7-11-7-11-7-21z">
            <text:p/>
          </draw:path>
          <draw:path draw:style-name="gr6" draw:text-style-name="P5" draw:layer="layout" svg:width="0.161cm" svg:height="0.226cm" svg:x="5.378cm" svg:y="1.703cm" svg:viewBox="0 0 162 227" svg:d="M87 126c11 1 52 10 52 45 0 25-17 46-56 46-42 0-61-29-69-71-1-6-3-9-7-9-7 0-7 4-7 13v66c0 8 0 11 6 11 2 0 2 0 12-10 0 0 0-1 10-11 21 21 43 21 55 21 57 0 79-32 79-69 0-26-15-40-21-46-16-17-35-21-56-24-28-5-61-12-61-40 0-19 12-38 56-38 54 0 57 45 57 60 2 4 6 4 6 4 7 0 7-3 7-12v-51c0-8 0-11-6-11-3 0-3 0-10 6-1 2-7 7-8 8-18-14-39-14-46-14-62 0-80 34-80 60 0 18 8 32 21 44 17 12 31 15 66 22z">
            <text:p/>
          </draw:path>
          <draw:path draw:style-name="gr6" draw:text-style-name="P5" draw:layer="layout" svg:width="0.115cm" svg:height="0.492cm" svg:x="5.768cm" svg:y="1.554cm" svg:viewBox="0 0 116 493" svg:d="M116 489c0-2 0-3-10-12-61-61-77-155-77-231 0-85 19-170 80-232 7-7 7-7 7-8 0-5-3-6-5-6-6 0-51 34-80 97-25 54-31 109-31 149s6 98 32 154c31 62 73 93 79 93 2 0 5-2 5-4z">
            <text:p/>
          </draw:path>
          <draw:path draw:style-name="gr6" draw:text-style-name="P5" draw:layer="layout" svg:width="0.35cm" svg:height="0.359cm" svg:x="5.933cm" svg:y="1.576cm" svg:viewBox="0 0 351 360" svg:d="M351 6c0-3-1-6-5-6-2 0-3 0-9 6l-33 37c-6-7-28-43-83-43-110 0-221 109-221 224 0 81 59 136 134 136 42 0 80-21 107-44 46-40 54-85 54-86 0-5-5-5-7-5s-4 0-5 5c-4 14-16 49-51 78-33 28-64 36-91 36-44 0-96-26-96-103 0-28 10-108 60-165 29-35 76-61 120-61 51 0 80 38 80 96 0 19-1 21-1 25 0 5 5 5 7 5 7 0 7-1 8-9z">
            <text:p/>
          </draw:path>
          <draw:path draw:style-name="gr6" draw:text-style-name="P5" draw:layer="layout" svg:width="0.259cm" svg:height="0.245cm" svg:x="6.314cm" svg:y="1.499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7 155l72-113 17 113z">
            <text:p/>
          </draw:path>
          <draw:path draw:style-name="gr6" draw:text-style-name="P5" draw:layer="layout" svg:width="0.105cm" svg:height="0.233cm" svg:x="6.276cm" svg:y="1.822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6" draw:text-style-name="P5" draw:layer="layout" svg:width="0.152cm" svg:height="0.299cm" svg:x="6.398cm" svg:y="1.822cm" svg:viewBox="0 0 153 300" svg:d="M153 13c0-6-5-13-14-13-10 0-20 10-20 20 0 5 4 12 14 12s20-8 20-19zM78 246c-5 24-23 44-44 44-5 0-9 0-13-2 10-4 13-12 13-18 0-8-7-12-14-12-12 0-20 9-20 21s14 21 35 21c20 0 62-13 71-55l33-123c0-4 1-7 1-13 0-18-17-32-38-32-38 0-60 48-60 53 0 4 4 4 6 4 4 0 4-1 7-7 8-19 26-40 46-40 10 0 12 5 12 17 0 4-1 8-1 9z">
            <text:p/>
          </draw:path>
          <draw:path draw:style-name="gr6" draw:text-style-name="P5" draw:layer="layout" svg:width="0.115cm" svg:height="0.492cm" svg:x="6.643cm" svg:y="1.554cm" svg:viewBox="0 0 116 493" svg:d="M116 246c0-37-5-98-33-154-30-60-73-92-77-92-5 0-6 1-6 6 0 1 0 1 10 11 49 49 77 127 77 229 0 86-18 173-80 234-7 6-7 7-7 9s1 4 6 4c4 0 49-34 78-95 25-55 32-110 32-152z">
            <text:p/>
          </draw:path>
        </draw:g>
        <draw:g>
          <svg:title>TexMaths</svg:title>
          <svg:desc>14§latex§Graphlets ($S^A_{ij}$)§svg§600§FALSE§</svg:desc>
          <draw:polygon draw:style-name="gr5" draw:text-style-name="P4" draw:layer="layout" svg:width="3.3cm" svg:height="0.608cm" svg:x="11.384cm" svg:y="1.547cm" svg:viewBox="0 0 3301 609" draw:points="1651,609 0,609 0,0 3301,0 3301,609">
            <text:p/>
          </draw:polygon>
          <draw:path draw:style-name="gr6" draw:text-style-name="P5" draw:layer="layout" svg:width="0.335cm" svg:height="0.359cm" svg:x="11.412cm" svg:y="1.613cm" svg:viewBox="0 0 336 360" svg:d="M266 318c6 10 25 29 31 29 4 0 4-3 4-11v-85c0-20 3-23 35-23v-15c-18 1-46 1-60 1-21 0-63 0-80-1v15h15c45 0 47 6 47 24v32c0 55-63 60-77 60-33 0-131-18-131-165s98-164 128-164c53 0 98 45 108 118 1 6 1 8 8 8s7-2 7-12v-118c0-8 0-11-6-11-1 0-2 0-7 6l-25 36c-15-15-42-42-91-42-92 0-172 78-172 179s78 181 174 181c35 0 75-14 92-42z">
            <text:p/>
          </draw:path>
          <draw:path draw:style-name="gr6" draw:text-style-name="P5" draw:layer="layout" svg:width="0.166cm" svg:height="0.217cm" svg:x="11.783cm" svg:y="1.743cm" svg:viewBox="0 0 167 218" svg:d="M69 55v-55l-69 6v15c35 0 39 3 39 28v132c0 22-5 22-39 22v15c20 0 42-1 56-1 21 0 43 0 63 1v-15h-10c-36 0-38-6-38-22v-77c0-49 21-93 59-93 3 0 4 0 6 0-2 0-11 7-11 20 0 14 9 21 21 21 8 0 21-6 21-21 0-17-16-31-37-31-36 0-54 34-61 55z">
            <text:p/>
          </draw:path>
          <draw:path draw:style-name="gr6" draw:text-style-name="P5" draw:layer="layout" svg:width="0.223cm" svg:height="0.226cm" svg:x="11.982cm" svg:y="1.74cm" svg:viewBox="0 0 224 227" svg:d="M144 185c2 19 16 40 39 40 10 0 41-7 41-47v-28h-13v28c0 28-12 32-18 32-17 0-18-22-18-25v-100c0-21 0-39-18-58-20-19-44-27-67-27-41 0-76 24-76 56 0 15 10 24 24 24 12 0 22-10 22-24 0-6-3-22-25-22 13-17 38-23 53-23 24 0 52 20 52 63v18c-25 2-59 3-91 19-36 16-49 42-49 64 0 39 48 52 80 52s54-20 64-42zM140 104v49c0 47-35 64-57 64-24 0-45-18-45-43 0-27 21-68 102-70z">
            <text:p/>
          </draw:path>
          <draw:path draw:style-name="gr6" draw:text-style-name="P5" draw:layer="layout" svg:width="0.243cm" svg:height="0.314cm" svg:x="12.22cm" svg:y="1.743cm" svg:viewBox="0 0 244 315" svg:d="M71 32v-32l-71 6v15c35 0 39 3 39 24v232c0 23-5 23-39 23v15c17-1 42-3 56-3 13 0 38 2 56 3v-15c-34 0-39 0-39-23v-84-4c3 8 24 35 60 35 60 0 111-49 111-112s-48-112-104-112c-38 0-59 22-69 32zM73 162v-110c14-25 39-39 64-39 35 0 66 43 66 99 0 60-35 101-71 101-20 0-40-10-52-30-7-11-7-11-7-21z">
            <text:p/>
          </draw:path>
          <draw:path draw:style-name="gr6" draw:text-style-name="P5" draw:layer="layout" svg:width="0.248cm" svg:height="0.342cm" svg:x="12.494cm" svg:y="1.619cm" svg:viewBox="0 0 249 343" svg:d="M39 305c0 23-5 23-39 23v15c17 0 42-1 56-1 13 0 39 1 56 1v-15c-34 0-39 0-39-23v-91c0-52 35-78 67-78 31 0 36 26 36 54v115c0 23-5 23-39 23v15c18 0 44-1 56-1 13 0 39 1 56 1v-15c-26 0-38 0-39-16v-94c0-42 0-57-15-75-7-9-23-18-52-18-42 0-63 29-72 49v-174l-71 6v15c35 0 39 3 39 28z">
            <text:p/>
          </draw:path>
          <draw:path draw:style-name="gr6" draw:text-style-name="P5" draw:layer="layout" svg:width="0.11cm" svg:height="0.342cm" svg:x="12.767cm" svg:y="1.619cm" svg:viewBox="0 0 111 343" svg:d="M71 0l-71 6v15c35 0 39 3 39 28v256c0 23-5 23-39 23v15c17 0 43-1 56-1 11 0 36 1 55 1v-15c-34 0-40 0-40-23z">
            <text:p/>
          </draw:path>
          <draw:path draw:style-name="gr6" draw:text-style-name="P5" draw:layer="layout" svg:width="0.191cm" svg:height="0.226cm" svg:x="12.9cm" svg:y="1.74cm" svg:viewBox="0 0 192 227" svg:d="M42 97c3-73 45-86 62-86 50 0 56 67 56 86zM41 108h138c11 0 13 0 13-11 0-49-27-97-88-97-58 0-104 50-104 113 0 66 52 114 109 114 60 0 83-55 83-65 0-4-4-5-7-5-4 0-4 3-6 7-18 50-61 50-67 50-25 0-45-14-56-32-15-24-15-57-15-74z">
            <text:p/>
          </draw:path>
          <draw:path draw:style-name="gr6" draw:text-style-name="P5" draw:layer="layout" svg:width="0.154cm" svg:height="0.308cm" svg:x="13.114cm" svg:y="1.658cm" svg:viewBox="0 0 155 309" svg:d="M77 106h70v-15h-70v-91h-13c-1 41-15 94-64 95v11h42v136c0 62 46 67 64 67 35 0 49-35 49-67v-28h-12v28c0 37-14 55-34 55-32 0-32-45-32-53z">
            <text:p/>
          </draw:path>
          <draw:path draw:style-name="gr6" draw:text-style-name="P5" draw:layer="layout" svg:width="0.161cm" svg:height="0.226cm" svg:x="13.312cm" svg:y="1.74cm" svg:viewBox="0 0 162 227" svg:d="M87 126c11 1 52 10 52 45 0 25-19 46-56 46-42 0-61-29-69-71-1-6-3-9-7-9-7 0-7 4-7 13v66c0 8 0 11 6 11 2 0 2 0 12-10 0 0 0-1 10-11 21 21 43 21 55 21 57 0 79-32 79-69 0-26-15-40-21-46-16-17-35-21-56-24-28-5-61-12-61-40 0-19 12-38 56-38 54 0 56 45 57 60 2 4 6 4 6 4 7 0 7-3 7-12v-51c0-8 0-11-6-11-3 0-3 0-10 6-1 2-7 7-8 8-18-14-39-14-46-14-62 0-80 34-80 60 0 18 8 32 21 44 17 12 31 15 66 22z">
            <text:p/>
          </draw:path>
          <draw:path draw:style-name="gr6" draw:text-style-name="P5" draw:layer="layout" svg:width="0.115cm" svg:height="0.492cm" svg:x="13.701cm" svg:y="1.591cm" svg:viewBox="0 0 116 493" svg:d="M116 489c0-2 0-3-10-12-61-61-77-155-77-231 0-85 19-170 80-232 7-7 7-7 7-8 0-5-3-6-5-6-6 0-51 34-80 97-25 54-31 109-31 149s6 98 32 154c31 62 73 93 79 93 2 0 5-2 5-4z">
            <text:p/>
          </draw:path>
          <draw:path draw:style-name="gr6" draw:text-style-name="P5" draw:layer="layout" svg:width="0.292cm" svg:height="0.359cm" svg:x="13.869cm" svg:y="1.613cm" svg:viewBox="0 0 293 360" svg:d="M293 6c0-3 0-6-5-6-2 0-4 0-9 7l-24 28c-13-22-38-35-70-35-63 0-123 57-123 116 0 41 26 63 51 70l54 14c18 4 46 13 46 53 0 44-41 91-90 91-32 0-87-11-87-72 0-12 3-24 3-27 2-1 2-3 2-3 0-5-5-5-6-5-3 0-4 0-6 1-1 1-29 115-29 116 0 3 3 6 6 6 2 0 2-2 8-9l25-28c21 30 55 37 83 37 67 0 126-66 126-128 0-35-17-51-24-57-11-13-20-14-63-25-11-3-29-9-34-9-12-5-29-19-29-46 0-39 39-81 85-81 42 0 72 21 72 77 0 15-2 24-2 27 0 1 0 5 6 5s6-1 7-10z">
            <text:p/>
          </draw:path>
          <draw:path draw:style-name="gr6" draw:text-style-name="P5" draw:layer="layout" svg:width="0.259cm" svg:height="0.245cm" svg:x="14.192cm" svg:y="1.536cm" svg:viewBox="0 0 260 246" svg:d="M52 206c-13 18-24 28-44 29-4 0-8 0-8 7 0 3 3 4 4 4 10 0 21-1 31-1 11 0 25 1 35 1 1 0 7 0 7-7 0-4-4-4-6-4-2-1-15-1-15-11 0-4 4-10 6-13l28-43h98l8 57c-1 5-3 10-24 10-4 0-8 0-8 7 0 2 0 4 5 4 10 0 34-1 45-1 6 0 14 1 20 1 7 0 14 0 19 0 6 0 7-2 7-7 0-4-4-4-9-4-20 0-21-3-21-11l-31-214c-2-7-2-10-9-10s-8 3-11 8zM97 155l72-113 17 113z">
            <text:p/>
          </draw:path>
          <draw:path draw:style-name="gr6" draw:text-style-name="P5" draw:layer="layout" svg:width="0.105cm" svg:height="0.233cm" svg:x="14.16cm" svg:y="1.859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6" draw:text-style-name="P5" draw:layer="layout" svg:width="0.152cm" svg:height="0.299cm" svg:x="14.282cm" svg:y="1.859cm" svg:viewBox="0 0 153 300" svg:d="M153 13c0-6-5-13-14-13-10 0-20 10-20 20 0 5 4 12 14 12s20-8 20-19zM78 246c-5 24-23 44-44 44-5 0-9 0-13-2 10-4 13-12 13-18 0-8-7-12-14-12-12 0-20 9-20 21s14 21 35 21c20 0 62-13 71-55l33-123c0-4 1-7 1-13 0-18-17-32-38-32-38 0-60 48-60 53 0 4 4 4 6 4 4 0 4-1 7-7 8-19 26-40 46-40 10 0 12 5 12 17 0 4-1 8-1 9z">
            <text:p/>
          </draw:path>
          <draw:path draw:style-name="gr6" draw:text-style-name="P5" draw:layer="layout" svg:width="0.115cm" svg:height="0.492cm" svg:x="14.52cm" svg:y="1.591cm" svg:viewBox="0 0 116 493" svg:d="M116 246c0-37-5-98-33-154-30-60-73-92-77-92-5 0-6 1-6 6 0 1 0 1 10 11 49 49 77 127 77 229 0 86-18 173-80 234-7 6-7 7-7 9s1 4 6 4c4 0 49-34 78-95 25-55 32-110 32-152z">
            <text:p/>
          </draw:path>
        </draw:g>
        <draw:g>
          <svg:title>TexMaths</svg:title>
          <svg:desc>14§display§\vdots§svg§600§FALSE§</svg:desc>
          <draw:polygon draw:style-name="gr5" draw:text-style-name="P4" draw:layer="layout" svg:width="0.136cm" svg:height="0.446cm" svg:x="3.549cm" svg:y="4.447cm" svg:viewBox="0 0 137 447" draw:points="69,447 0,447 0,0 137,0 137,447">
            <text:p/>
          </draw:polygon>
          <draw:path draw:style-name="gr6" draw:text-style-name="P5" draw:layer="layout" svg:width="0.052cm" svg:height="0.052cm" svg:x="3.591cm" svg:y="4.447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3.591cm" svg:y="4.643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3.591cm" svg:y="4.841cm" svg:viewBox="0 0 53 53" svg:d="M53 27c0-14-11-27-26-27-14 0-27 13-27 27 0 15 13 26 27 26 15 0 26-11 26-26z">
            <text:p/>
          </draw:path>
        </draw:g>
        <draw:g>
          <svg:title>TexMaths</svg:title>
          <svg:desc>14§display§\ddots§svg§600§FALSE§</svg:desc>
          <draw:polygon draw:style-name="gr5" draw:text-style-name="P4" draw:layer="layout" svg:width="0.52cm" svg:height="0.348cm" svg:x="4.385cm" svg:y="4.334cm" svg:viewBox="0 0 521 349" draw:points="261,349 0,349 0,0 521,0 521,349">
            <text:p/>
          </draw:polygon>
          <draw:path draw:style-name="gr6" draw:text-style-name="P5" draw:layer="layout" svg:width="0.052cm" svg:height="0.052cm" svg:x="4.427cm" svg:y="4.334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4.619cm" svg:y="4.481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4.811cm" svg:y="4.63cm" svg:viewBox="0 0 53 53" svg:d="M53 27c0-14-11-27-26-27-14 0-27 13-27 27 0 15 13 26 27 26 15 0 26-11 26-26z">
            <text:p/>
          </draw:path>
        </draw:g>
        <draw:g>
          <svg:title>TexMaths</svg:title>
          <svg:desc>14§display§\cdots§svg§600§FALSE§</svg:desc>
          <draw:polygon draw:style-name="gr5" draw:text-style-name="P4" draw:layer="layout" svg:width="0.573cm" svg:height="0.191cm" svg:x="4.799cm" svg:y="3.49cm" svg:viewBox="0 0 574 192" draw:points="287,192 0,192 0,0 574,0 574,192">
            <text:p/>
          </draw:polygon>
          <draw:path draw:style-name="gr6" draw:text-style-name="P5" draw:layer="layout" svg:width="0.052cm" svg:height="0.052cm" svg:x="4.841cm" svg:y="3.559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5.059cm" svg:y="3.559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5.278cm" svg:y="3.559cm" svg:viewBox="0 0 53 53" svg:d="M53 27c0-14-11-27-26-27-14 0-27 13-27 27 0 15 13 26 27 26 15 0 26-11 26-26z">
            <text:p/>
          </draw:path>
        </draw:g>
        <draw:g>
          <svg:title>TexMaths</svg:title>
          <svg:desc>14§display§\vdots§svg§600§FALSE§</svg:desc>
          <draw:polygon draw:style-name="gr5" draw:text-style-name="P4" draw:layer="layout" svg:width="0.136cm" svg:height="0.446cm" svg:x="5.75cm" svg:y="4.148cm" svg:viewBox="0 0 137 447" draw:points="69,447 0,447 0,0 137,0 137,447">
            <text:p/>
          </draw:polygon>
          <draw:path draw:style-name="gr6" draw:text-style-name="P5" draw:layer="layout" svg:width="0.052cm" svg:height="0.052cm" svg:x="5.792cm" svg:y="4.148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5.792cm" svg:y="4.344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5.792cm" svg:y="4.542cm" svg:viewBox="0 0 53 53" svg:d="M53 27c0-14-11-27-26-27-14 0-27 13-27 27 0 15 13 26 27 26 15 0 26-11 26-26z">
            <text:p/>
          </draw:path>
        </draw:g>
        <draw:g>
          <svg:title>TexMaths</svg:title>
          <svg:desc>14§display§\cdots§svg§600§FALSE§</svg:desc>
          <draw:polygon draw:style-name="gr5" draw:text-style-name="P4" draw:layer="layout" svg:width="0.573cm" svg:height="0.191cm" svg:x="4.399cm" svg:y="5.089cm" svg:viewBox="0 0 574 192" draw:points="287,192 0,192 0,0 574,0 574,192">
            <text:p/>
          </draw:polygon>
          <draw:path draw:style-name="gr6" draw:text-style-name="P5" draw:layer="layout" svg:width="0.052cm" svg:height="0.052cm" svg:x="4.441cm" svg:y="5.158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4.659cm" svg:y="5.158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4.878cm" svg:y="5.158cm" svg:viewBox="0 0 53 53" svg:d="M53 27c0-14-11-27-26-27-14 0-27 13-27 27 0 15 13 26 27 26 15 0 26-11 26-26z">
            <text:p/>
          </draw:path>
        </draw:g>
        <draw:g>
          <svg:title>TexMaths</svg:title>
          <svg:desc>10§latex§(1) Chr$_1$-Chr$_1$(C$_1$)§svg§600§FALSE§</svg:desc>
          <draw:polygon draw:style-name="gr5" draw:text-style-name="P4" draw:layer="layout" svg:width="2.849cm" svg:height="0.35cm" draw:transform="rotate (1.5707963267949) translate (1.466cm 5.439cm)" svg:viewBox="0 0 2850 351" draw:points="1425,351 0,351 0,0 2850,0 2850,351">
            <text:p/>
          </draw:polygon>
          <draw:path draw:style-name="gr6" draw:text-style-name="P5" draw:layer="layout" svg:width="0.082cm" svg:height="0.351cm" draw:transform="rotate (1.5707963267949) translate (1.465cm 5.404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6" draw:text-style-name="P5" draw:layer="layout" svg:width="0.116cm" svg:height="0.234cm" draw:transform="rotate (1.5707963267949) translate (1.495cm 5.272cm)" svg:viewBox="0 0 117 235" svg:d="M73 9c0-8 0-9-8-9-22 23-54 23-65 23v11c7 0 28 0 46-10v183c0 13-1 17-33 17h-11v11c13-1 43-1 58-1 14 0 45 0 57 1v-11h-11c-32 0-33-4-33-17z">
            <text:p/>
          </draw:path>
          <draw:path draw:style-name="gr6" draw:text-style-name="P5" draw:layer="layout" svg:width="0.082cm" svg:height="0.351cm" draw:transform="rotate (1.5707963267949) translate (1.465cm 5.108cm)" svg:viewBox="0 0 83 352" svg:d="M83 176c0-27-4-70-24-110-21-43-52-66-55-66s-4 1-4 4c0 1 0 1 7 8 35 35 55 91 55 164 0 61-13 123-57 167-5 4-5 5-5 6 0 2 1 3 4 3s35-24 56-68c18-39 23-78 23-108z">
            <text:p/>
          </draw:path>
          <draw:path draw:style-name="gr6" draw:text-style-name="P5" draw:layer="layout" svg:width="0.214cm" svg:height="0.256cm" draw:transform="rotate (1.5707963267949) translate (1.481cm 4.855cm)" svg:viewBox="0 0 215 257" svg:d="M0 128c0 73 57 129 123 129 57 0 92-50 92-90 0-4 0-6-5-6-3 0-3 2-4 5-3 51-40 80-79 80-21 0-91-12-91-118 0-105 69-117 91-117 38 0 70 32 77 84 0 4 0 6 5 6 6 0 6-2 6-9v-84c0-6 0-8-4-8-1 0-3 0-5 4l-18 26c-13-12-31-30-65-30-66 0-123 56-123 128z">
            <text:p/>
          </draw:path>
          <draw:path draw:style-name="gr6" draw:text-style-name="P5" draw:layer="layout" svg:width="0.177cm" svg:height="0.244cm" draw:transform="rotate (1.5707963267949) translate (1.485cm 4.61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6" draw:text-style-name="P5" draw:layer="layout" svg:width="0.118cm" svg:height="0.155cm" draw:transform="rotate (1.5707963267949) translate (1.573cm 4.417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6" draw:text-style-name="P5" draw:layer="layout" svg:width="0.09cm" svg:height="0.163cm" draw:transform="rotate (1.5707963267949) translate (1.618cm 4.263cm)" svg:viewBox="0 0 91 164" svg:d="M56 7c0-7 0-7-7-7-16 16-39 16-49 16v9c6 0 22 0 36-7v126c0 8 0 11-25 11h-9v9c4 0 35-1 44-1 8 0 39 1 45 1v-9h-10c-25 0-25-3-25-11z">
            <text:p/>
          </draw:path>
          <draw:polygon draw:style-name="gr6" draw:text-style-name="P5" draw:layer="layout" svg:width="0.093cm" svg:height="0.02cm" draw:transform="rotate (1.5707963267949) translate (1.643cm 4.128cm)" svg:viewBox="0 0 94 21" draw:points="94,21 94,0 0,0 0,21">
            <text:p/>
          </draw:polygon>
          <draw:path draw:style-name="gr6" draw:text-style-name="P5" draw:layer="layout" svg:width="0.214cm" svg:height="0.256cm" draw:transform="rotate (1.5707963267949) translate (1.481cm 3.996cm)" svg:viewBox="0 0 215 257" svg:d="M0 128c0 73 57 129 123 129 57 0 92-50 92-90 0-4 0-6-5-6-3 0-3 2-4 5-3 51-40 80-79 80-21 0-91-12-91-118 0-105 69-117 91-117 38 0 70 32 77 84 0 4 0 6 5 6 6 0 6-2 6-9v-84c0-6 0-8-4-8-1 0-3 0-5 4l-18 26c-13-12-31-30-65-30-66 0-123 56-123 128z">
            <text:p/>
          </draw:path>
          <draw:path draw:style-name="gr6" draw:text-style-name="P5" draw:layer="layout" svg:width="0.177cm" svg:height="0.244cm" draw:transform="rotate (1.5707963267949) translate (1.485cm 3.751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6" draw:text-style-name="P5" draw:layer="layout" svg:width="0.118cm" svg:height="0.155cm" draw:transform="rotate (1.5707963267949) translate (1.573cm 3.558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6" draw:text-style-name="P5" draw:layer="layout" svg:width="0.09cm" svg:height="0.163cm" draw:transform="rotate (1.5707963267949) translate (1.618cm 3.404cm)" svg:viewBox="0 0 91 164" svg:d="M56 7c0-7 0-7-7-7-16 16-39 16-49 16v9c6 0 22 0 36-7v126c0 8 0 11-25 11h-9v9c4 0 35-1 44-1 8 0 39 1 45 1v-9h-10c-25 0-25-3-25-11z">
            <text:p/>
          </draw:path>
          <draw:path draw:style-name="gr6" draw:text-style-name="P5" draw:layer="layout" svg:width="0.082cm" svg:height="0.351cm" draw:transform="rotate (1.5707963267949) translate (1.465cm 3.238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6" draw:text-style-name="P5" draw:layer="layout" svg:width="0.214cm" svg:height="0.256cm" draw:transform="rotate (1.5707963267949) translate (1.481cm 3.117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6" draw:text-style-name="P5" draw:layer="layout" svg:width="0.09cm" svg:height="0.163cm" draw:transform="rotate (1.5707963267949) translate (1.618cm 2.857cm)" svg:viewBox="0 0 91 164" svg:d="M56 7c0-7 0-7-7-7-16 16-39 16-49 16v9c6 0 22 0 36-7v126c0 8 0 11-25 11h-9v9c4 0 35-1 44-1 8 0 39 1 45 1v-9h-10c-25 0-25-3-25-11z">
            <text:p/>
          </draw:path>
          <draw:path draw:style-name="gr6" draw:text-style-name="P5" draw:layer="layout" svg:width="0.082cm" svg:height="0.351cm" draw:transform="rotate (1.5707963267949) translate (1.465cm 2.707cm)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10§latex§(2) Chr$_1$-Chr$_2$(C$_12$)§svg§600§FALSE§</svg:desc>
          <draw:polygon draw:style-name="gr5" draw:text-style-name="P4" draw:layer="layout" svg:width="3.024cm" svg:height="0.35cm" draw:transform="rotate (1.5707963267949) translate (1.57cm 9.706cm)" svg:viewBox="0 0 3025 351" draw:points="1512,351 0,351 0,0 3025,0 3025,351">
            <text:p/>
          </draw:polygon>
          <draw:path draw:style-name="gr6" draw:text-style-name="P5" draw:layer="layout" svg:width="0.082cm" svg:height="0.351cm" draw:transform="rotate (1.5707963267949) translate (1.569cm 9.671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6" draw:text-style-name="P5" draw:layer="layout" svg:width="0.14cm" svg:height="0.234cm" draw:transform="rotate (1.5707963267949) translate (1.599cm 9.552cm)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6" draw:text-style-name="P5" draw:layer="layout" svg:width="0.082cm" svg:height="0.351cm" draw:transform="rotate (1.5707963267949) translate (1.569cm 9.375cm)" svg:viewBox="0 0 83 352" svg:d="M83 176c0-27-4-70-24-110-21-43-52-66-55-66s-4 1-4 4c0 1 0 1 7 8 35 35 55 91 55 164 0 61-13 123-57 167-5 4-5 5-5 6 0 2 1 3 4 3s35-24 56-68c18-39 23-78 23-108z">
            <text:p/>
          </draw:path>
          <draw:path draw:style-name="gr6" draw:text-style-name="P5" draw:layer="layout" svg:width="0.214cm" svg:height="0.256cm" draw:transform="rotate (1.5707963267949) translate (1.585cm 9.122cm)" svg:viewBox="0 0 215 257" svg:d="M0 128c0 73 57 129 123 129 57 0 92-50 92-90 0-4 0-6-5-6-3 0-3 2-4 5-3 51-40 80-79 80-21 0-91-12-91-118 0-105 69-117 91-117 38 0 70 32 77 84 0 4 0 6 5 6 6 0 6-2 6-9v-84c0-6 0-8-4-8-1 0-3 0-5 4l-18 26c-13-12-31-30-65-30-66 0-123 56-123 128z">
            <text:p/>
          </draw:path>
          <draw:path draw:style-name="gr6" draw:text-style-name="P5" draw:layer="layout" svg:width="0.177cm" svg:height="0.244cm" draw:transform="rotate (1.5707963267949) translate (1.589cm 8.877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6" draw:text-style-name="P5" draw:layer="layout" svg:width="0.118cm" svg:height="0.155cm" draw:transform="rotate (1.5707963267949) translate (1.677cm 8.684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6" draw:text-style-name="P5" draw:layer="layout" svg:width="0.09cm" svg:height="0.163cm" draw:transform="rotate (1.5707963267949) translate (1.722cm 8.53cm)" svg:viewBox="0 0 91 164" svg:d="M56 7c0-7 0-7-7-7-16 16-39 16-49 16v9c6 0 22 0 36-7v126c0 8 0 11-25 11h-9v9c4 0 35-1 44-1 8 0 39 1 45 1v-9h-10c-25 0-25-3-25-11z">
            <text:p/>
          </draw:path>
          <draw:polygon draw:style-name="gr6" draw:text-style-name="P5" draw:layer="layout" svg:width="0.093cm" svg:height="0.02cm" draw:transform="rotate (1.5707963267949) translate (1.747cm 8.395cm)" svg:viewBox="0 0 94 21" draw:points="94,21 94,0 0,0 0,21">
            <text:p/>
          </draw:polygon>
          <draw:path draw:style-name="gr6" draw:text-style-name="P5" draw:layer="layout" svg:width="0.214cm" svg:height="0.256cm" draw:transform="rotate (1.5707963267949) translate (1.585cm 8.263cm)" svg:viewBox="0 0 215 257" svg:d="M0 128c0 73 57 129 123 129 57 0 92-50 92-90 0-4 0-6-5-6-3 0-3 2-4 5-3 51-40 80-79 80-21 0-91-12-91-118 0-105 69-117 91-117 38 0 70 32 77 84 0 4 0 6 5 6 6 0 6-2 6-9v-84c0-6 0-8-4-8-1 0-3 0-5 4l-18 26c-13-12-31-30-65-30-66 0-123 56-123 128z">
            <text:p/>
          </draw:path>
          <draw:path draw:style-name="gr6" draw:text-style-name="P5" draw:layer="layout" svg:width="0.177cm" svg:height="0.244cm" draw:transform="rotate (1.5707963267949) translate (1.589cm 8.018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6" draw:text-style-name="P5" draw:layer="layout" svg:width="0.118cm" svg:height="0.155cm" draw:transform="rotate (1.5707963267949) translate (1.677cm 7.825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6" draw:text-style-name="P5" draw:layer="layout" svg:width="0.109cm" svg:height="0.163cm" draw:transform="rotate (1.5707963267949) translate (1.722cm 7.682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6" draw:text-style-name="P5" draw:layer="layout" svg:width="0.082cm" svg:height="0.351cm" draw:transform="rotate (1.5707963267949) translate (1.569cm 7.505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6" draw:text-style-name="P5" draw:layer="layout" svg:width="0.214cm" svg:height="0.256cm" draw:transform="rotate (1.5707963267949) translate (1.585cm 7.384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6" draw:text-style-name="P5" draw:layer="layout" svg:width="0.09cm" svg:height="0.163cm" draw:transform="rotate (1.5707963267949) translate (1.722cm 7.124cm)" svg:viewBox="0 0 91 164" svg:d="M56 7c0-7 0-7-7-7-16 16-39 16-49 16v9c6 0 22 0 36-7v126c0 8 0 11-25 11h-9v9c4 0 35-1 44-1 8 0 39 1 45 1v-9h-10c-25 0-25-3-25-11z">
            <text:p/>
          </draw:path>
          <draw:path draw:style-name="gr6" draw:text-style-name="P5" draw:layer="layout" svg:width="0.14cm" svg:height="0.234cm" draw:transform="rotate (1.5707963267949) translate (1.599cm 6.976cm)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6" draw:text-style-name="P5" draw:layer="layout" svg:width="0.082cm" svg:height="0.351cm" draw:transform="rotate (1.5707963267949) translate (1.569cm 6.798cm)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10§latex§(275) Chr$_{22}$-Chr$_{23}$(C$_{22,23}$)§svg§600§FALSE§</svg:desc>
          <draw:polygon draw:style-name="gr5" draw:text-style-name="P4" draw:layer="layout" svg:width="3.983cm" svg:height="0.363cm" draw:transform="rotate (1.5707963267949) translate (1.494cm 15.768cm)" svg:viewBox="0 0 3984 364" draw:points="1992,364 0,364 0,0 3984,0 3984,364">
            <text:p/>
          </draw:polygon>
          <draw:path draw:style-name="gr6" draw:text-style-name="P5" draw:layer="layout" svg:width="0.082cm" svg:height="0.351cm" draw:transform="rotate (1.5707963267949) translate (1.493cm 15.733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6" draw:text-style-name="P5" draw:layer="layout" svg:width="0.14cm" svg:height="0.234cm" draw:transform="rotate (1.5707963267949) translate (1.523cm 15.614cm)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6" draw:text-style-name="P5" draw:layer="layout" svg:width="0.151cm" svg:height="0.245cm" draw:transform="rotate (1.5707963267949) translate (1.519cm 15.437cm)" svg:viewBox="0 0 152 246" svg:d="M149 24c3-5 3-5 3-13h-86c-43 0-44-4-45-11h-9l-12 73h9c1-6 4-28 9-32 2-3 30-3 34-3h74c-4 6-32 45-40 56-32 48-44 97-44 133 0 3 0 19 17 19 16 0 16-16 16-19v-18c0-19 1-39 4-58 1-8 6-38 22-60z">
            <text:p/>
          </draw:path>
          <draw:path draw:style-name="gr6" draw:text-style-name="P5" draw:layer="layout" svg:width="0.14cm" svg:height="0.242cm" draw:transform="rotate (1.5707963267949) translate (1.523cm 15.264cm)" svg:viewBox="0 0 141 243" svg:d="M141 164c0-42-29-77-67-77-17 0-32 5-45 18v-69c7 2 19 5 30 5 44 0 68-33 68-37 0-2-1-4-3-4 0 0-1 0-3 1-7 3-24 10-48 10-14 0-31-2-47-10-3-1-4-1-4-1-4 0-4 3-4 9v104c0 7 0 9 5 9 2 0 3-1 5-3 4-5 17-24 45-24 19 0 28 16 30 22 6 13 7 27 7 45 0 12 0 33-9 48-8 14-21 23-38 23-25 0-46-19-52-40 1 1 2 1 6 1 12 0 18-9 18-17 0-9-6-17-18-17-5 0-17 2-17 18 0 31 24 65 64 65 41 0 77-34 77-79z">
            <text:p/>
          </draw:path>
          <draw:path draw:style-name="gr6" draw:text-style-name="P5" draw:layer="layout" svg:width="0.082cm" svg:height="0.351cm" draw:transform="rotate (1.5707963267949) translate (1.493cm 15.087cm)" svg:viewBox="0 0 83 352" svg:d="M83 176c0-27-4-70-24-110-21-43-52-66-55-66s-4 1-4 4c0 1 0 1 7 8 35 35 55 91 55 164 0 61-13 123-57 167-5 4-5 5-5 6 0 2 1 3 4 3s35-24 56-68c18-39 23-78 23-108z">
            <text:p/>
          </draw:path>
          <draw:path draw:style-name="gr6" draw:text-style-name="P5" draw:layer="layout" svg:width="0.214cm" svg:height="0.256cm" draw:transform="rotate (1.5707963267949) translate (1.509cm 14.834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6" draw:text-style-name="P5" draw:layer="layout" svg:width="0.177cm" svg:height="0.244cm" draw:transform="rotate (1.5707963267949) translate (1.513cm 14.589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6" draw:text-style-name="P5" draw:layer="layout" svg:width="0.118cm" svg:height="0.155cm" draw:transform="rotate (1.5707963267949) translate (1.601cm 14.396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6" draw:text-style-name="P5" draw:layer="layout" svg:width="0.109cm" svg:height="0.163cm" draw:transform="rotate (1.5707963267949) translate (1.646cm 14.253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6" draw:text-style-name="P5" draw:layer="layout" svg:width="0.109cm" svg:height="0.163cm" draw:transform="rotate (1.5707963267949) translate (1.646cm 14.114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olygon draw:style-name="gr6" draw:text-style-name="P5" draw:layer="layout" svg:width="0.093cm" svg:height="0.02cm" draw:transform="rotate (1.5707963267949) translate (1.671cm 13.967cm)" svg:viewBox="0 0 94 21" draw:points="94,21 94,0 0,0 0,21">
            <text:p/>
          </draw:polygon>
          <draw:path draw:style-name="gr6" draw:text-style-name="P5" draw:layer="layout" svg:width="0.214cm" svg:height="0.256cm" draw:transform="rotate (1.5707963267949) translate (1.509cm 13.835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6" draw:text-style-name="P5" draw:layer="layout" svg:width="0.177cm" svg:height="0.244cm" draw:transform="rotate (1.5707963267949) translate (1.513cm 13.59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6" draw:text-style-name="P5" draw:layer="layout" svg:width="0.118cm" svg:height="0.155cm" draw:transform="rotate (1.5707963267949) translate (1.601cm 13.397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6" draw:text-style-name="P5" draw:layer="layout" svg:width="0.109cm" svg:height="0.163cm" draw:transform="rotate (1.5707963267949) translate (1.646cm 13.254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6" draw:text-style-name="P5" draw:layer="layout" svg:width="0.113cm" svg:height="0.168cm" draw:transform="rotate (1.5707963267949) translate (1.646cm 13.117cm)" svg:viewBox="0 0 114 169" svg:d="M54 82c20 0 34 13 34 40 0 30-18 39-33 39-10 0-31-2-42-17 12 0 15-9 15-14 0-8-6-13-14-13-7 0-14 4-14 14 0 23 26 38 56 38 34 0 58-23 58-47 0-20-16-39-43-45 26-9 35-28 35-43 0-19-22-34-50-34-27 0-48 13-48 33 0 9 5 13 13 13 7 0 12-5 12-12 0-8-5-13-12-13 8-11 25-14 35-14 11 0 26 6 26 27 0 11-3 22-10 30-8 9-15 10-27 10-6 1-7 1-8 1s-2 0-2 3c0 4 2 4 6 4z">
            <text:p/>
          </draw:path>
          <draw:path draw:style-name="gr6" draw:text-style-name="P5" draw:layer="layout" svg:width="0.082cm" svg:height="0.351cm" draw:transform="rotate (1.5707963267949) translate (1.493cm 12.937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6" draw:text-style-name="P5" draw:layer="layout" svg:width="0.214cm" svg:height="0.256cm" draw:transform="rotate (1.5707963267949) translate (1.509cm 12.816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6" draw:text-style-name="P5" draw:layer="layout" svg:width="0.109cm" svg:height="0.163cm" draw:transform="rotate (1.5707963267949) translate (1.646cm 12.567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6" draw:text-style-name="P5" draw:layer="layout" svg:width="0.109cm" svg:height="0.163cm" draw:transform="rotate (1.5707963267949) translate (1.646cm 12.428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6" draw:text-style-name="P5" draw:layer="layout" svg:width="0.031cm" svg:height="0.076cm" draw:transform="rotate (1.5707963267949) translate (1.781cm 12.276cm)" svg:viewBox="0 0 32 77" svg:d="M25 25c0 13-2 29-20 45-1 1-1 2-1 3 0 2 2 4 3 4 4 0 25-20 25-50 0-15-6-27-18-27-8 0-14 6-14 14s6 15 15 15c6 0 10-4 10-4z">
            <text:p/>
          </draw:path>
          <draw:path draw:style-name="gr6" draw:text-style-name="P5" draw:layer="layout" svg:width="0.109cm" svg:height="0.163cm" draw:transform="rotate (1.5707963267949) translate (1.646cm 12.205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6" draw:text-style-name="P5" draw:layer="layout" svg:width="0.113cm" svg:height="0.168cm" draw:transform="rotate (1.5707963267949) translate (1.646cm 12.068cm)" svg:viewBox="0 0 114 169" svg:d="M54 82c20 0 34 13 34 40 0 30-18 39-33 39-10 0-31-2-42-17 12 0 15-9 15-14 0-8-6-13-14-13-7 0-14 4-14 14 0 23 26 38 56 38 34 0 58-23 58-47 0-20-16-39-43-45 26-9 35-28 35-43 0-19-22-34-50-34-27 0-48 13-48 33 0 9 5 13 13 13 7 0 12-5 12-12 0-8-5-13-12-13 8-11 25-14 35-14 11 0 26 6 26 27 0 11-3 22-10 30-8 9-15 10-27 10-6 1-7 1-8 1s-2 0-2 3c0 4 2 4 6 4z">
            <text:p/>
          </draw:path>
          <draw:path draw:style-name="gr6" draw:text-style-name="P5" draw:layer="layout" svg:width="0.082cm" svg:height="0.351cm" draw:transform="rotate (1.5707963267949) translate (1.493cm 11.901cm)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10§latex§(276) Chr$_{23}$-Chr$_{23}$(C$_{23}$)§svg§600§FALSE§</svg:desc>
          <draw:polygon draw:style-name="gr5" draw:text-style-name="P4" draw:layer="layout" svg:width="3.619cm" svg:height="0.35cm" draw:transform="rotate (1.5707963267949) translate (1.49cm 20.121cm)" svg:viewBox="0 0 3620 351" draw:points="1810,351 0,351 0,0 3620,0 3620,351">
            <text:p/>
          </draw:polygon>
          <draw:path draw:style-name="gr6" draw:text-style-name="P5" draw:layer="layout" svg:width="0.082cm" svg:height="0.351cm" draw:transform="rotate (1.5707963267949) translate (1.489cm 20.086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6" draw:text-style-name="P5" draw:layer="layout" svg:width="0.14cm" svg:height="0.234cm" draw:transform="rotate (1.5707963267949) translate (1.519cm 19.967cm)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6" draw:text-style-name="P5" draw:layer="layout" svg:width="0.151cm" svg:height="0.245cm" draw:transform="rotate (1.5707963267949) translate (1.515cm 19.79cm)" svg:viewBox="0 0 152 246" svg:d="M149 24c3-5 3-5 3-13h-86c-43 0-44-4-45-11h-9l-12 73h9c1-6 4-28 9-32 2-3 30-3 34-3h74c-4 6-32 45-40 56-32 48-44 97-44 133 0 3 0 19 17 19 16 0 16-16 16-19v-18c0-19 1-39 4-58 1-8 6-38 22-60z">
            <text:p/>
          </draw:path>
          <draw:path draw:style-name="gr6" draw:text-style-name="P5" draw:layer="layout" svg:width="0.146cm" svg:height="0.242cm" draw:transform="rotate (1.5707963267949) translate (1.519cm 19.62cm)" svg:viewBox="0 0 147 243" svg:d="M32 119v-8c0-89 44-102 62-102 8 0 23 2 31 14-5 0-20 0-20 16 0 11 9 16 17 16 5 0 16-3 16-17 0-21-16-38-45-38-45 0-93 46-93 124 0 94 41 119 74 119 39 0 73-33 73-80 0-45-32-79-71-79-24 0-37 18-44 35zM74 233c-22 0-33-21-35-27-6-16-6-44-6-51 0-27 11-63 43-63 5 0 22 0 33 22 6 13 6 31 6 49 0 17 0 34-6 47-11 21-27 23-35 23z">
            <text:p/>
          </draw:path>
          <draw:path draw:style-name="gr6" draw:text-style-name="P5" draw:layer="layout" svg:width="0.082cm" svg:height="0.351cm" draw:transform="rotate (1.5707963267949) translate (1.489cm 19.44cm)" svg:viewBox="0 0 83 352" svg:d="M83 176c0-27-4-70-24-110-21-43-52-66-55-66s-4 1-4 4c0 1 0 1 7 8 35 35 55 91 55 164 0 61-13 123-57 167-5 4-5 5-5 6 0 2 1 3 4 3s35-24 56-68c18-39 23-78 23-108z">
            <text:p/>
          </draw:path>
          <draw:path draw:style-name="gr6" draw:text-style-name="P5" draw:layer="layout" svg:width="0.214cm" svg:height="0.256cm" draw:transform="rotate (1.5707963267949) translate (1.505cm 19.187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6" draw:text-style-name="P5" draw:layer="layout" svg:width="0.177cm" svg:height="0.244cm" draw:transform="rotate (1.5707963267949) translate (1.509cm 18.942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6" draw:text-style-name="P5" draw:layer="layout" svg:width="0.118cm" svg:height="0.155cm" draw:transform="rotate (1.5707963267949) translate (1.597cm 18.749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6" draw:text-style-name="P5" draw:layer="layout" svg:width="0.109cm" svg:height="0.163cm" draw:transform="rotate (1.5707963267949) translate (1.642cm 18.606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6" draw:text-style-name="P5" draw:layer="layout" svg:width="0.113cm" svg:height="0.168cm" draw:transform="rotate (1.5707963267949) translate (1.642cm 18.469cm)" svg:viewBox="0 0 114 169" svg:d="M54 82c20 0 34 13 34 40 0 30-18 39-33 39-10 0-31-2-42-17 12 0 15-9 15-14 0-8-6-13-14-13-7 0-14 4-14 14 0 23 26 38 56 38 34 0 58-23 58-47 0-20-16-39-43-45 26-9 35-28 35-43 0-19-22-34-50-34-27 0-48 13-48 33 0 9 5 13 13 13 7 0 12-5 12-12 0-8-5-13-12-13 8-11 25-14 35-14 11 0 26 6 26 27 0 11-3 22-10 30-8 9-15 10-27 10-6 1-7 1-8 1s-2 0-2 3c0 4 2 4 6 4z">
            <text:p/>
          </draw:path>
          <draw:polygon draw:style-name="gr6" draw:text-style-name="P5" draw:layer="layout" svg:width="0.093cm" svg:height="0.02cm" draw:transform="rotate (1.5707963267949) translate (1.667cm 18.32cm)" svg:viewBox="0 0 94 21" draw:points="94,21 94,0 0,0 0,21">
            <text:p/>
          </draw:polygon>
          <draw:path draw:style-name="gr6" draw:text-style-name="P5" draw:layer="layout" svg:width="0.214cm" svg:height="0.256cm" draw:transform="rotate (1.5707963267949) translate (1.505cm 18.188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6" draw:text-style-name="P5" draw:layer="layout" svg:width="0.177cm" svg:height="0.244cm" draw:transform="rotate (1.5707963267949) translate (1.509cm 17.943cm)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6" draw:text-style-name="P5" draw:layer="layout" svg:width="0.118cm" svg:height="0.155cm" draw:transform="rotate (1.5707963267949) translate (1.597cm 17.75cm)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6" draw:text-style-name="P5" draw:layer="layout" svg:width="0.109cm" svg:height="0.163cm" draw:transform="rotate (1.5707963267949) translate (1.642cm 17.607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6" draw:text-style-name="P5" draw:layer="layout" svg:width="0.113cm" svg:height="0.168cm" draw:transform="rotate (1.5707963267949) translate (1.642cm 17.47cm)" svg:viewBox="0 0 114 169" svg:d="M54 82c20 0 34 13 34 40 0 30-18 39-33 39-10 0-31-2-42-17 12 0 15-9 15-14 0-8-6-13-14-13-7 0-14 4-14 14 0 23 26 38 56 38 34 0 58-23 58-47 0-20-16-39-43-45 26-9 35-28 35-43 0-19-22-34-50-34-27 0-48 13-48 33 0 9 5 13 13 13 7 0 12-5 12-12 0-8-5-13-12-13 8-11 25-14 35-14 11 0 26 6 26 27 0 11-3 22-10 30-8 9-15 10-27 10-6 1-7 1-8 1s-2 0-2 3c0 4 2 4 6 4z">
            <text:p/>
          </draw:path>
          <draw:path draw:style-name="gr6" draw:text-style-name="P5" draw:layer="layout" svg:width="0.082cm" svg:height="0.351cm" draw:transform="rotate (1.5707963267949) translate (1.489cm 17.29cm)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6" draw:text-style-name="P5" draw:layer="layout" svg:width="0.214cm" svg:height="0.256cm" draw:transform="rotate (1.5707963267949) translate (1.505cm 17.169cm)" svg:viewBox="0 0 215 257" svg:d="M0 128c0 73 57 129 123 129 57 0 92-50 92-90 0-4 0-6-5-6-3 0-3 2-4 5-3 51-40 80-79 80-21 0-91-12-91-118 0-105 69-117 91-117 38 0 70 32 77 84 0 4 0 6 5 6 6 0 6-2 6-9v-84c0-6 0-8-4-8-1 0-3 0-6 4l-17 26c-13-12-31-30-65-30-66 0-123 56-123 128z">
            <text:p/>
          </draw:path>
          <draw:path draw:style-name="gr6" draw:text-style-name="P5" draw:layer="layout" svg:width="0.109cm" svg:height="0.163cm" draw:transform="rotate (1.5707963267949) translate (1.642cm 16.92cm)" svg:viewBox="0 0 110 164" svg:d="M110 119h-9c0 6-3 20-6 23-2 1-21 1-25 1h-45c26-23 34-30 49-41 19-15 36-30 36-54 0-30-27-48-58-48s-52 22-52 44c0 13 11 14 13 14 6 0 13-4 13-13 0-4-1-13-14-13 7-18 24-23 36-23 25 0 38 19 38 39 0 22-16 39-24 48l-60 59c-2 2-2 2-2 9h102z">
            <text:p/>
          </draw:path>
          <draw:path draw:style-name="gr6" draw:text-style-name="P5" draw:layer="layout" svg:width="0.113cm" svg:height="0.168cm" draw:transform="rotate (1.5707963267949) translate (1.642cm 16.783cm)" svg:viewBox="0 0 114 169" svg:d="M54 82c20 0 34 13 34 40 0 30-18 39-33 39-10 0-31-2-42-17 12 0 15-9 15-14 0-8-6-13-14-13-7 0-14 4-14 14 0 23 26 38 56 38 34 0 58-23 58-47 0-20-16-39-43-45 26-9 35-28 35-43 0-19-22-34-50-34-27 0-48 13-48 33 0 9 5 13 13 13 7 0 12-5 12-12 0-8-5-13-12-13 8-11 25-14 35-14 11 0 26 6 26 27 0 11-3 22-10 30-8 9-15 10-27 10-6 1-7 1-8 1s-3 0-3 3c0 4 3 4 7 4z">
            <text:p/>
          </draw:path>
          <draw:path draw:style-name="gr6" draw:text-style-name="P5" draw:layer="layout" svg:width="0.082cm" svg:height="0.351cm" draw:transform="rotate (1.5707963267949) translate (1.489cm 16.618cm)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12§display§N_1§svg§600§FALSE§</svg:desc>
          <draw:polygon draw:style-name="gr5" draw:text-style-name="P4" draw:layer="layout" svg:width="0.505cm" svg:height="0.351cm" svg:x="2.283cm" svg:y="4.123cm" svg:viewBox="0 0 506 352" draw:points="253,352 0,352 0,0 506,0 506,352">
            <text:p/>
          </draw:polygon>
          <draw:path draw:style-name="gr6" draw:text-style-name="P5" draw:layer="layout" svg:width="0.355cm" svg:height="0.288cm" svg:x="2.3cm" svg:y="4.122cm" svg:viewBox="0 0 356 289" svg:d="M303 44c4-16 12-30 46-31 2 0 7 0 7-8 0 0 0-5-6-5-13 0-29 1-42 1-14 0-30-1-43-1-2 0-8 0-8 8 0 5 4 5 8 5 24 0 29 10 29 18 0 3-1 9-1 10l-48 188-94-221c-4-8-4-8-13-8h-56c-9 0-14 0-14 8 0 5 5 5 12 5 3 0 29 0 29 4l-56 228c-4 17-11 30-46 31-2 0-7 0-7 9 0 3 2 4 6 4 13 0 28-1 42-1s30 1 43 1c3 0 9 0 9-8 0-5-5-5-10-5-24-1-28-9-28-18 0-3 2-6 3-11l55-223c2 2 2 4 4 7l105 250c4 7 5 8 8 8 5 0 5-1 6-8z">
            <text:p/>
          </draw:path>
          <draw:path draw:style-name="gr6" draw:text-style-name="P5" draw:layer="layout" svg:width="0.108cm" svg:height="0.196cm" svg:x="2.652cm" svg:y="4.278cm" svg:viewBox="0 0 109 197" svg:d="M67 8c0-8 0-8-8-8-19 19-47 19-59 19v11c7 0 26 0 43-8v151c0 10 0 13-30 13h-11v11c5 0 42-1 53-1 10 0 47 1 54 1v-11h-12c-30 0-30-3-30-13z">
            <text:p/>
          </draw:path>
        </draw:g>
        <draw:g>
          <svg:title>TexMaths</svg:title>
          <svg:desc>12§display§N_1§svg§600§FALSE§</svg:desc>
          <draw:polygon draw:style-name="gr5" draw:text-style-name="P4" draw:layer="layout" svg:width="0.505cm" svg:height="0.351cm" svg:x="4.283cm" svg:y="2.623cm" svg:viewBox="0 0 506 352" draw:points="253,352 0,352 0,0 506,0 506,352">
            <text:p/>
          </draw:polygon>
          <draw:path draw:style-name="gr6" draw:text-style-name="P5" draw:layer="layout" svg:width="0.355cm" svg:height="0.288cm" svg:x="4.3cm" svg:y="2.622cm" svg:viewBox="0 0 356 289" svg:d="M303 44c4-16 12-30 46-31 2 0 7 0 7-8 0 0 0-5-6-5-13 0-29 1-42 1-14 0-30-1-43-1-2 0-8 0-8 8 0 5 4 5 8 5 24 0 29 10 29 18 0 3-1 9-1 10l-48 188-94-221c-4-8-4-8-13-8h-56c-9 0-14 0-14 8 0 5 5 5 12 5 3 0 29 0 29 4l-56 228c-4 17-11 30-46 31-2 0-7 0-7 9 0 3 2 4 6 4 13 0 28-1 42-1s30 1 43 1c3 0 9 0 9-8 0-5-5-5-10-5-24-1-28-9-28-18 0-3 2-6 3-11l55-223c2 2 2 4 4 7l105 250c4 7 5 8 8 8 5 0 5-1 6-8z">
            <text:p/>
          </draw:path>
          <draw:path draw:style-name="gr6" draw:text-style-name="P5" draw:layer="layout" svg:width="0.108cm" svg:height="0.196cm" svg:x="4.652cm" svg:y="2.778cm" svg:viewBox="0 0 109 197" svg:d="M67 8c0-8 0-8-8-8-19 19-47 19-59 19v11c7 0 26 0 43-8v151c0 10 0 13-30 13h-11v11c5 0 42-1 53-1 10 0 47 1 54 1v-11h-12c-30 0-30-3-30-13z">
            <text:p/>
          </draw:path>
        </draw:g>
        <draw:g>
          <svg:title>TexMaths</svg:title>
          <svg:desc>8§display§S_{1, 1, 1, 1}§svg§600§FALSE§</svg:desc>
          <draw:polygon draw:style-name="gr5" draw:text-style-name="P4" draw:layer="layout" svg:width="0.817cm" svg:height="0.272cm" svg:x="11.734cm" svg:y="3.285cm" svg:viewBox="0 0 818 273" draw:points="409,273 0,273 0,0 818,0 818,273">
            <text:p/>
          </draw:polygon>
          <draw:path draw:style-name="gr6" draw:text-style-name="P5" draw:layer="layout" svg:width="0.166cm" svg:height="0.205cm" svg:x="11.748cm" svg:y="3.278cm" svg:viewBox="0 0 167 206" svg:d="M167 3c0-1 0-3-2-3s-3 0-6 4l-13 16c-8-13-22-20-40-20-36 0-71 33-71 66 0 24 15 36 30 40l30 8c11 3 27 8 27 31 0 25-24 52-52 52-18 0-49-7-49-42 0-6 1-13 1-15 1-1 1-2 1-2 0-3-2-3-3-3-2 0-2 0-3 1s-17 66-17 66c0 2 2 4 3 4 2 0 2-1 5-5l14-16c12 17 32 21 48 21 38 0 72-38 72-73 0-20-10-30-14-33-6-7-11-8-36-14-6-2-17-5-19-5-7-3-17-11-17-27 0-22 22-46 49-46 24 0 41 12 41 44 0 9-1 14-1 15s0 3 3 3 3 0 4-5z">
            <text:p/>
          </draw:path>
          <draw:path draw:style-name="gr6" draw:text-style-name="P5" draw:layer="layout" svg:width="0.072cm" svg:height="0.13cm" svg:x="11.928cm" svg:y="3.388cm" svg:viewBox="0 0 73 131" svg:d="M45 6c0-6 0-6-6-6-13 13-31 13-39 13v7c5 0 18 0 29-6v101c0 7 0 9-20 9h-7v7c3 0 28-1 35-1 6 0 31 1 36 1v-7h-8c-20 0-20-2-20-9z">
            <text:p/>
          </draw:path>
          <draw:path draw:style-name="gr6" draw:text-style-name="P5" draw:layer="layout" svg:width="0.025cm" svg:height="0.061cm" svg:x="12.039cm" svg:y="3.496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72cm" svg:height="0.13cm" svg:x="12.105cm" svg:y="3.388cm" svg:viewBox="0 0 73 131" svg:d="M45 6c0-6 0-6-6-6-13 13-31 13-39 13v7c5 0 18 0 29-6v101c0 7 0 9-20 9h-7v7c3 0 28-1 35-1 6 0 31 1 36 1v-7h-8c-20 0-20-2-20-9z">
            <text:p/>
          </draw:path>
          <draw:path draw:style-name="gr6" draw:text-style-name="P5" draw:layer="layout" svg:width="0.025cm" svg:height="0.061cm" svg:x="12.218cm" svg:y="3.496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72cm" svg:height="0.13cm" svg:x="12.283cm" svg:y="3.388cm" svg:viewBox="0 0 73 131" svg:d="M45 6c0-6 0-6-6-6-13 13-31 13-39 13v7c5 0 18 0 29-6v101c0 7 0 9-20 9h-7v7c3 0 28-1 35-1 6 0 31 1 36 1v-7h-8c-20 0-20-2-20-9z">
            <text:p/>
          </draw:path>
          <draw:path draw:style-name="gr6" draw:text-style-name="P5" draw:layer="layout" svg:width="0.025cm" svg:height="0.061cm" svg:x="12.395cm" svg:y="3.496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72cm" svg:height="0.13cm" svg:x="12.462cm" svg:y="3.388cm" svg:viewBox="0 0 73 131" svg:d="M45 6c0-6 0-6-6-6-13 13-31 13-39 13v7c5 0 18 0 29-6v101c0 7 0 9-20 9h-7v7c3 0 28-1 35-1 6 0 31 1 36 1v-7h-8c-20 0-20-2-20-9z">
            <text:p/>
          </draw:path>
        </draw:g>
        <draw:g>
          <svg:title>TexMaths</svg:title>
          <svg:desc>8§display§S_{1, 1, 1, 73}§svg§600§FALSE§</svg:desc>
          <draw:polygon draw:style-name="gr5" draw:text-style-name="P4" draw:layer="layout" svg:width="0.929cm" svg:height="0.272cm" svg:x="13.634cm" svg:y="3.286cm" svg:viewBox="0 0 930 273" draw:points="465,273 0,273 0,0 930,0 930,273">
            <text:p/>
          </draw:polygon>
          <draw:path draw:style-name="gr6" draw:text-style-name="P5" draw:layer="layout" svg:width="0.166cm" svg:height="0.205cm" svg:x="13.648cm" svg:y="3.279cm" svg:viewBox="0 0 167 206" svg:d="M167 3c0-1 0-3-2-3s-3 0-6 4l-13 16c-8-13-22-20-40-20-36 0-71 33-71 66 0 24 15 36 30 40l30 8c11 3 27 8 27 31 0 25-24 52-52 52-18 0-49-7-49-42 0-6 1-13 1-15 1-1 1-2 1-2 0-3-2-3-3-3-2 0-2 0-3 1s-17 66-17 66c0 2 2 4 3 4 2 0 2-1 5-5l14-16c12 17 32 21 48 21 38 0 72-38 72-73 0-20-10-30-14-33-6-7-11-8-36-14-6-2-17-5-19-5-7-3-17-11-17-27 0-22 22-46 49-46 24 0 41 12 41 44 0 9-1 14-1 15s0 3 3 3 3 0 4-5z">
            <text:p/>
          </draw:path>
          <draw:path draw:style-name="gr6" draw:text-style-name="P5" draw:layer="layout" svg:width="0.072cm" svg:height="0.13cm" svg:x="13.828cm" svg:y="3.389cm" svg:viewBox="0 0 73 131" svg:d="M45 6c0-6 0-6-6-6-13 13-31 13-39 13v7c5 0 18 0 29-6v101c0 7 0 9-20 9h-7v7c3 0 28-1 35-1 6 0 31 1 36 1v-7h-8c-20 0-20-2-20-9z">
            <text:p/>
          </draw:path>
          <draw:path draw:style-name="gr6" draw:text-style-name="P5" draw:layer="layout" svg:width="0.025cm" svg:height="0.061cm" svg:x="13.939cm" svg:y="3.497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72cm" svg:height="0.13cm" svg:x="14.005cm" svg:y="3.389cm" svg:viewBox="0 0 73 131" svg:d="M45 6c0-6 0-6-6-6-13 13-31 13-39 13v7c5 0 18 0 29-6v101c0 7 0 9-20 9h-7v7c3 0 28-1 35-1 6 0 31 1 36 1v-7h-8c-20 0-20-2-20-9z">
            <text:p/>
          </draw:path>
          <draw:path draw:style-name="gr6" draw:text-style-name="P5" draw:layer="layout" svg:width="0.025cm" svg:height="0.061cm" svg:x="14.118cm" svg:y="3.497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72cm" svg:height="0.13cm" svg:x="14.183cm" svg:y="3.389cm" svg:viewBox="0 0 73 131" svg:d="M45 6c0-6 0-6-6-6-13 13-31 13-39 13v7c5 0 18 0 29-6v101c0 7 0 9-20 9h-7v7c3 0 28-1 35-1 6 0 31 1 36 1v-7h-8c-20 0-20-2-20-9z">
            <text:p/>
          </draw:path>
          <draw:path draw:style-name="gr6" draw:text-style-name="P5" draw:layer="layout" svg:width="0.025cm" svg:height="0.061cm" svg:x="14.295cm" svg:y="3.497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93cm" svg:height="0.137cm" svg:x="14.354cm" svg:y="3.387cm" svg:viewBox="0 0 94 138" svg:d="M92 14c2-2 2-3 2-8h-52c-8 0-10 0-17 0-11-1-11-3-11-6h-7l-7 42h6c1-3 3-16 6-18 2-1 18-1 21-1h43c-6 8-16 21-21 27-25 33-28 65-28 76 0 3 0 12 10 12 9 0 9-9 9-12v-8c0-38 8-56 16-66z">
            <text:p/>
          </draw:path>
          <draw:path draw:style-name="gr6" draw:text-style-name="P5" draw:layer="layout" svg:width="0.09cm" svg:height="0.134cm" svg:x="14.462cm" svg:y="3.389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-1 0-3 0-3 2 0 4 3 4 6 4z">
            <text:p/>
          </draw:path>
        </draw:g>
        <draw:g>
          <svg:title>TexMaths</svg:title>
          <svg:desc>8§display§S_{1, 1, N_1, 1}§svg§600§FALSE§</svg:desc>
          <draw:polygon draw:style-name="gr5" draw:text-style-name="P4" draw:layer="layout" svg:width="0.993cm" svg:height="0.272cm" svg:x="11.735cm" svg:y="4.786cm" svg:viewBox="0 0 994 273" draw:points="497,273 0,273 0,0 994,0 994,273">
            <text:p/>
          </draw:polygon>
          <draw:path draw:style-name="gr6" draw:text-style-name="P5" draw:layer="layout" svg:width="0.166cm" svg:height="0.205cm" svg:x="11.749cm" svg:y="4.779cm" svg:viewBox="0 0 167 206" svg:d="M167 3c0-1 0-3-2-3s-3 0-6 4l-13 16c-8-13-22-20-40-20-36 0-71 33-71 66 0 24 15 36 30 40l30 8c11 3 27 8 27 31 0 25-24 52-52 52-18 0-49-7-49-42 0-6 1-13 1-15 1-1 1-2 1-2 0-3-2-3-3-3-2 0-2 0-3 1s-17 66-17 66c0 2 2 4 3 4 2 0 2-1 5-5l14-16c12 17 32 21 48 21 38 0 72-38 72-73 0-20-10-30-14-33-6-7-11-8-36-14-6-2-17-5-19-5-7-3-17-11-17-27 0-22 22-46 49-46 24 0 41 12 41 44 0 9-1 14-1 15s0 3 3 3 3 0 4-5z">
            <text:p/>
          </draw:path>
          <draw:path draw:style-name="gr6" draw:text-style-name="P5" draw:layer="layout" svg:width="0.072cm" svg:height="0.13cm" svg:x="11.929cm" svg:y="4.889cm" svg:viewBox="0 0 73 131" svg:d="M45 6c0-6 0-6-6-6-13 13-31 13-39 13v7c5 0 18 0 29-6v101c0 7 0 9-20 9h-7v7c3 0 28-1 35-1 6 0 31 1 36 1v-7h-8c-20 0-20-2-20-9z">
            <text:p/>
          </draw:path>
          <draw:path draw:style-name="gr6" draw:text-style-name="P5" draw:layer="layout" svg:width="0.025cm" svg:height="0.061cm" svg:x="12.04cm" svg:y="4.997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72cm" svg:height="0.13cm" svg:x="12.106cm" svg:y="4.889cm" svg:viewBox="0 0 73 131" svg:d="M45 6c0-6 0-6-6-6-13 13-31 13-39 13v7c5 0 18 0 29-6v101c0 7 0 9-20 9h-7v7c3 0 28-1 35-1 6 0 31 1 36 1v-7h-8c-20 0-20-2-20-9z">
            <text:p/>
          </draw:path>
          <draw:path draw:style-name="gr6" draw:text-style-name="P5" draw:layer="layout" svg:width="0.025cm" svg:height="0.061cm" svg:x="12.219cm" svg:y="4.997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175cm" svg:height="0.134cm" svg:x="12.276cm" svg:y="4.885cm" svg:viewBox="0 0 176 135" svg:d="M151 22c3-8 5-15 21-15 1 0 4 0 4-5 0 0-1-2-3-2-7 0-14 1-20 1-5 0-16-1-21-1-2 0-4 0-4 4 0 3 2 3 4 3 10 0 13 3 13 8 0 2 0 3-1 5l-22 86-50-103c-2-3-2-3-6-3h-28c-4 0-6 0-6 4 0 3 2 3 6 3s9 0 13 1l-26 106c-2 8-6 13-21 14-2 0-4 0-4 4 0 2 2 3 3 3 7 0 14-1 20-1 5 0 17 1 22 1 1 0 4-1 4-4s-3-3-5-3c-13 0-13-6-13-8 0-1 0-2 1-5l26-101 57 118c2 3 3 3 5 3s2-1 4-4z">
            <text:p/>
          </draw:path>
          <draw:path draw:style-name="gr6" draw:text-style-name="P5" draw:layer="layout" svg:width="0.057cm" svg:height="0.093cm" svg:x="12.46cm" svg:y="4.954cm" svg:viewBox="0 0 58 94" svg:d="M36 4c0-4 0-4-5-4-10 9-25 9-29 9h-2v6h2c4 0 13 0 21-4v71c0 4 0 6-15 6h-7v6c8 0 21 0 29 0s20 0 28 0v-6h-7c-15 0-15-2-15-6z">
            <text:p/>
          </draw:path>
          <draw:path draw:style-name="gr6" draw:text-style-name="P5" draw:layer="layout" svg:width="0.025cm" svg:height="0.061cm" svg:x="12.572cm" svg:y="4.997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72cm" svg:height="0.13cm" svg:x="12.638cm" svg:y="4.889cm" svg:viewBox="0 0 73 131" svg:d="M45 6c0-6 0-6-6-6-13 13-31 13-39 13v7c5 0 18 0 29-6v101c0 7 0 9-20 9h-7v7c3 0 28-1 35-1 6 0 31 1 36 1v-7h-8c-20 0-20-2-20-9z">
            <text:p/>
          </draw:path>
        </draw:g>
        <draw:g>
          <svg:title>TexMaths</svg:title>
          <svg:desc>8§display§S_{1, 1, N_1, 73}§svg§600§FALSE§</svg:desc>
          <draw:polygon draw:style-name="gr5" draw:text-style-name="P4" draw:layer="layout" svg:width="1.105cm" svg:height="0.272cm" svg:x="13.435cm" svg:y="4.786cm" svg:viewBox="0 0 1106 273" draw:points="553,273 0,273 0,0 1106,0 1106,273">
            <text:p/>
          </draw:polygon>
          <draw:path draw:style-name="gr6" draw:text-style-name="P5" draw:layer="layout" svg:width="0.166cm" svg:height="0.205cm" svg:x="13.449cm" svg:y="4.779cm" svg:viewBox="0 0 167 206" svg:d="M167 3c0-1 0-3-2-3s-3 0-6 4l-13 16c-8-13-22-20-40-20-36 0-71 33-71 66 0 24 15 36 30 40l30 8c11 3 27 8 27 31 0 25-24 52-52 52-18 0-49-7-49-42 0-6 1-13 1-15 1-1 1-2 1-2 0-3-2-3-3-3-2 0-2 0-3 1s-17 66-17 66c0 2 2 4 3 4 2 0 2-1 5-5l14-16c12 17 32 21 48 21 38 0 72-38 72-73 0-20-10-30-14-33-6-7-11-8-36-14-6-2-17-5-19-5-7-3-17-11-17-27 0-22 22-46 49-46 24 0 41 12 41 44 0 9-1 14-1 15s0 3 3 3 3 0 4-5z">
            <text:p/>
          </draw:path>
          <draw:path draw:style-name="gr6" draw:text-style-name="P5" draw:layer="layout" svg:width="0.072cm" svg:height="0.13cm" svg:x="13.629cm" svg:y="4.889cm" svg:viewBox="0 0 73 131" svg:d="M45 6c0-6 0-6-6-6-13 13-31 13-39 13v7c5 0 18 0 29-6v101c0 7 0 9-20 9h-7v7c3 0 28-1 35-1 6 0 31 1 36 1v-7h-8c-20 0-20-2-20-9z">
            <text:p/>
          </draw:path>
          <draw:path draw:style-name="gr6" draw:text-style-name="P5" draw:layer="layout" svg:width="0.025cm" svg:height="0.061cm" svg:x="13.741cm" svg:y="4.997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72cm" svg:height="0.13cm" svg:x="13.806cm" svg:y="4.889cm" svg:viewBox="0 0 73 131" svg:d="M45 6c0-6 0-6-6-6-13 13-31 13-39 13v7c5 0 18 0 29-6v101c0 7 0 9-20 9h-7v7c3 0 28-1 35-1 6 0 31 1 36 1v-7h-8c-20 0-20-2-20-9z">
            <text:p/>
          </draw:path>
          <draw:path draw:style-name="gr6" draw:text-style-name="P5" draw:layer="layout" svg:width="0.025cm" svg:height="0.061cm" svg:x="13.919cm" svg:y="4.997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175cm" svg:height="0.134cm" svg:x="13.977cm" svg:y="4.885cm" svg:viewBox="0 0 176 135" svg:d="M151 22c3-8 5-15 21-15 1 0 4 0 4-5 0 0-1-2-3-2-7 0-14 1-20 1-5 0-16-1-21-1-2 0-4 0-4 4 0 3 2 3 4 3 10 0 13 3 13 8 0 2 0 3-1 5l-22 86-50-103c-2-3-2-3-6-3h-28c-4 0-6 0-6 4 0 3 2 3 6 3s9 0 13 1l-26 106c-2 8-6 13-21 14-2 0-4 0-4 4 0 2 2 3 3 3 7 0 14-1 20-1 5 0 17 1 22 1 1 0 4-1 4-4s-3-3-5-3c-13 0-13-6-13-8 0-1 0-2 1-5l26-101 57 118c2 3 3 3 5 3s2-1 4-4z">
            <text:p/>
          </draw:path>
          <draw:path draw:style-name="gr6" draw:text-style-name="P5" draw:layer="layout" svg:width="0.057cm" svg:height="0.093cm" svg:x="14.161cm" svg:y="4.954cm" svg:viewBox="0 0 58 94" svg:d="M36 4c0-4 0-4-5-4-10 9-25 9-29 9h-2v6h2c4 0 13 0 21-4v71c0 4 0 6-15 6h-7v6c8 0 21 0 29 0s20 0 28 0v-6h-7c-15 0-15-2-15-6z">
            <text:p/>
          </draw:path>
          <draw:path draw:style-name="gr6" draw:text-style-name="P5" draw:layer="layout" svg:width="0.025cm" svg:height="0.061cm" svg:x="14.273cm" svg:y="4.997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93cm" svg:height="0.137cm" svg:x="14.331cm" svg:y="4.887cm" svg:viewBox="0 0 94 138" svg:d="M92 14c2-2 2-3 2-8h-52c-8 0-10 0-17 0-11-1-11-3-11-6h-7l-7 42h6c1-3 3-16 6-18 2-1 18-1 21-1h43c-6 8-16 21-21 27-25 33-28 65-28 76 0 3 0 12 10 12 9 0 9-9 9-12v-8c0-38 8-56 16-66z">
            <text:p/>
          </draw:path>
          <draw:path draw:style-name="gr6" draw:text-style-name="P5" draw:layer="layout" svg:width="0.09cm" svg:height="0.134cm" svg:x="14.439cm" svg:y="4.889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-1 0-2 0-2 2 0 4 2 4 5 4z">
            <text:p/>
          </draw:path>
        </draw:g>
        <draw:g>
          <svg:title>TexMaths</svg:title>
          <svg:desc>14§display§\vdots§svg§600§FALSE§</svg:desc>
          <draw:polygon draw:style-name="gr5" draw:text-style-name="P4" draw:layer="layout" svg:width="0.136cm" svg:height="0.446cm" svg:x="12.149cm" svg:y="4.046cm" svg:viewBox="0 0 137 447" draw:points="69,447 0,447 0,0 137,0 137,447">
            <text:p/>
          </draw:polygon>
          <draw:path draw:style-name="gr6" draw:text-style-name="P5" draw:layer="layout" svg:width="0.052cm" svg:height="0.052cm" svg:x="12.191cm" svg:y="4.046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2.191cm" svg:y="4.242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2.191cm" svg:y="4.44cm" svg:viewBox="0 0 53 53" svg:d="M53 27c0-14-11-27-26-27-14 0-27 13-27 27 0 15 13 26 27 26 15 0 26-11 26-26z">
            <text:p/>
          </draw:path>
        </draw:g>
        <draw:g>
          <svg:title>TexMaths</svg:title>
          <svg:desc>14§display§\ddots§svg§600§FALSE§</svg:desc>
          <draw:polygon draw:style-name="gr5" draw:text-style-name="P4" draw:layer="layout" svg:width="0.52cm" svg:height="0.348cm" svg:x="12.785cm" svg:y="4.033cm" svg:viewBox="0 0 521 349" draw:points="261,349 0,349 0,0 521,0 521,349">
            <text:p/>
          </draw:polygon>
          <draw:path draw:style-name="gr6" draw:text-style-name="P5" draw:layer="layout" svg:width="0.052cm" svg:height="0.052cm" svg:x="12.827cm" svg:y="4.033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019cm" svg:y="4.18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211cm" svg:y="4.329cm" svg:viewBox="0 0 53 53" svg:d="M53 27c0-14-11-27-26-27-14 0-27 13-27 27 0 15 13 26 27 26 15 0 26-11 26-26z">
            <text:p/>
          </draw:path>
        </draw:g>
        <draw:g>
          <svg:title>TexMaths</svg:title>
          <svg:desc>14§display§\vdots§svg§600§FALSE§</svg:desc>
          <draw:polygon draw:style-name="gr5" draw:text-style-name="P4" draw:layer="layout" svg:width="0.136cm" svg:height="0.446cm" svg:x="14.05cm" svg:y="4.047cm" svg:viewBox="0 0 137 447" draw:points="69,447 0,447 0,0 137,0 137,447">
            <text:p/>
          </draw:polygon>
          <draw:path draw:style-name="gr6" draw:text-style-name="P5" draw:layer="layout" svg:width="0.052cm" svg:height="0.052cm" svg:x="14.092cm" svg:y="4.047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4.092cm" svg:y="4.243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4.092cm" svg:y="4.441cm" svg:viewBox="0 0 53 53" svg:d="M53 27c0-14-11-27-26-27-14 0-27 13-27 27 0 15 13 26 27 26 15 0 26-11 26-26z">
            <text:p/>
          </draw:path>
        </draw:g>
        <draw:g>
          <svg:title>TexMaths</svg:title>
          <svg:desc>14§display§\cdots§svg§600§FALSE§</svg:desc>
          <draw:polygon draw:style-name="gr5" draw:text-style-name="P4" draw:layer="layout" svg:width="0.573cm" svg:height="0.191cm" svg:x="12.799cm" svg:y="4.789cm" svg:viewBox="0 0 574 192" draw:points="287,192 0,192 0,0 574,0 574,192">
            <text:p/>
          </draw:polygon>
          <draw:path draw:style-name="gr6" draw:text-style-name="P5" draw:layer="layout" svg:width="0.052cm" svg:height="0.052cm" svg:x="12.841cm" svg:y="4.858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059cm" svg:y="4.858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278cm" svg:y="4.858cm" svg:viewBox="0 0 53 53" svg:d="M53 27c0-14-11-27-26-27-14 0-27 13-27 27 0 15 13 26 27 26 15 0 26-11 26-26z">
            <text:p/>
          </draw:path>
        </draw:g>
        <draw:g>
          <svg:title>TexMaths</svg:title>
          <svg:desc>14§display§\cdots§svg§600§FALSE§</svg:desc>
          <draw:polygon draw:style-name="gr5" draw:text-style-name="P4" draw:layer="layout" svg:width="0.573cm" svg:height="0.191cm" svg:x="12.799cm" svg:y="3.39cm" svg:viewBox="0 0 574 192" draw:points="287,192 0,192 0,0 574,0 574,192">
            <text:p/>
          </draw:polygon>
          <draw:path draw:style-name="gr6" draw:text-style-name="P5" draw:layer="layout" svg:width="0.052cm" svg:height="0.052cm" svg:x="12.841cm" svg:y="3.459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059cm" svg:y="3.459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278cm" svg:y="3.459cm" svg:viewBox="0 0 53 53" svg:d="M53 27c0-14-11-27-26-27-14 0-27 13-27 27 0 15 13 26 27 26 15 0 26-11 26-26z">
            <text:p/>
          </draw:path>
        </draw:g>
        <draw:g>
          <svg:title>TexMaths</svg:title>
          <svg:desc>12§display§N_1§svg§600§FALSE§</svg:desc>
          <draw:polygon draw:style-name="gr5" draw:text-style-name="P4" draw:layer="layout" svg:width="0.505cm" svg:height="0.351cm" svg:x="10.883cm" svg:y="4.124cm" svg:viewBox="0 0 506 352" draw:points="253,352 0,352 0,0 506,0 506,352">
            <text:p/>
          </draw:polygon>
          <draw:path draw:style-name="gr6" draw:text-style-name="P5" draw:layer="layout" svg:width="0.355cm" svg:height="0.288cm" svg:x="10.9cm" svg:y="4.123cm" svg:viewBox="0 0 356 289" svg:d="M303 44c4-16 12-30 46-31 2 0 7 0 7-8 0 0 0-5-6-5-13 0-29 1-42 1-14 0-30-1-43-1-2 0-8 0-8 8 0 5 4 5 8 5 24 0 29 10 29 18 0 3-1 9-1 10l-48 188-94-221c-4-8-4-8-13-8h-56c-9 0-14 0-14 8 0 5 5 5 12 5 3 0 29 0 29 4l-56 228c-4 17-11 30-46 31-2 0-7 0-7 9 0 3 2 4 6 4 13 0 28-1 42-1s30 1 43 1c3 0 9 0 9-8 0-5-5-5-10-5-24-1-28-9-28-18 0-3 2-6 3-11l55-223c2 2 2 4 4 7l105 250c4 7 5 8 8 8 5 0 5-1 6-8z">
            <text:p/>
          </draw:path>
          <draw:path draw:style-name="gr6" draw:text-style-name="P5" draw:layer="layout" svg:width="0.108cm" svg:height="0.196cm" svg:x="11.252cm" svg:y="4.279cm" svg:viewBox="0 0 109 197" svg:d="M67 8c0-8 0-8-8-8-19 19-47 19-59 19v11c7 0 26 0 43-8v151c0 10 0 13-30 13h-11v11c5 0 42-1 53-1 10 0 47 1 54 1v-11h-12c-30 0-30-3-30-13z">
            <text:p/>
          </draw:path>
        </draw:g>
        <draw:g>
          <svg:title>TexMaths</svg:title>
          <svg:desc>12§latex§73§svg§600§FALSE§</svg:desc>
          <draw:polygon draw:style-name="gr5" draw:text-style-name="P4" draw:layer="layout" svg:width="0.42cm" svg:height="0.271cm" svg:x="12.903cm" svg:y="2.654cm" svg:viewBox="0 0 421 272" draw:points="211,272 0,272 0,0 421,0 421,272">
            <text:p/>
          </draw:polygon>
          <draw:path draw:style-name="gr6" draw:text-style-name="P5" draw:layer="layout" svg:width="0.181cm" svg:height="0.294cm" svg:x="12.927cm" svg:y="2.64cm" svg:viewBox="0 0 182 295" svg:d="M179 29c3-6 3-6 3-16h-103c-51 0-53-5-54-13h-11l-14 87h11c1-7 5-33 11-38 2-3 36-3 40-3h89c-5 7-38 53-48 67-38 57-53 116-53 159 0 4 0 23 21 23 19 0 19-19 19-23v-22c0-22 1-46 5-69 1-10 7-46 26-72z">
            <text:p/>
          </draw:path>
          <draw:path draw:style-name="gr6" draw:text-style-name="P5" draw:layer="layout" svg:width="0.175cm" svg:height="0.29cm" svg:x="13.131cm" svg:y="2.645cm" svg:viewBox="0 0 176 291" svg:d="M106 133c34-12 58-41 58-74 0-35-37-59-78-59-43 0-74 25-74 58 0 14 8 21 22 21 13 0 21-8 21-21 0-21-20-21-26-21 13-21 41-26 56-26 17 0 41 9 41 47 0 6-1 29-12 49-13 20-28 21-38 21-3 0-14 1-16 1-4 0-7 2-7 5 0 5 3 5 11 5h18c34 0 50 29 50 71 0 57-29 69-48 69-18 0-49-7-65-32 16 2 29-7 29-23 0-15-12-24-24-24-11 0-24 6-24 24 0 40 40 67 85 67 53 0 91-38 91-81 0-35-26-69-70-77z">
            <text:p/>
          </draw:path>
        </draw:g>
        <draw:custom-shape draw:style-name="gr2" draw:text-style-name="P2" draw:layer="layout" svg:width="0.127cm" svg:height="2.286cm" svg:x="3.115cm" svg:y="7.25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2" draw:layer="layout" svg:width="0.127cm" svg:height="2.286cm" svg:x="6.225cm" svg:y="7.15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" draw:text-style-name="P2" draw:layer="layout" svg:width="0.151cm" svg:height="2.265cm" svg:x="11.608cm" svg:y="7.19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" draw:text-style-name="P2" draw:layer="layout" svg:width="0.153cm" svg:height="2.265cm" svg:x="14.517cm" svg:y="7.194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4" draw:text-style-name="P3" draw:layer="layout" svg:x1="6.906cm" svg:y1="8.321cm" svg:x2="9.529cm" svg:y2="8.351cm">
          <text:p/>
        </draw:line>
        <draw:g>
          <svg:title>TexMaths</svg:title>
          <svg:desc>6§display§C_{1, 1, 1, 1}§svg§600§FALSE§</svg:desc>
          <draw:polygon draw:style-name="gr5" draw:text-style-name="P4" draw:layer="layout" svg:width="0.634cm" svg:height="0.204cm" svg:x="3.285cm" svg:y="7.432cm" svg:viewBox="0 0 635 205" draw:points="318,205 0,205 0,0 635,0 635,205">
            <text:p/>
          </draw:polygon>
          <draw:path draw:style-name="gr6" draw:text-style-name="P5" draw:layer="layout" svg:width="0.15cm" svg:height="0.153cm" svg:x="3.296cm" svg:y="7.427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54cm" svg:height="0.097cm" svg:x="3.451cm" svg:y="7.51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535cm" svg:y="7.591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585cm" svg:y="7.51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669cm" svg:y="7.591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719cm" svg:y="7.51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802cm" svg:y="7.591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852cm" svg:y="7.51cm" svg:viewBox="0 0 55 98" svg:d="M34 4c0-4 0-4-5-4-9 10-23 10-29 10v5c4 0 13 0 22-4v75c0 5 0 7-15 7h-6v5c3 0 21 0 27 0 4 0 23 0 27 0v-5h-6c-15 0-15-2-15-7z">
            <text:p/>
          </draw:path>
        </draw:g>
        <draw:g>
          <svg:title>TexMaths</svg:title>
          <svg:desc>6§display§C_{1, 2, 1, 1}§svg§600§FALSE§</svg:desc>
          <draw:polygon draw:style-name="gr5" draw:text-style-name="P4" draw:layer="layout" svg:width="0.634cm" svg:height="0.204cm" svg:x="3.287cm" svg:y="7.432cm" svg:viewBox="0 0 635 205" draw:points="318,205 0,205 0,0 635,0 635,205">
            <text:p/>
          </draw:polygon>
          <draw:path draw:style-name="gr6" draw:text-style-name="P5" draw:layer="layout" svg:width="0.15cm" svg:height="0.153cm" svg:x="3.298cm" svg:y="7.427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54cm" svg:height="0.097cm" svg:x="3.453cm" svg:y="7.51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537cm" svg:y="7.591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3.58cm" svg:y="7.51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18cm" svg:height="0.045cm" svg:x="3.671cm" svg:y="7.591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721cm" svg:y="7.51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804cm" svg:y="7.591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854cm" svg:y="7.51cm" svg:viewBox="0 0 55 98" svg:d="M34 4c0-4 0-4-5-4-9 10-23 10-29 10v5c4 0 13 0 22-4v75c0 5 0 7-15 7h-6v5c3 0 21 0 27 0 4 0 23 0 27 0v-5h-6c-15 0-15-2-15-7z">
            <text:p/>
          </draw:path>
        </draw:g>
        <draw:g>
          <svg:title>TexMaths</svg:title>
          <svg:desc>6§display§C_{1, 2, 1, 2}§svg§600§FALSE§</svg:desc>
          <draw:polygon draw:style-name="gr5" draw:text-style-name="P4" draw:layer="layout" svg:width="0.634cm" svg:height="0.204cm" svg:x="4.088cm" svg:y="7.432cm" svg:viewBox="0 0 635 205" draw:points="318,205 0,205 0,0 635,0 635,205">
            <text:p/>
          </draw:polygon>
          <draw:path draw:style-name="gr6" draw:text-style-name="P5" draw:layer="layout" svg:width="0.15cm" svg:height="0.153cm" svg:x="4.099cm" svg:y="7.427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54cm" svg:height="0.097cm" svg:x="4.254cm" svg:y="7.51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4.338cm" svg:y="7.591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4.381cm" svg:y="7.51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18cm" svg:height="0.045cm" svg:x="4.472cm" svg:y="7.591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4.522cm" svg:y="7.51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4.605cm" svg:y="7.591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4.648cm" svg:y="7.51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</draw:g>
        <draw:g>
          <svg:title>TexMaths</svg:title>
          <svg:desc>6§display§C_{1, 2, 2, 1}§svg§600§FALSE§</svg:desc>
          <draw:polygon draw:style-name="gr5" draw:text-style-name="P4" draw:layer="layout" svg:width="0.634cm" svg:height="0.204cm" svg:x="3.289cm" svg:y="7.932cm" svg:viewBox="0 0 635 205" draw:points="318,205 0,205 0,0 635,0 635,205">
            <text:p/>
          </draw:polygon>
          <draw:path draw:style-name="gr6" draw:text-style-name="P5" draw:layer="layout" svg:width="0.15cm" svg:height="0.153cm" svg:x="3.3cm" svg:y="7.927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54cm" svg:height="0.097cm" svg:x="3.455cm" svg:y="8.01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539cm" svg:y="8.091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3.582cm" svg:y="8.01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18cm" svg:height="0.045cm" svg:x="3.673cm" svg:y="8.091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3.715cm" svg:y="8.01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18cm" svg:height="0.045cm" svg:x="3.806cm" svg:y="8.091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856cm" svg:y="8.01cm" svg:viewBox="0 0 55 98" svg:d="M34 4c0-4 0-4-5-4-9 10-23 10-29 10v5c4 0 13 0 22-4v75c0 5 0 7-15 7h-6v5c3 0 21 0 27 0 4 0 23 0 27 0v-5h-6c-15 0-15-2-15-7z">
            <text:p/>
          </draw:path>
        </draw:g>
        <draw:g>
          <svg:title>TexMaths</svg:title>
          <svg:desc>6§display§C_{1, 2, 1, N_1}§svg§600§FALSE§</svg:desc>
          <draw:polygon draw:style-name="gr5" draw:text-style-name="P4" draw:layer="layout" svg:width="0.755cm" svg:height="0.204cm" svg:x="5.487cm" svg:y="7.432cm" svg:viewBox="0 0 756 205" draw:points="378,205 0,205 0,0 756,0 756,205">
            <text:p/>
          </draw:polygon>
          <draw:path draw:style-name="gr6" draw:text-style-name="P5" draw:layer="layout" svg:width="0.15cm" svg:height="0.153cm" svg:x="5.498cm" svg:y="7.427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54cm" svg:height="0.097cm" svg:x="5.653cm" svg:y="7.51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5.737cm" svg:y="7.591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5.78cm" svg:y="7.51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18cm" svg:height="0.045cm" svg:x="5.871cm" svg:y="7.591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5.921cm" svg:y="7.51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6.005cm" svg:y="7.591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131cm" svg:height="0.1cm" svg:x="6.048cm" svg:y="7.507cm" svg:viewBox="0 0 132 101" svg:d="M113 16c2-5 4-11 16-11 1 0 3 0 3-3 0-1-1-2-2-2-5 0-11 1-15 1s-12-1-16-1c-1 0-3 0-3 3 0 2 2 2 3 2 7 0 10 3 10 6 0 2 0 2-1 4l-16 65-38-78c-1-2-1-2-5-2h-20c-3 0-5 0-5 3 0 2 2 2 5 2s6 0 9 1l-19 80c-2 5-5 9-16 10-1 0-3 0-3 3 0 2 1 2 2 2 5 0 11 0 15 0s13 0 17 0c1 0 3 0 3-3 0-2-2-2-4-2-10 0-10-4-10-6 0-1 0-1 1-4l19-76 43 89c2 2 2 2 4 2s2 0 3-3z">
            <text:p/>
          </draw:path>
          <draw:path draw:style-name="gr6" draw:text-style-name="P5" draw:layer="layout" svg:width="0.043cm" svg:height="0.07cm" svg:x="6.186cm" svg:y="7.558cm" svg:viewBox="0 0 44 71" svg:d="M27 3c0-3 0-3-4-3-7 7-19 7-21 7h-2v4h2c2 0 9 0 15-3v54c0 3 0 4-11 4h-5v5c6-1 15-1 21-1 7 0 16 0 22 1v-5h-6c-11 0-11-1-11-4z">
            <text:p/>
          </draw:path>
        </draw:g>
        <draw:g>
          <svg:title>TexMaths</svg:title>
          <svg:desc>6§display§C_{1, 2, N_1, 1}§svg§600§FALSE§</svg:desc>
          <draw:polygon draw:style-name="gr5" draw:text-style-name="P4" draw:layer="layout" svg:width="0.766cm" svg:height="0.204cm" svg:x="3.291cm" svg:y="9.133cm" svg:viewBox="0 0 767 205" draw:points="384,205 0,205 0,0 767,0 767,205">
            <text:p/>
          </draw:polygon>
          <draw:path draw:style-name="gr6" draw:text-style-name="P5" draw:layer="layout" svg:width="0.15cm" svg:height="0.153cm" svg:x="3.302cm" svg:y="9.128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54cm" svg:height="0.097cm" svg:x="3.457cm" svg:y="9.211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541cm" svg:y="9.292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3.584cm" svg:y="9.211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18cm" svg:height="0.045cm" svg:x="3.675cm" svg:y="9.292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131cm" svg:height="0.1cm" svg:x="3.719cm" svg:y="9.208cm" svg:viewBox="0 0 132 101" svg:d="M113 16c2-5 4-11 16-11 1 0 3 0 3-3 0-1-1-2-2-2-5 0-11 1-15 1s-12-1-16-1c-1 0-3 0-3 3 0 2 2 2 3 2 7 0 10 3 10 6 0 2 0 2-1 4l-16 65-38-78c-1-2-1-2-5-2h-20c-3 0-5 0-5 3 0 2 2 2 5 2s6 0 9 1l-19 80c-2 5-5 9-16 10-1 0-3 0-3 3 0 2 1 2 2 2 5 0 11 0 15 0s13 0 17 0c1 0 3 0 3-3 0-2-2-2-4-2-10 0-10-4-10-6 0-1 0-1 1-4l19-76 43 89c2 2 2 2 4 2s2 0 3-3z">
            <text:p/>
          </draw:path>
          <draw:path draw:style-name="gr6" draw:text-style-name="P5" draw:layer="layout" svg:width="0.043cm" svg:height="0.07cm" svg:x="3.857cm" svg:y="9.259cm" svg:viewBox="0 0 44 71" svg:d="M27 3c0-3 0-3-4-3-7 7-19 7-21 7h-2v4h2c2 0 9 0 15-3v54c0 3 0 4-11 4h-5v5c6-1 15-1 21-1 7 0 16 0 22 1v-5h-6c-11 0-11-1-11-4z">
            <text:p/>
          </draw:path>
          <draw:path draw:style-name="gr6" draw:text-style-name="P5" draw:layer="layout" svg:width="0.018cm" svg:height="0.045cm" svg:x="3.94cm" svg:y="9.292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99cm" svg:y="9.211cm" svg:viewBox="0 0 55 98" svg:d="M34 4c0-4 0-4-5-4-9 10-23 10-29 10v5c4 0 13 0 22-4v75c0 5 0 7-15 7h-6v5c3 0 21 0 27 0 4 0 23 0 27 0v-5h-6c-15 0-15-2-15-7z">
            <text:p/>
          </draw:path>
        </draw:g>
        <draw:g>
          <svg:title>TexMaths</svg:title>
          <svg:desc>6§display§C_{1, 2, N_1, N_1}§svg§600§FALSE§</svg:desc>
          <draw:polygon draw:style-name="gr5" draw:text-style-name="P4" draw:layer="layout" svg:width="0.887cm" svg:height="0.204cm" svg:x="5.29cm" svg:y="9.133cm" svg:viewBox="0 0 888 205" draw:points="444,205 0,205 0,0 888,0 888,205">
            <text:p/>
          </draw:polygon>
          <draw:path draw:style-name="gr6" draw:text-style-name="P5" draw:layer="layout" svg:width="0.15cm" svg:height="0.153cm" svg:x="5.301cm" svg:y="9.128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54cm" svg:height="0.097cm" svg:x="5.456cm" svg:y="9.211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5.54cm" svg:y="9.292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5.583cm" svg:y="9.211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18cm" svg:height="0.045cm" svg:x="5.674cm" svg:y="9.292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131cm" svg:height="0.1cm" svg:x="5.718cm" svg:y="9.208cm" svg:viewBox="0 0 132 101" svg:d="M113 16c2-5 4-11 16-11 1 0 3 0 3-3 0-1-1-2-2-2-5 0-11 1-15 1s-12-1-16-1c-1 0-3 0-3 3 0 2 2 2 3 2 7 0 10 3 10 6 0 2 0 2-1 4l-16 65-38-78c-1-2-1-2-5-2h-20c-3 0-5 0-5 3 0 2 2 2 5 2s6 0 9 1l-19 80c-2 5-5 9-16 10-1 0-3 0-3 3 0 2 1 2 2 2 5 0 11 0 15 0s13 0 17 0c1 0 3 0 3-3 0-2-2-2-4-2-10 0-10-4-10-6 0-1 0-1 1-4l19-76 43 89c2 2 2 2 4 2s2 0 3-3z">
            <text:p/>
          </draw:path>
          <draw:path draw:style-name="gr6" draw:text-style-name="P5" draw:layer="layout" svg:width="0.043cm" svg:height="0.07cm" svg:x="5.856cm" svg:y="9.259cm" svg:viewBox="0 0 44 71" svg:d="M27 3c0-3 0-3-4-3-7 7-19 7-21 7h-2v4h2c2 0 9 0 15-3v54c0 3 0 4-11 4h-5v5c6-1 15-1 21-1 7 0 16 0 22 1v-5h-6c-11 0-11-1-11-4z">
            <text:p/>
          </draw:path>
          <draw:path draw:style-name="gr6" draw:text-style-name="P5" draw:layer="layout" svg:width="0.018cm" svg:height="0.045cm" svg:x="5.939cm" svg:y="9.292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131cm" svg:height="0.1cm" svg:x="5.983cm" svg:y="9.208cm" svg:viewBox="0 0 132 101" svg:d="M113 16c2-5 5-11 16-11 1 0 3 0 3-3 0-1-1-2-2-2-5 0-11 1-15 1s-12-1-16-1c-1 0-3 0-3 3 0 2 2 2 3 2 7 0 10 3 10 6 0 2 0 2-1 4l-16 65-38-78c-1-2-1-2-5-2h-20c-3 0-5 0-5 3 0 2 2 2 5 2s6 0 9 1l-19 80c-2 5-5 9-16 10-1 0-3 0-3 3 0 2 1 2 2 2 5 0 11 0 15 0s13 0 17 0c1 0 3 0 3-3 0-2-2-2-4-2-10 0-10-4-10-6 0-1 0-1 1-4l19-76 43 89c2 2 2 2 4 2s2 0 3-3z">
            <text:p/>
          </draw:path>
          <draw:path draw:style-name="gr6" draw:text-style-name="P5" draw:layer="layout" svg:width="0.043cm" svg:height="0.07cm" svg:x="6.121cm" svg:y="9.259cm" svg:viewBox="0 0 44 71" svg:d="M27 3c0-3 0-3-4-3-7 7-19 7-21 7h-2v4h2c2 0 9 0 15-3v54c0 3 0 4-11 4h-5v5c6-1 15-1 21-1 7 0 16 0 22 1v-5h-6c-11 0-11-1-11-4z">
            <text:p/>
          </draw:path>
        </draw:g>
        <draw:g>
          <svg:title>TexMaths</svg:title>
          <svg:desc>14§display§\vdots§svg§600§FALSE§</svg:desc>
          <draw:polygon draw:style-name="gr5" draw:text-style-name="P4" draw:layer="layout" svg:width="0.136cm" svg:height="0.446cm" svg:x="3.563cm" svg:y="8.461cm" svg:viewBox="0 0 137 447" draw:points="69,447 0,447 0,0 137,0 137,447">
            <text:p/>
          </draw:polygon>
          <draw:path draw:style-name="gr6" draw:text-style-name="P5" draw:layer="layout" svg:width="0.052cm" svg:height="0.052cm" svg:x="3.605cm" svg:y="8.461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3.605cm" svg:y="8.657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3.605cm" svg:y="8.855cm" svg:viewBox="0 0 53 53" svg:d="M53 27c0-14-11-27-26-27-14 0-27 13-27 27 0 15 13 26 27 26 15 0 26-11 26-26z">
            <text:p/>
          </draw:path>
        </draw:g>
        <draw:g>
          <svg:title>TexMaths</svg:title>
          <svg:desc>14§display§\ddots§svg§600§FALSE§</svg:desc>
          <draw:polygon draw:style-name="gr5" draw:text-style-name="P4" draw:layer="layout" svg:width="0.52cm" svg:height="0.348cm" svg:x="4.399cm" svg:y="8.348cm" svg:viewBox="0 0 521 349" draw:points="261,349 0,349 0,0 521,0 521,349">
            <text:p/>
          </draw:polygon>
          <draw:path draw:style-name="gr6" draw:text-style-name="P5" draw:layer="layout" svg:width="0.052cm" svg:height="0.052cm" svg:x="4.441cm" svg:y="8.348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4.633cm" svg:y="8.495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4.825cm" svg:y="8.644cm" svg:viewBox="0 0 53 53" svg:d="M53 27c0-14-11-27-26-27-14 0-27 13-27 27 0 15 13 26 27 26 15 0 26-11 26-26z">
            <text:p/>
          </draw:path>
        </draw:g>
        <draw:g>
          <svg:title>TexMaths</svg:title>
          <svg:desc>14§display§\cdots§svg§600§FALSE§</svg:desc>
          <draw:polygon draw:style-name="gr5" draw:text-style-name="P4" draw:layer="layout" svg:width="0.573cm" svg:height="0.191cm" svg:x="4.813cm" svg:y="7.504cm" svg:viewBox="0 0 574 192" draw:points="287,192 0,192 0,0 574,0 574,192">
            <text:p/>
          </draw:polygon>
          <draw:path draw:style-name="gr6" draw:text-style-name="P5" draw:layer="layout" svg:width="0.052cm" svg:height="0.052cm" svg:x="4.855cm" svg:y="7.573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5.073cm" svg:y="7.573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5.292cm" svg:y="7.573cm" svg:viewBox="0 0 53 53" svg:d="M53 27c0-14-11-27-26-27-14 0-27 13-27 27 0 15 13 26 27 26 15 0 26-11 26-26z">
            <text:p/>
          </draw:path>
        </draw:g>
        <draw:g>
          <svg:title>TexMaths</svg:title>
          <svg:desc>14§display§\vdots§svg§600§FALSE§</svg:desc>
          <draw:polygon draw:style-name="gr5" draw:text-style-name="P4" draw:layer="layout" svg:width="0.136cm" svg:height="0.446cm" svg:x="5.764cm" svg:y="8.162cm" svg:viewBox="0 0 137 447" draw:points="69,447 0,447 0,0 137,0 137,447">
            <text:p/>
          </draw:polygon>
          <draw:path draw:style-name="gr6" draw:text-style-name="P5" draw:layer="layout" svg:width="0.052cm" svg:height="0.052cm" svg:x="5.806cm" svg:y="8.162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5.806cm" svg:y="8.358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5.806cm" svg:y="8.556cm" svg:viewBox="0 0 53 53" svg:d="M53 27c0-14-11-27-26-27-14 0-27 13-27 27 0 15 13 26 27 26 15 0 26-11 26-26z">
            <text:p/>
          </draw:path>
        </draw:g>
        <draw:g>
          <svg:title>TexMaths</svg:title>
          <svg:desc>14§display§\cdots§svg§600§FALSE§</svg:desc>
          <draw:polygon draw:style-name="gr5" draw:text-style-name="P4" draw:layer="layout" svg:width="0.573cm" svg:height="0.191cm" svg:x="4.413cm" svg:y="9.103cm" svg:viewBox="0 0 574 192" draw:points="287,192 0,192 0,0 574,0 574,192">
            <text:p/>
          </draw:polygon>
          <draw:path draw:style-name="gr6" draw:text-style-name="P5" draw:layer="layout" svg:width="0.052cm" svg:height="0.052cm" svg:x="4.455cm" svg:y="9.172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4.673cm" svg:y="9.172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4.892cm" svg:y="9.172cm" svg:viewBox="0 0 53 53" svg:d="M53 27c0-14-11-27-26-27-14 0-27 13-27 27 0 15 13 26 27 26 15 0 26-11 26-26z">
            <text:p/>
          </draw:path>
        </draw:g>
        <draw:g>
          <svg:title>TexMaths</svg:title>
          <svg:desc>12§display§N_1§svg§600§FALSE§</svg:desc>
          <draw:polygon draw:style-name="gr5" draw:text-style-name="P4" draw:layer="layout" svg:width="0.505cm" svg:height="0.351cm" svg:x="2.297cm" svg:y="8.137cm" svg:viewBox="0 0 506 352" draw:points="253,352 0,352 0,0 506,0 506,352">
            <text:p/>
          </draw:polygon>
          <draw:path draw:style-name="gr6" draw:text-style-name="P5" draw:layer="layout" svg:width="0.355cm" svg:height="0.288cm" svg:x="2.314cm" svg:y="8.136cm" svg:viewBox="0 0 356 289" svg:d="M303 44c4-16 12-30 46-31 2 0 7 0 7-8 0 0 0-5-6-5-13 0-29 1-42 1-14 0-30-1-43-1-2 0-8 0-8 8 0 5 4 5 8 5 24 0 29 10 29 18 0 3-1 9-1 10l-48 188-94-221c-4-8-4-8-13-8h-56c-9 0-14 0-14 8 0 5 5 5 12 5 3 0 29 0 29 4l-56 228c-4 17-11 30-46 31-2 0-7 0-7 9 0 3 2 4 6 4 13 0 28-1 42-1s30 1 43 1c3 0 9 0 9-8 0-5-5-5-10-5-24-1-28-9-28-18 0-3 2-6 3-11l55-223c2 2 2 4 4 7l105 250c4 7 5 8 8 8 5 0 5-1 6-8z">
            <text:p/>
          </draw:path>
          <draw:path draw:style-name="gr6" draw:text-style-name="P5" draw:layer="layout" svg:width="0.108cm" svg:height="0.196cm" svg:x="2.666cm" svg:y="8.292cm" svg:viewBox="0 0 109 197" svg:d="M67 8c0-8 0-8-8-8-19 19-47 19-59 19v11c7 0 26 0 43-8v151c0 10 0 13-30 13h-11v11c5 0 42-1 53-1 10 0 47 1 54 1v-11h-12c-30 0-30-3-30-13z">
            <text:p/>
          </draw:path>
        </draw:g>
        <draw:g>
          <svg:title>TexMaths</svg:title>
          <svg:desc>8§display§S_{1, 2, 1, 1}§svg§600§FALSE§</svg:desc>
          <draw:polygon draw:style-name="gr5" draw:text-style-name="P4" draw:layer="layout" svg:width="0.817cm" svg:height="0.272cm" svg:x="11.748cm" svg:y="7.3cm" svg:viewBox="0 0 818 273" draw:points="409,273 0,273 0,0 818,0 818,273">
            <text:p/>
          </draw:polygon>
          <draw:path draw:style-name="gr6" draw:text-style-name="P5" draw:layer="layout" svg:width="0.166cm" svg:height="0.205cm" svg:x="11.762cm" svg:y="7.293cm" svg:viewBox="0 0 167 206" svg:d="M167 3c0-1 0-3-2-3s-3 0-6 4l-13 16c-8-13-22-20-40-20-36 0-71 33-71 66 0 24 15 36 30 40l30 8c11 3 27 8 27 31 0 25-24 52-52 52-18 0-49-7-49-42 0-6 1-13 1-15 1-1 1-2 1-2 0-3-2-3-3-3-2 0-2 0-3 1s-17 66-17 66c0 2 2 4 3 4 2 0 2-1 5-5l14-16c12 17 32 21 48 21 38 0 72-38 72-73 0-20-10-30-14-33-6-7-11-8-36-14-6-2-17-5-19-5-7-3-17-11-17-27 0-22 22-46 49-46 24 0 41 12 41 44 0 9-1 14-1 15s0 3 3 3 3 0 4-5z">
            <text:p/>
          </draw:path>
          <draw:path draw:style-name="gr6" draw:text-style-name="P5" draw:layer="layout" svg:width="0.072cm" svg:height="0.13cm" svg:x="11.942cm" svg:y="7.403cm" svg:viewBox="0 0 73 131" svg:d="M45 6c0-6 0-6-6-6-13 13-31 13-39 13v7c5 0 18 0 29-6v101c0 7 0 9-20 9h-7v7c3 0 28-1 35-1 6 0 31 1 36 1v-7h-8c-20 0-20-2-20-9z">
            <text:p/>
          </draw:path>
          <draw:path draw:style-name="gr6" draw:text-style-name="P5" draw:layer="layout" svg:width="0.025cm" svg:height="0.061cm" svg:x="12.053cm" svg:y="7.511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87cm" svg:height="0.13cm" svg:x="12.11cm" svg:y="7.403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25cm" svg:height="0.061cm" svg:x="12.232cm" svg:y="7.511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72cm" svg:height="0.13cm" svg:x="12.297cm" svg:y="7.403cm" svg:viewBox="0 0 73 131" svg:d="M45 6c0-6 0-6-6-6-13 13-31 13-39 13v7c5 0 18 0 29-6v101c0 7 0 9-20 9h-7v7c3 0 28-1 35-1 6 0 31 1 36 1v-7h-8c-20 0-20-2-20-9z">
            <text:p/>
          </draw:path>
          <draw:path draw:style-name="gr6" draw:text-style-name="P5" draw:layer="layout" svg:width="0.025cm" svg:height="0.061cm" svg:x="12.409cm" svg:y="7.511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72cm" svg:height="0.13cm" svg:x="12.476cm" svg:y="7.403cm" svg:viewBox="0 0 73 131" svg:d="M45 6c0-6 0-6-6-6-13 13-31 13-39 13v7c5 0 18 0 29-6v101c0 7 0 9-20 9h-7v7c3 0 28-1 35-1 6 0 31 1 36 1v-7h-8c-20 0-20-2-20-9z">
            <text:p/>
          </draw:path>
        </draw:g>
        <draw:g>
          <svg:title>TexMaths</svg:title>
          <svg:desc>8§display§S_{1, 2, 1, 73}§svg§600§FALSE§</svg:desc>
          <draw:polygon draw:style-name="gr5" draw:text-style-name="P4" draw:layer="layout" svg:width="0.929cm" svg:height="0.272cm" svg:x="13.648cm" svg:y="7.301cm" svg:viewBox="0 0 930 273" draw:points="465,273 0,273 0,0 930,0 930,273">
            <text:p/>
          </draw:polygon>
          <draw:path draw:style-name="gr6" draw:text-style-name="P5" draw:layer="layout" svg:width="0.166cm" svg:height="0.205cm" svg:x="13.662cm" svg:y="7.294cm" svg:viewBox="0 0 167 206" svg:d="M167 3c0-1 0-3-2-3s-3 0-6 4l-13 16c-8-13-22-20-40-20-36 0-71 33-71 66 0 24 15 36 30 40l30 8c11 3 27 8 27 31 0 25-24 52-52 52-18 0-49-7-49-42 0-6 1-13 1-15 1-1 1-2 1-2 0-3-2-3-3-3-2 0-2 0-3 1s-17 66-17 66c0 2 2 4 3 4 2 0 2-1 5-5l14-16c12 17 32 21 48 21 38 0 72-38 72-73 0-20-10-30-14-33-6-7-11-8-36-14-6-2-17-5-19-5-7-3-17-11-17-27 0-22 22-46 49-46 24 0 41 12 41 44 0 9-1 14-1 15s0 3 3 3 3 0 4-5z">
            <text:p/>
          </draw:path>
          <draw:path draw:style-name="gr6" draw:text-style-name="P5" draw:layer="layout" svg:width="0.072cm" svg:height="0.13cm" svg:x="13.842cm" svg:y="7.404cm" svg:viewBox="0 0 73 131" svg:d="M45 6c0-6 0-6-6-6-13 13-31 13-39 13v7c5 0 18 0 29-6v101c0 7 0 9-20 9h-7v7c3 0 28-1 35-1 6 0 31 1 36 1v-7h-8c-20 0-20-2-20-9z">
            <text:p/>
          </draw:path>
          <draw:path draw:style-name="gr6" draw:text-style-name="P5" draw:layer="layout" svg:width="0.025cm" svg:height="0.061cm" svg:x="13.953cm" svg:y="7.512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87cm" svg:height="0.13cm" svg:x="14.01cm" svg:y="7.404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25cm" svg:height="0.061cm" svg:x="14.132cm" svg:y="7.512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72cm" svg:height="0.13cm" svg:x="14.197cm" svg:y="7.404cm" svg:viewBox="0 0 73 131" svg:d="M45 6c0-6 0-6-6-6-13 13-31 13-39 13v7c5 0 18 0 29-6v101c0 7 0 9-20 9h-7v7c3 0 28-1 35-1 6 0 31 1 36 1v-7h-8c-20 0-20-2-20-9z">
            <text:p/>
          </draw:path>
          <draw:path draw:style-name="gr6" draw:text-style-name="P5" draw:layer="layout" svg:width="0.025cm" svg:height="0.061cm" svg:x="14.309cm" svg:y="7.512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93cm" svg:height="0.137cm" svg:x="14.368cm" svg:y="7.402cm" svg:viewBox="0 0 94 138" svg:d="M92 14c2-2 2-3 2-8h-52c-8 0-10 0-17 0-11-1-11-3-11-6h-7l-7 42h6c1-3 3-16 6-18 2-1 18-1 21-1h43c-6 8-16 21-21 27-25 33-28 65-28 76 0 3 0 12 10 12 9 0 9-9 9-12v-8c0-38 8-56 16-66z">
            <text:p/>
          </draw:path>
          <draw:path draw:style-name="gr6" draw:text-style-name="P5" draw:layer="layout" svg:width="0.09cm" svg:height="0.134cm" svg:x="14.476cm" svg:y="7.404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-1 0-3 0-3 2 0 4 3 4 6 4z">
            <text:p/>
          </draw:path>
        </draw:g>
        <draw:g>
          <svg:title>TexMaths</svg:title>
          <svg:desc>8§display§S_{1, 2, N_1, 1}§svg§600§FALSE§</svg:desc>
          <draw:polygon draw:style-name="gr5" draw:text-style-name="P4" draw:layer="layout" svg:width="0.993cm" svg:height="0.272cm" svg:x="11.75cm" svg:y="8.8cm" svg:viewBox="0 0 994 273" draw:points="497,273 0,273 0,0 994,0 994,273">
            <text:p/>
          </draw:polygon>
          <draw:path draw:style-name="gr6" draw:text-style-name="P5" draw:layer="layout" svg:width="0.166cm" svg:height="0.205cm" svg:x="11.764cm" svg:y="8.793cm" svg:viewBox="0 0 167 206" svg:d="M167 3c0-1 0-3-2-3s-3 0-6 4l-13 16c-8-13-22-20-40-20-36 0-71 33-71 66 0 24 15 36 30 40l30 8c11 3 27 8 27 31 0 25-24 52-52 52-18 0-49-7-49-42 0-6 1-13 1-15 1-1 1-2 1-2 0-3-2-3-3-3-2 0-2 0-3 1s-17 66-17 66c0 2 2 4 3 4 2 0 2-1 5-5l14-16c12 17 32 21 48 21 38 0 72-38 72-73 0-20-10-30-14-33-6-7-11-8-36-14-6-2-17-5-19-5-7-3-17-11-17-27 0-22 22-46 49-46 24 0 41 12 41 44 0 9-1 14-1 15s0 3 3 3 3 0 4-5z">
            <text:p/>
          </draw:path>
          <draw:path draw:style-name="gr6" draw:text-style-name="P5" draw:layer="layout" svg:width="0.072cm" svg:height="0.13cm" svg:x="11.944cm" svg:y="8.903cm" svg:viewBox="0 0 73 131" svg:d="M45 6c0-6 0-6-6-6-13 13-31 13-39 13v7c5 0 18 0 29-6v101c0 7 0 9-20 9h-7v7c3 0 28-1 35-1 6 0 31 1 36 1v-7h-8c-20 0-20-2-20-9z">
            <text:p/>
          </draw:path>
          <draw:path draw:style-name="gr6" draw:text-style-name="P5" draw:layer="layout" svg:width="0.025cm" svg:height="0.061cm" svg:x="12.055cm" svg:y="9.011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87cm" svg:height="0.13cm" svg:x="12.112cm" svg:y="8.903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25cm" svg:height="0.061cm" svg:x="12.234cm" svg:y="9.011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175cm" svg:height="0.134cm" svg:x="12.291cm" svg:y="8.899cm" svg:viewBox="0 0 176 135" svg:d="M151 22c3-8 5-15 21-15 1 0 4 0 4-5 0 0-1-2-3-2-7 0-14 1-20 1-5 0-16-1-21-1-2 0-4 0-4 4 0 3 2 3 4 3 10 0 13 3 13 8 0 2 0 3-1 5l-22 86-50-103c-2-3-2-3-6-3h-28c-4 0-6 0-6 4 0 3 2 3 6 3s9 0 13 1l-26 106c-2 8-6 13-21 14-2 0-4 0-4 4 0 2 2 3 3 3 7 0 14-1 20-1 5 0 17 1 22 1 1 0 4-1 4-4s-3-3-5-3c-13 0-13-6-13-8 0-1 0-2 1-5l26-101 57 118c2 3 3 3 5 3s2-1 4-4z">
            <text:p/>
          </draw:path>
          <draw:path draw:style-name="gr6" draw:text-style-name="P5" draw:layer="layout" svg:width="0.057cm" svg:height="0.093cm" svg:x="12.475cm" svg:y="8.968cm" svg:viewBox="0 0 58 94" svg:d="M36 4c0-4 0-4-5-4-10 9-25 9-29 9h-2v6h2c4 0 13 0 21-4v71c0 4 0 6-15 6h-7v6c8 0 21 0 29 0s20 0 28 0v-6h-7c-15 0-15-2-15-6z">
            <text:p/>
          </draw:path>
          <draw:path draw:style-name="gr6" draw:text-style-name="P5" draw:layer="layout" svg:width="0.025cm" svg:height="0.061cm" svg:x="12.587cm" svg:y="9.011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72cm" svg:height="0.13cm" svg:x="12.653cm" svg:y="8.903cm" svg:viewBox="0 0 73 131" svg:d="M45 6c0-6 0-6-6-6-13 13-31 13-39 13v7c5 0 18 0 29-6v101c0 7 0 9-20 9h-7v7c3 0 28-1 35-1 6 0 31 1 36 1v-7h-8c-20 0-20-2-20-9z">
            <text:p/>
          </draw:path>
        </draw:g>
        <draw:g>
          <svg:title>TexMaths</svg:title>
          <svg:desc>8§display§S_{1, 2, N_1, 73}§svg§600§FALSE§</svg:desc>
          <draw:polygon draw:style-name="gr5" draw:text-style-name="P4" draw:layer="layout" svg:width="1.105cm" svg:height="0.272cm" svg:x="13.449cm" svg:y="8.8cm" svg:viewBox="0 0 1106 273" draw:points="553,273 0,273 0,0 1106,0 1106,273">
            <text:p/>
          </draw:polygon>
          <draw:path draw:style-name="gr6" draw:text-style-name="P5" draw:layer="layout" svg:width="0.166cm" svg:height="0.205cm" svg:x="13.463cm" svg:y="8.793cm" svg:viewBox="0 0 167 206" svg:d="M167 3c0-1 0-3-2-3s-3 0-6 4l-13 16c-8-13-22-20-40-20-36 0-71 33-71 66 0 24 15 36 30 40l30 8c11 3 27 8 27 31 0 25-24 52-52 52-18 0-49-7-49-42 0-6 1-13 1-15 1-1 1-2 1-2 0-3-2-3-3-3-2 0-2 0-3 1s-17 66-17 66c0 2 2 4 3 4 2 0 2-1 5-5l14-16c12 17 32 21 48 21 38 0 72-38 72-73 0-20-10-30-14-33-6-7-11-8-36-14-6-2-17-5-19-5-7-3-17-11-17-27 0-22 22-46 49-46 24 0 41 12 41 44 0 9-1 14-1 15s0 3 3 3 3 0 4-5z">
            <text:p/>
          </draw:path>
          <draw:path draw:style-name="gr6" draw:text-style-name="P5" draw:layer="layout" svg:width="0.072cm" svg:height="0.13cm" svg:x="13.643cm" svg:y="8.903cm" svg:viewBox="0 0 73 131" svg:d="M45 6c0-6 0-6-6-6-13 13-31 13-39 13v7c5 0 18 0 29-6v101c0 7 0 9-20 9h-7v7c3 0 28-1 35-1 6 0 31 1 36 1v-7h-8c-20 0-20-2-20-9z">
            <text:p/>
          </draw:path>
          <draw:path draw:style-name="gr6" draw:text-style-name="P5" draw:layer="layout" svg:width="0.025cm" svg:height="0.061cm" svg:x="13.755cm" svg:y="9.011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87cm" svg:height="0.13cm" svg:x="13.812cm" svg:y="8.903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25cm" svg:height="0.061cm" svg:x="13.933cm" svg:y="9.011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175cm" svg:height="0.134cm" svg:x="13.991cm" svg:y="8.899cm" svg:viewBox="0 0 176 135" svg:d="M151 22c3-8 5-15 21-15 1 0 4 0 4-5 0 0-1-2-3-2-7 0-14 1-20 1-5 0-16-1-21-1-2 0-4 0-4 4 0 3 2 3 4 3 10 0 13 3 13 8 0 2 0 3-1 5l-22 86-50-103c-2-3-2-3-6-3h-28c-4 0-6 0-6 4 0 3 2 3 6 3s9 0 13 1l-26 106c-2 8-6 13-21 14-2 0-4 0-4 4 0 2 2 3 3 3 7 0 14-1 20-1 5 0 17 1 22 1 1 0 4-1 4-4s-3-3-5-3c-13 0-13-6-13-8 0-1 0-2 1-5l26-101 57 118c2 3 3 3 5 3s2-1 4-4z">
            <text:p/>
          </draw:path>
          <draw:path draw:style-name="gr6" draw:text-style-name="P5" draw:layer="layout" svg:width="0.057cm" svg:height="0.093cm" svg:x="14.175cm" svg:y="8.968cm" svg:viewBox="0 0 58 94" svg:d="M36 4c0-4 0-4-5-4-10 9-25 9-29 9h-2v6h2c4 0 13 0 21-4v71c0 4 0 6-15 6h-7v6c8 0 21 0 29 0s20 0 28 0v-6h-7c-15 0-15-2-15-6z">
            <text:p/>
          </draw:path>
          <draw:path draw:style-name="gr6" draw:text-style-name="P5" draw:layer="layout" svg:width="0.025cm" svg:height="0.061cm" svg:x="14.287cm" svg:y="9.011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93cm" svg:height="0.137cm" svg:x="14.345cm" svg:y="8.901cm" svg:viewBox="0 0 94 138" svg:d="M92 14c2-2 2-3 2-8h-52c-8 0-10 0-17 0-11-1-11-3-11-6h-7l-7 42h6c1-3 3-16 6-18 2-1 18-1 21-1h43c-6 8-16 21-21 27-25 33-28 65-28 76 0 3 0 12 10 12 9 0 9-9 9-12v-8c0-38 8-56 16-66z">
            <text:p/>
          </draw:path>
          <draw:path draw:style-name="gr6" draw:text-style-name="P5" draw:layer="layout" svg:width="0.09cm" svg:height="0.134cm" svg:x="14.453cm" svg:y="8.903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-1 0-2 0-2 2 0 4 2 4 5 4z">
            <text:p/>
          </draw:path>
        </draw:g>
        <draw:g>
          <svg:title>TexMaths</svg:title>
          <svg:desc>14§display§\vdots§svg§600§FALSE§</svg:desc>
          <draw:polygon draw:style-name="gr5" draw:text-style-name="P4" draw:layer="layout" svg:width="0.136cm" svg:height="0.446cm" svg:x="12.163cm" svg:y="8.06cm" svg:viewBox="0 0 137 447" draw:points="69,447 0,447 0,0 137,0 137,447">
            <text:p/>
          </draw:polygon>
          <draw:path draw:style-name="gr6" draw:text-style-name="P5" draw:layer="layout" svg:width="0.052cm" svg:height="0.052cm" svg:x="12.205cm" svg:y="8.06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2.205cm" svg:y="8.256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2.205cm" svg:y="8.454cm" svg:viewBox="0 0 53 53" svg:d="M53 27c0-14-11-27-26-27-14 0-27 13-27 27 0 15 13 26 27 26 15 0 26-11 26-26z">
            <text:p/>
          </draw:path>
        </draw:g>
        <draw:g>
          <svg:title>TexMaths</svg:title>
          <svg:desc>14§display§\ddots§svg§600§FALSE§</svg:desc>
          <draw:polygon draw:style-name="gr5" draw:text-style-name="P4" draw:layer="layout" svg:width="0.52cm" svg:height="0.348cm" svg:x="12.799cm" svg:y="8.047cm" svg:viewBox="0 0 521 349" draw:points="261,349 0,349 0,0 521,0 521,349">
            <text:p/>
          </draw:polygon>
          <draw:path draw:style-name="gr6" draw:text-style-name="P5" draw:layer="layout" svg:width="0.052cm" svg:height="0.052cm" svg:x="12.841cm" svg:y="8.047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033cm" svg:y="8.194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225cm" svg:y="8.343cm" svg:viewBox="0 0 53 53" svg:d="M53 27c0-14-11-27-26-27-14 0-27 13-27 27 0 15 13 26 27 26 15 0 26-11 26-26z">
            <text:p/>
          </draw:path>
        </draw:g>
        <draw:g>
          <svg:title>TexMaths</svg:title>
          <svg:desc>14§display§\vdots§svg§600§FALSE§</svg:desc>
          <draw:polygon draw:style-name="gr5" draw:text-style-name="P4" draw:layer="layout" svg:width="0.136cm" svg:height="0.446cm" svg:x="14.064cm" svg:y="8.061cm" svg:viewBox="0 0 137 447" draw:points="69,447 0,447 0,0 137,0 137,447">
            <text:p/>
          </draw:polygon>
          <draw:path draw:style-name="gr6" draw:text-style-name="P5" draw:layer="layout" svg:width="0.052cm" svg:height="0.052cm" svg:x="14.106cm" svg:y="8.061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4.106cm" svg:y="8.257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4.106cm" svg:y="8.455cm" svg:viewBox="0 0 53 53" svg:d="M53 27c0-14-11-27-26-27-14 0-27 13-27 27 0 15 13 26 27 26 15 0 26-11 26-26z">
            <text:p/>
          </draw:path>
        </draw:g>
        <draw:g>
          <svg:title>TexMaths</svg:title>
          <svg:desc>14§display§\cdots§svg§600§FALSE§</svg:desc>
          <draw:polygon draw:style-name="gr5" draw:text-style-name="P4" draw:layer="layout" svg:width="0.573cm" svg:height="0.191cm" svg:x="12.813cm" svg:y="8.803cm" svg:viewBox="0 0 574 192" draw:points="287,192 0,192 0,0 574,0 574,192">
            <text:p/>
          </draw:polygon>
          <draw:path draw:style-name="gr6" draw:text-style-name="P5" draw:layer="layout" svg:width="0.052cm" svg:height="0.052cm" svg:x="12.855cm" svg:y="8.872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073cm" svg:y="8.872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292cm" svg:y="8.872cm" svg:viewBox="0 0 53 53" svg:d="M53 27c0-14-11-27-26-27-14 0-27 13-27 27 0 15 13 26 27 26 15 0 26-11 26-26z">
            <text:p/>
          </draw:path>
        </draw:g>
        <draw:g>
          <svg:title>TexMaths</svg:title>
          <svg:desc>14§display§\cdots§svg§600§FALSE§</svg:desc>
          <draw:polygon draw:style-name="gr5" draw:text-style-name="P4" draw:layer="layout" svg:width="0.573cm" svg:height="0.191cm" svg:x="12.813cm" svg:y="7.404cm" svg:viewBox="0 0 574 192" draw:points="287,192 0,192 0,0 574,0 574,192">
            <text:p/>
          </draw:polygon>
          <draw:path draw:style-name="gr6" draw:text-style-name="P5" draw:layer="layout" svg:width="0.052cm" svg:height="0.052cm" svg:x="12.855cm" svg:y="7.473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073cm" svg:y="7.473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292cm" svg:y="7.473cm" svg:viewBox="0 0 53 53" svg:d="M53 27c0-14-11-27-26-27-14 0-27 13-27 27 0 15 13 26 27 26 15 0 26-11 26-26z">
            <text:p/>
          </draw:path>
        </draw:g>
        <draw:g>
          <svg:title>TexMaths</svg:title>
          <svg:desc>12§display§N_1 + N_2§svg§600§FALSE§</svg:desc>
          <draw:polygon draw:style-name="gr5" draw:text-style-name="P4" draw:layer="layout" svg:width="1.546cm" svg:height="0.351cm" svg:x="9.998cm" svg:y="8.139cm" svg:viewBox="0 0 1547 352" draw:points="774,352 0,352 0,0 1547,0 1547,352">
            <text:p/>
          </draw:polygon>
          <draw:path draw:style-name="gr6" draw:text-style-name="P5" draw:layer="layout" svg:width="0.355cm" svg:height="0.288cm" svg:x="10.015cm" svg:y="8.138cm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
            <text:p/>
          </draw:path>
          <draw:path draw:style-name="gr6" draw:text-style-name="P5" draw:layer="layout" svg:width="0.108cm" svg:height="0.196cm" svg:x="10.368cm" svg:y="8.294cm" svg:viewBox="0 0 109 197" svg:d="M67 8c0-8 0-8-8-8-19 19-47 19-59 19v11c7 0 26 0 43-8v151c0 10 0 13-30 13h-11v11c5 0 42-1 53-1 10 0 47 1 54 1v-11h-12c-30 0-30-3-30-13z">
            <text:p/>
          </draw:path>
          <draw:path draw:style-name="gr6" draw:text-style-name="P5" draw:layer="layout" svg:width="0.281cm" svg:height="0.281cm" svg:x="10.642cm" svg:y="8.18cm" svg:viewBox="0 0 282 282" svg:d="M150 150h118c6 0 14 0 14-8 0-10-8-10-14-10h-118v-118c0-6 0-14-8-14-10 0-10 8-10 14v118h-118c-6 0-14 0-14 10 0 8 8 8 14 8h118v118c0 6 0 14 10 14 8 0 8-8 8-14z">
            <text:p/>
          </draw:path>
          <draw:path draw:style-name="gr6" draw:text-style-name="P5" draw:layer="layout" svg:width="0.355cm" svg:height="0.288cm" svg:x="11.055cm" svg:y="8.138cm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
            <text:p/>
          </draw:path>
          <draw:path draw:style-name="gr6" draw:text-style-name="P5" draw:layer="layout" svg:width="0.131cm" svg:height="0.196cm" svg:x="11.395cm" svg:y="8.294cm" svg:viewBox="0 0 132 197" svg:d="M132 143h-11c0 7-3 24-7 27-2 2-25 2-30 2h-54c31-28 41-36 59-50 23-18 43-36 43-64 0-36-32-58-70-58-37 0-62 26-62 53 0 15 13 17 16 17 7 0 15-5 15-16 0-5-1-16-17-16 9-21 29-27 44-27 30 0 45 23 45 47 0 26-19 46-29 57l-72 71c-2 3-2 3-2 11h122z">
            <text:p/>
          </draw:path>
        </draw:g>
        <draw:g>
          <svg:title>TexMaths</svg:title>
          <svg:desc>12§latex§73§svg§600§FALSE§</svg:desc>
          <draw:polygon draw:style-name="gr5" draw:text-style-name="P4" draw:layer="layout" svg:width="0.42cm" svg:height="0.271cm" svg:x="12.917cm" svg:y="6.668cm" svg:viewBox="0 0 421 272" draw:points="211,272 0,272 0,0 421,0 421,272">
            <text:p/>
          </draw:polygon>
          <draw:path draw:style-name="gr6" draw:text-style-name="P5" draw:layer="layout" svg:width="0.181cm" svg:height="0.294cm" svg:x="12.941cm" svg:y="6.654cm" svg:viewBox="0 0 182 295" svg:d="M179 29c3-6 3-6 3-16h-103c-51 0-53-5-54-13h-11l-14 87h11c1-7 5-33 11-38 2-3 36-3 40-3h89c-5 7-38 53-48 67-38 57-53 116-53 159 0 4 0 23 21 23 19 0 19-19 19-23v-22c0-22 1-46 5-69 1-10 7-46 26-72z">
            <text:p/>
          </draw:path>
          <draw:path draw:style-name="gr6" draw:text-style-name="P5" draw:layer="layout" svg:width="0.175cm" svg:height="0.29cm" svg:x="13.145cm" svg:y="6.659cm" svg:viewBox="0 0 176 291" svg:d="M106 133c34-12 58-41 58-74 0-35-37-59-78-59-43 0-74 25-74 58 0 14 8 21 22 21 13 0 21-8 21-21 0-21-20-21-26-21 13-21 41-26 56-26 17 0 41 9 41 47 0 6-1 29-12 49-13 20-28 21-38 21-3 0-14 1-16 1-4 0-7 2-7 5 0 5 3 5 11 5h18c34 0 50 29 50 71 0 57-29 69-48 69-18 0-49-7-65-32 16 2 29-7 29-23 0-15-12-24-24-24-11 0-24 6-24 24 0 40 40 67 85 67 53 0 91-38 91-81 0-35-26-69-70-77z">
            <text:p/>
          </draw:path>
        </draw:g>
        <draw:g>
          <svg:title>TexMaths</svg:title>
          <svg:desc>12§display§N_2§svg§600§FALSE§</svg:desc>
          <draw:polygon draw:style-name="gr5" draw:text-style-name="P4" draw:layer="layout" svg:width="0.505cm" svg:height="0.351cm" svg:x="4.283cm" svg:y="6.526cm" svg:viewBox="0 0 506 352" draw:points="253,352 0,352 0,0 506,0 506,352">
            <text:p/>
          </draw:polygon>
          <draw:path draw:style-name="gr6" draw:text-style-name="P5" draw:layer="layout" svg:width="0.355cm" svg:height="0.288cm" svg:x="4.3cm" svg:y="6.525cm" svg:viewBox="0 0 356 289" svg:d="M303 44c4-16 12-30 46-31 2 0 7 0 7-8 0 0 0-5-6-5-13 0-29 1-42 1-14 0-30-1-43-1-2 0-8 0-8 8 0 5 4 5 8 5 24 0 29 10 29 18 0 3-1 9-1 10l-48 188-94-221c-4-8-4-8-13-8h-56c-9 0-14 0-14 8 0 5 5 5 12 5 3 0 29 0 29 4l-56 228c-4 17-11 30-46 31-2 0-7 0-7 9 0 3 2 4 6 4 13 0 28-1 42-1s30 1 43 1c3 0 9 0 9-8 0-5-5-5-10-5-24-1-28-9-28-18 0-3 2-6 3-11l55-223c2 2 2 4 4 7l105 250c4 7 5 8 8 8 5 0 5-1 6-8z">
            <text:p/>
          </draw:path>
          <draw:path draw:style-name="gr6" draw:text-style-name="P5" draw:layer="layout" svg:width="0.131cm" svg:height="0.196cm" svg:x="4.639cm" svg:y="6.681cm" svg:viewBox="0 0 132 197" svg:d="M132 143h-11c0 7-3 24-7 27-2 2-25 2-30 2h-54c31-28 41-36 59-50 23-18 43-36 43-64 0-36-32-58-70-58-37 0-62 26-62 53 0 15 13 17 16 17 7 0 15-5 15-16 0-5-1-16-17-16 9-21 29-27 44-27 30 0 45 23 45 47 0 26-19 46-29 57l-72 71c-2 3-2 3-2 11h122z">
            <text:p/>
          </draw:path>
        </draw:g>
        <draw:custom-shape draw:style-name="gr2" draw:text-style-name="P2" draw:layer="layout" svg:width="0.127cm" svg:height="2.286cm" svg:x="3.129cm" svg:y="13.07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2" draw:layer="layout" svg:width="0.127cm" svg:height="2.286cm" svg:x="6.639cm" svg:y="12.97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g>
          <svg:title>TexMaths</svg:title>
          <svg:desc>6§display§C_{1, 1, 1, 1}§svg§600§FALSE§</svg:desc>
          <draw:polygon draw:style-name="gr5" draw:text-style-name="P4" draw:layer="layout" svg:width="0.634cm" svg:height="0.204cm" svg:x="3.299cm" svg:y="13.246cm" svg:viewBox="0 0 635 205" draw:points="318,205 0,205 0,0 635,0 635,205">
            <text:p/>
          </draw:polygon>
          <draw:path draw:style-name="gr6" draw:text-style-name="P5" draw:layer="layout" svg:width="0.15cm" svg:height="0.153cm" svg:x="3.31cm" svg:y="13.241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54cm" svg:height="0.097cm" svg:x="3.465cm" svg:y="13.324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549cm" svg:y="13.405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599cm" svg:y="13.324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683cm" svg:y="13.405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733cm" svg:y="13.324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816cm" svg:y="13.405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866cm" svg:y="13.324cm" svg:viewBox="0 0 55 98" svg:d="M34 4c0-4 0-4-5-4-9 10-23 10-29 10v5c4 0 13 0 22-4v75c0 5 0 7-15 7h-6v5c3 0 21 0 27 0 4 0 23 0 27 0v-5h-6c-15 0-15-2-15-7z">
            <text:p/>
          </draw:path>
        </draw:g>
        <draw:g>
          <svg:title>TexMaths</svg:title>
          <svg:desc>6§display§C_{22, 23, 1, 1}§svg§600§FALSE§</svg:desc>
          <draw:polygon draw:style-name="gr5" draw:text-style-name="P4" draw:layer="layout" svg:width="0.802cm" svg:height="0.204cm" svg:x="3.302cm" svg:y="13.246cm" svg:viewBox="0 0 803 205" draw:points="402,205 0,205 0,0 803,0 803,205">
            <text:p/>
          </draw:polygon>
          <draw:path draw:style-name="gr6" draw:text-style-name="P5" draw:layer="layout" svg:width="0.15cm" svg:height="0.153cm" svg:x="3.313cm" svg:y="13.241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65cm" svg:height="0.097cm" svg:x="3.462cm" svg:y="13.324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5cm" svg:height="0.097cm" svg:x="3.545cm" svg:y="13.324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18cm" svg:height="0.045cm" svg:x="3.636cm" svg:y="13.405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3.679cm" svg:y="13.324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7cm" svg:height="0.1cm" svg:x="3.761cm" svg:y="13.324cm" svg:viewBox="0 0 68 101" svg:d="M32 49c12 0 21 8 21 24 0 18-11 24-20 24-6 0-19-2-25-11 7 0 9-5 9-8 0-5-4-8-9-8-4 0-8 3-8 9 0 13 16 22 34 22 20 0 34-13 34-28 0-12-9-23-25-27 15-5 21-17 21-26 0-11-14-20-30-20-17 0-29 8-29 20 0 5 3 8 8 8 4 0 7-3 7-8 0-4-3-7-7-7 4-7 15-9 21-9s15 4 15 16c0 7-2 14-6 18-5 6-9 6-16 6-4 1-4 1-5 1 0 0-1 0-1 2s1 2 4 2z">
            <text:p/>
          </draw:path>
          <draw:path draw:style-name="gr6" draw:text-style-name="P5" draw:layer="layout" svg:width="0.018cm" svg:height="0.045cm" svg:x="3.854cm" svg:y="13.405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903cm" svg:y="13.324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987cm" svg:y="13.405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4.037cm" svg:y="13.324cm" svg:viewBox="0 0 55 98" svg:d="M34 4c0-4 0-4-5-4-9 10-23 10-29 10v5c4 0 13 0 22-4v75c0 5 0 7-15 7h-6v5c3 0 21 0 27 0 4 0 23 0 27 0v-5h-6c-15 0-15-2-15-7z">
            <text:p/>
          </draw:path>
        </draw:g>
        <draw:g>
          <svg:title>TexMaths</svg:title>
          <svg:desc>6§display§C_{22, 23, 1, 2}§svg§600§FALSE§</svg:desc>
          <draw:polygon draw:style-name="gr5" draw:text-style-name="P4" draw:layer="layout" svg:width="0.802cm" svg:height="0.204cm" svg:x="4.203cm" svg:y="13.246cm" svg:viewBox="0 0 803 205" draw:points="402,205 0,205 0,0 803,0 803,205">
            <text:p/>
          </draw:polygon>
          <draw:path draw:style-name="gr6" draw:text-style-name="P5" draw:layer="layout" svg:width="0.15cm" svg:height="0.153cm" svg:x="4.214cm" svg:y="13.241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65cm" svg:height="0.097cm" svg:x="4.363cm" svg:y="13.324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5cm" svg:height="0.097cm" svg:x="4.446cm" svg:y="13.324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18cm" svg:height="0.045cm" svg:x="4.537cm" svg:y="13.405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4.58cm" svg:y="13.324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7cm" svg:height="0.1cm" svg:x="4.662cm" svg:y="13.324cm" svg:viewBox="0 0 68 101" svg:d="M32 49c12 0 21 8 21 24 0 18-11 24-20 24-6 0-19-2-25-11 7 0 9-5 9-8 0-5-4-8-9-8-4 0-8 3-8 9 0 13 16 22 34 22 20 0 34-13 34-28 0-12-9-23-25-27 15-5 21-17 21-26 0-11-14-20-30-20-17 0-29 8-29 20 0 5 3 8 8 8 4 0 7-3 7-8 0-4-3-7-7-7 4-7 15-9 21-9s15 4 15 16c0 7-2 14-6 18-5 6-9 6-16 6-4 1-4 1-5 1 0 0-1 0-1 2s1 2 4 2z">
            <text:p/>
          </draw:path>
          <draw:path draw:style-name="gr6" draw:text-style-name="P5" draw:layer="layout" svg:width="0.018cm" svg:height="0.045cm" svg:x="4.755cm" svg:y="13.405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4.804cm" svg:y="13.324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4.888cm" svg:y="13.405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4.931cm" svg:y="13.324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</draw:g>
        <draw:g>
          <svg:title>TexMaths</svg:title>
          <svg:desc>6§display§C_{22, 23, 2, 1}§svg§600§FALSE§</svg:desc>
          <draw:polygon draw:style-name="gr5" draw:text-style-name="P4" draw:layer="layout" svg:width="0.802cm" svg:height="0.204cm" svg:x="3.304cm" svg:y="13.746cm" svg:viewBox="0 0 803 205" draw:points="402,205 0,205 0,0 803,0 803,205">
            <text:p/>
          </draw:polygon>
          <draw:path draw:style-name="gr6" draw:text-style-name="P5" draw:layer="layout" svg:width="0.15cm" svg:height="0.153cm" svg:x="3.315cm" svg:y="13.741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65cm" svg:height="0.097cm" svg:x="3.464cm" svg:y="13.824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5cm" svg:height="0.097cm" svg:x="3.547cm" svg:y="13.824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18cm" svg:height="0.045cm" svg:x="3.638cm" svg:y="13.905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3.681cm" svg:y="13.824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7cm" svg:height="0.1cm" svg:x="3.763cm" svg:y="13.824cm" svg:viewBox="0 0 68 101" svg:d="M32 49c12 0 21 8 21 24 0 18-11 24-20 24-6 0-19-2-25-11 7 0 9-5 9-8 0-5-4-8-9-8-4 0-8 3-8 9 0 13 16 22 34 22 20 0 34-13 34-28 0-12-9-23-25-27 15-5 21-17 21-26 0-11-14-20-30-20-17 0-29 8-29 20 0 5 3 8 8 8 4 0 7-3 7-8 0-4-3-7-7-7 4-7 15-9 21-9s15 4 15 16c0 7-2 14-6 18-5 6-9 6-16 6-4 1-4 1-5 1 0 0-1 0-1 2s1 2 4 2z">
            <text:p/>
          </draw:path>
          <draw:path draw:style-name="gr6" draw:text-style-name="P5" draw:layer="layout" svg:width="0.018cm" svg:height="0.045cm" svg:x="3.856cm" svg:y="13.905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3.898cm" svg:y="13.824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18cm" svg:height="0.045cm" svg:x="3.989cm" svg:y="13.905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4.039cm" svg:y="13.824cm" svg:viewBox="0 0 55 98" svg:d="M34 4c0-4 0-4-5-4-9 10-23 10-29 10v5c4 0 13 0 22-4v75c0 5 0 7-15 7h-6v5c3 0 21 0 27 0 4 0 23 0 27 0v-5h-6c-15 0-15-2-15-7z">
            <text:p/>
          </draw:path>
        </draw:g>
        <draw:g>
          <svg:title>TexMaths</svg:title>
          <svg:desc>6§display§C_{22, 23, 1, N_1}§svg§600§FALSE§</svg:desc>
          <draw:polygon draw:style-name="gr5" draw:text-style-name="P4" draw:layer="layout" svg:width="0.923cm" svg:height="0.204cm" svg:x="5.701cm" svg:y="13.246cm" svg:viewBox="0 0 924 205" draw:points="462,205 0,205 0,0 924,0 924,205">
            <text:p/>
          </draw:polygon>
          <draw:path draw:style-name="gr6" draw:text-style-name="P5" draw:layer="layout" svg:width="0.15cm" svg:height="0.153cm" svg:x="5.712cm" svg:y="13.241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65cm" svg:height="0.097cm" svg:x="5.861cm" svg:y="13.324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5cm" svg:height="0.097cm" svg:x="5.944cm" svg:y="13.324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18cm" svg:height="0.045cm" svg:x="6.035cm" svg:y="13.405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6.078cm" svg:y="13.324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7cm" svg:height="0.1cm" svg:x="6.16cm" svg:y="13.324cm" svg:viewBox="0 0 68 101" svg:d="M32 49c12 0 21 8 21 24 0 18-11 24-20 24-6 0-19-2-25-11 7 0 9-5 9-8 0-5-4-8-9-8-4 0-8 3-8 9 0 13 16 22 34 22 20 0 34-13 34-28 0-12-9-23-25-27 15-5 21-17 21-26 0-11-14-20-30-20-17 0-29 8-29 20 0 5 3 8 8 8 4 0 7-3 7-8 0-4-3-7-7-7 4-7 15-9 21-9s15 4 15 16c0 7-2 14-6 18-5 6-9 6-16 6-4 1-4 1-5 1 0 0-1 0-1 2s1 2 4 2z">
            <text:p/>
          </draw:path>
          <draw:path draw:style-name="gr6" draw:text-style-name="P5" draw:layer="layout" svg:width="0.018cm" svg:height="0.045cm" svg:x="6.252cm" svg:y="13.405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6.302cm" svg:y="13.324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6.386cm" svg:y="13.405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131cm" svg:height="0.1cm" svg:x="6.43cm" svg:y="13.321cm" svg:viewBox="0 0 132 101" svg:d="M113 16c2-5 5-11 16-11 1 0 3 0 3-3 0-1-1-2-2-2-5 0-11 1-15 1s-12-1-16-1c-1 0-3 0-3 3 0 2 2 2 3 2 7 0 10 3 10 6 0 2 0 2-1 4l-16 65-38-78c-1-2-1-2-5-2h-20c-3 0-5 0-5 3 0 2 2 2 5 2s6 0 9 1l-19 80c-2 5-5 9-16 10-1 0-3 0-3 3 0 2 1 2 2 2 5 0 11 0 15 0s13 0 17 0c1 0 3 0 3-3 0-2-2-2-4-2-10 0-10-4-10-6 0-1 0-1 1-4l19-76 43 89c2 2 2 2 4 2s2 0 3-3z">
            <text:p/>
          </draw:path>
          <draw:path draw:style-name="gr6" draw:text-style-name="P5" draw:layer="layout" svg:width="0.043cm" svg:height="0.07cm" svg:x="6.568cm" svg:y="13.372cm" svg:viewBox="0 0 44 71" svg:d="M27 3c0-3 0-3-4-3-7 7-19 7-21 7h-2v4h2c2 0 9 0 15-3v54c0 3 0 4-11 4h-5v5c6-1 15-1 21-1 7 0 16 0 22 1v-5h-6c-11 0-11-1-11-4z">
            <text:p/>
          </draw:path>
        </draw:g>
        <draw:g>
          <svg:title>TexMaths</svg:title>
          <svg:desc>6§display§C_{22, 23, N_{22}, 1}§svg§600§FALSE§</svg:desc>
          <draw:polygon draw:style-name="gr5" draw:text-style-name="P4" draw:layer="layout" svg:width="1.005cm" svg:height="0.204cm" svg:x="3.306cm" svg:y="14.948cm" svg:viewBox="0 0 1006 205" draw:points="503,205 0,205 0,0 1006,0 1006,205">
            <text:p/>
          </draw:polygon>
          <draw:path draw:style-name="gr6" draw:text-style-name="P5" draw:layer="layout" svg:width="0.15cm" svg:height="0.153cm" svg:x="3.317cm" svg:y="14.943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65cm" svg:height="0.097cm" svg:x="3.466cm" svg:y="15.026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5cm" svg:height="0.097cm" svg:x="3.549cm" svg:y="15.026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18cm" svg:height="0.045cm" svg:x="3.64cm" svg:y="15.107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3.683cm" svg:y="15.026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7cm" svg:height="0.1cm" svg:x="3.765cm" svg:y="15.026cm" svg:viewBox="0 0 68 101" svg:d="M32 49c12 0 21 8 21 24 0 18-11 24-20 24-6 0-19-2-25-11 7 0 9-5 9-8 0-5-4-8-9-8-4 0-8 3-8 9 0 13 16 22 34 22 20 0 34-13 34-28 0-12-9-23-25-27 15-5 21-17 21-26 0-11-14-20-30-20-17 0-29 8-29 20 0 5 3 8 8 8 4 0 7-3 7-8 0-4-3-7-7-7 4-7 15-9 21-9s15 4 15 16c0 7-2 14-6 18-5 6-9 6-16 6-4 1-4 1-5 1 0 0-1 0-1 2s1 2 4 2z">
            <text:p/>
          </draw:path>
          <draw:path draw:style-name="gr6" draw:text-style-name="P5" draw:layer="layout" svg:width="0.018cm" svg:height="0.045cm" svg:x="3.857cm" svg:y="15.107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131cm" svg:height="0.1cm" svg:x="3.901cm" svg:y="15.023cm" svg:viewBox="0 0 132 101" svg:d="M113 16c2-5 4-11 16-11 1 0 3 0 3-3 0-1-1-2-2-2-5 0-11 1-15 1s-12-1-16-1c-1 0-3 0-3 3 0 2 2 2 3 2 7 0 10 3 10 6 0 2 0 2-1 4l-16 65-38-78c-1-2-1-2-5-2h-20c-3 0-5 0-5 3 0 2 2 2 5 2s6 0 9 1l-19 80c-2 5-5 9-16 10-1 0-3 0-3 3 0 2 1 2 2 2 5 0 11 0 15 0s13 0 17 0c1 0 3 0 3-3 0-2-2-2-4-2-10 0-10-4-10-6 0-1 0-1 1-4l19-76 43 89c2 2 2 2 4 2s2 0 3-3z">
            <text:p/>
          </draw:path>
          <draw:path draw:style-name="gr6" draw:text-style-name="P5" draw:layer="layout" svg:width="0.052cm" svg:height="0.07cm" svg:x="4.034cm" svg:y="15.074cm" svg:viewBox="0 0 53 71" svg:d="M53 50h-4c0 2-2 9-3 10-2 1-10 1-12 1h-21c7-6 15-12 22-16 9-7 18-13 18-24 0-13-13-21-28-21-14 0-25 8-25 19 0 5 5 6 6 6 3 0 7-2 7-6s-3-6-6-6c3-5 9-8 16-8 10 0 18 6 18 16 0 9-6 16-14 23l-26 22c-1 1-1 1-1 2v3h50z">
            <text:p/>
          </draw:path>
          <draw:path draw:style-name="gr6" draw:text-style-name="P5" draw:layer="layout" svg:width="0.052cm" svg:height="0.07cm" svg:x="4.105cm" svg:y="15.074cm" svg:viewBox="0 0 53 71" svg:d="M53 50h-4c0 2-2 9-3 10-2 1-10 1-12 1h-21c7-6 15-12 22-16 9-7 18-13 18-24 0-13-13-21-28-21-14 0-25 8-25 19 0 5 5 6 6 6 3 0 7-2 7-6s-3-6-6-6c3-5 9-8 16-8 10 0 19 6 19 16 0 9-7 16-15 23l-26 22c-1 1-1 1-1 2v3h50z">
            <text:p/>
          </draw:path>
          <draw:path draw:style-name="gr6" draw:text-style-name="P5" draw:layer="layout" svg:width="0.018cm" svg:height="0.045cm" svg:x="4.194cm" svg:y="15.107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4.244cm" svg:y="15.026cm" svg:viewBox="0 0 55 98" svg:d="M34 4c0-4 0-4-5-4-9 10-23 10-29 10v5c4 0 13 0 22-4v75c0 5 0 7-15 7h-6v5c3 0 21 0 27 0 4 0 23 0 27 0v-5h-6c-15 0-15-2-15-7z">
            <text:p/>
          </draw:path>
        </draw:g>
        <draw:g>
          <svg:title>TexMaths</svg:title>
          <svg:desc>6§display§C_{22, 23, N_{22}, N_{23}}§svg§600§FALSE§</svg:desc>
          <draw:polygon draw:style-name="gr5" draw:text-style-name="P4" draw:layer="layout" svg:width="1.198cm" svg:height="0.204cm" svg:x="5.506cm" svg:y="14.948cm" svg:viewBox="0 0 1199 205" draw:points="600,205 0,205 0,0 1199,0 1199,205">
            <text:p/>
          </draw:polygon>
          <draw:path draw:style-name="gr6" draw:text-style-name="P5" draw:layer="layout" svg:width="0.15cm" svg:height="0.153cm" svg:x="5.517cm" svg:y="14.943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65cm" svg:height="0.097cm" svg:x="5.666cm" svg:y="15.026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5cm" svg:height="0.097cm" svg:x="5.749cm" svg:y="15.026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18cm" svg:height="0.045cm" svg:x="5.84cm" svg:y="15.107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5.883cm" svg:y="15.026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7cm" svg:height="0.1cm" svg:x="5.965cm" svg:y="15.026cm" svg:viewBox="0 0 68 101" svg:d="M32 49c12 0 21 8 21 24 0 18-11 24-20 24-6 0-19-2-25-11 7 0 9-5 9-8 0-5-4-8-9-8-4 0-8 3-8 9 0 13 16 22 34 22 20 0 34-13 34-28 0-12-9-23-25-27 15-5 21-17 21-26 0-11-14-20-30-20-17 0-29 8-29 20 0 5 3 8 8 8 4 0 7-3 7-8 0-4-3-7-7-7 4-7 15-9 21-9s15 4 15 16c0 7-2 14-6 18-5 6-9 6-16 6-4 1-4 1-5 1 0 0-1 0-1 2s1 2 4 2z">
            <text:p/>
          </draw:path>
          <draw:path draw:style-name="gr6" draw:text-style-name="P5" draw:layer="layout" svg:width="0.018cm" svg:height="0.045cm" svg:x="6.057cm" svg:y="15.107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131cm" svg:height="0.1cm" svg:x="6.101cm" svg:y="15.023cm" svg:viewBox="0 0 132 101" svg:d="M113 16c2-5 4-11 16-11 1 0 3 0 3-3 0-1-1-2-2-2-5 0-11 1-15 1s-12-1-16-1c-1 0-3 0-3 3 0 2 2 2 3 2 7 0 10 3 10 6 0 2 0 2-1 4l-16 65-38-78c-1-2-1-2-5-2h-20c-3 0-5 0-5 3 0 2 2 2 5 2s6 0 9 1l-19 80c-2 5-5 9-16 10-1 0-3 0-3 3 0 2 1 2 2 2 5 0 11 0 15 0s13 0 17 0c1 0 3 0 3-3 0-2-2-2-4-2-10 0-10-4-10-6 0-1 0-1 1-4l19-76 43 89c2 2 2 2 4 2s2 0 3-3z">
            <text:p/>
          </draw:path>
          <draw:path draw:style-name="gr6" draw:text-style-name="P5" draw:layer="layout" svg:width="0.052cm" svg:height="0.07cm" svg:x="6.234cm" svg:y="15.074cm" svg:viewBox="0 0 53 71" svg:d="M53 50h-4c0 2-2 9-3 10-2 1-10 1-12 1h-21c7-6 15-12 22-16 9-7 18-13 18-24 0-13-13-21-28-21-14 0-25 8-25 19 0 5 5 6 6 6 3 0 7-2 7-6s-3-6-6-6c3-5 9-8 16-8 10 0 18 6 18 16 0 9-6 16-14 23l-26 22c-1 1-1 1-1 2v3h50z">
            <text:p/>
          </draw:path>
          <draw:path draw:style-name="gr6" draw:text-style-name="P5" draw:layer="layout" svg:width="0.052cm" svg:height="0.07cm" svg:x="6.305cm" svg:y="15.074cm" svg:viewBox="0 0 53 71" svg:d="M53 50h-4c0 2-2 9-3 10-2 1-10 1-12 1h-21c7-6 15-12 22-16 9-7 18-13 18-24 0-13-13-21-28-21-14 0-25 8-25 19 0 5 5 6 6 6 3 0 7-2 7-6s-3-6-6-6c3-5 9-8 16-8 10 0 19 6 19 16 0 9-7 16-15 23l-26 22c-1 1-1 1-1 2v3h50z">
            <text:p/>
          </draw:path>
          <draw:path draw:style-name="gr6" draw:text-style-name="P5" draw:layer="layout" svg:width="0.018cm" svg:height="0.045cm" svg:x="6.395cm" svg:y="15.107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131cm" svg:height="0.1cm" svg:x="6.439cm" svg:y="15.023cm" svg:viewBox="0 0 132 101" svg:d="M113 16c2-5 4-11 16-11 1 0 3 0 3-3 0-1-1-2-2-2-5 0-11 1-15 1s-12-1-16-1c-1 0-3 0-3 3 0 2 2 2 3 2 7 0 10 3 10 6 0 2 0 2-1 4l-16 65-38-78c-1-2-1-2-5-2h-20c-3 0-5 0-5 3 0 2 2 2 5 2s6 0 9 1l-19 80c-2 5-5 9-16 10-1 0-3 0-3 3 0 2 1 2 2 2 5 0 11 0 15 0s13 0 17 0c1 0 3 0 3-3 0-2-2-2-4-2-10 0-10-4-10-6 0-1 0-1 1-4l19-76 43 89c2 2 2 2 4 2s2 0 3-3z">
            <text:p/>
          </draw:path>
          <draw:path draw:style-name="gr6" draw:text-style-name="P5" draw:layer="layout" svg:width="0.052cm" svg:height="0.07cm" svg:x="6.571cm" svg:y="15.074cm" svg:viewBox="0 0 53 71" svg:d="M53 50h-4c0 2-2 9-3 10-2 1-10 1-12 1h-21c7-6 15-12 22-16 9-7 18-13 18-24 0-13-13-21-28-21-14 0-25 8-25 19 0 5 5 6 6 6 3 0 7-2 7-6s-3-6-6-6c3-5 9-8 16-8 10 0 19 6 19 16 0 9-7 16-15 23l-26 22c-1 1-1 1-1 2v3h50z">
            <text:p/>
          </draw:path>
          <draw:path draw:style-name="gr6" draw:text-style-name="P5" draw:layer="layout" svg:width="0.054cm" svg:height="0.072cm" svg:x="6.641cm" svg:y="15.074cm" svg:viewBox="0 0 55 73" svg:d="M26 35c11 0 17 6 17 17s-7 17-16 17c-1 0-14 0-20-6 5-1 6-4 6-6 0-4-3-7-6-7-4 0-7 3-7 7 0 11 13 16 27 16 17 0 28-11 28-21 0-8-8-16-20-18 13-5 17-13 17-19 0-8-11-15-24-15-14 0-24 5-24 15 0 5 4 7 6 7 3 0 6-3 6-6s-2-6-5-7c5-5 14-5 16-5 8 0 13 4 13 11s-3 16-15 17c-3 0-3 0-6 0-1 0-2 0-2 2 0 1 0 1 3 1z">
            <text:p/>
          </draw:path>
        </draw:g>
        <draw:g>
          <svg:title>TexMaths</svg:title>
          <svg:desc>14§display§\vdots§svg§600§FALSE§</svg:desc>
          <draw:polygon draw:style-name="gr5" draw:text-style-name="P4" draw:layer="layout" svg:width="0.136cm" svg:height="0.446cm" svg:x="3.577cm" svg:y="14.275cm" svg:viewBox="0 0 137 447" draw:points="69,447 0,447 0,0 137,0 137,447">
            <text:p/>
          </draw:polygon>
          <draw:path draw:style-name="gr6" draw:text-style-name="P5" draw:layer="layout" svg:width="0.052cm" svg:height="0.052cm" svg:x="3.619cm" svg:y="14.275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3.619cm" svg:y="14.471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3.619cm" svg:y="14.669cm" svg:viewBox="0 0 53 53" svg:d="M53 27c0-14-11-27-26-27-14 0-27 13-27 27 0 15 13 26 27 26 15 0 26-11 26-26z">
            <text:p/>
          </draw:path>
        </draw:g>
        <draw:g>
          <svg:title>TexMaths</svg:title>
          <svg:desc>14§display§\ddots§svg§600§FALSE§</svg:desc>
          <draw:polygon draw:style-name="gr5" draw:text-style-name="P4" draw:layer="layout" svg:width="0.52cm" svg:height="0.348cm" svg:x="4.613cm" svg:y="14.162cm" svg:viewBox="0 0 521 349" draw:points="261,349 0,349 0,0 521,0 521,349">
            <text:p/>
          </draw:polygon>
          <draw:path draw:style-name="gr6" draw:text-style-name="P5" draw:layer="layout" svg:width="0.052cm" svg:height="0.052cm" svg:x="4.655cm" svg:y="14.162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4.847cm" svg:y="14.309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5.039cm" svg:y="14.458cm" svg:viewBox="0 0 53 53" svg:d="M53 27c0-14-11-27-26-27-14 0-27 13-27 27 0 15 13 26 27 26 15 0 26-11 26-26z">
            <text:p/>
          </draw:path>
        </draw:g>
        <draw:g>
          <svg:title>TexMaths</svg:title>
          <svg:desc>14§display§\cdots§svg§600§FALSE§</svg:desc>
          <draw:polygon draw:style-name="gr5" draw:text-style-name="P4" draw:layer="layout" svg:width="0.573cm" svg:height="0.191cm" svg:x="5.027cm" svg:y="13.318cm" svg:viewBox="0 0 574 192" draw:points="287,192 0,192 0,0 574,0 574,192">
            <text:p/>
          </draw:polygon>
          <draw:path draw:style-name="gr6" draw:text-style-name="P5" draw:layer="layout" svg:width="0.052cm" svg:height="0.052cm" svg:x="5.069cm" svg:y="13.387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5.287cm" svg:y="13.387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5.506cm" svg:y="13.387cm" svg:viewBox="0 0 53 53" svg:d="M53 27c0-14-11-27-26-27-14 0-27 13-27 27 0 15 13 26 27 26 15 0 26-11 26-26z">
            <text:p/>
          </draw:path>
        </draw:g>
        <draw:g>
          <svg:title>TexMaths</svg:title>
          <svg:desc>14§display§\vdots§svg§600§FALSE§</svg:desc>
          <draw:polygon draw:style-name="gr5" draw:text-style-name="P4" draw:layer="layout" svg:width="0.136cm" svg:height="0.446cm" svg:x="5.978cm" svg:y="13.976cm" svg:viewBox="0 0 137 447" draw:points="69,447 0,447 0,0 137,0 137,447">
            <text:p/>
          </draw:polygon>
          <draw:path draw:style-name="gr6" draw:text-style-name="P5" draw:layer="layout" svg:width="0.052cm" svg:height="0.052cm" svg:x="6.02cm" svg:y="13.976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6.02cm" svg:y="14.172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6.02cm" svg:y="14.37cm" svg:viewBox="0 0 53 53" svg:d="M53 27c0-14-11-27-26-27-14 0-27 13-27 27 0 15 13 26 27 26 15 0 26-11 26-26z">
            <text:p/>
          </draw:path>
        </draw:g>
        <draw:g>
          <svg:title>TexMaths</svg:title>
          <svg:desc>14§display§\cdots§svg§600§FALSE§</svg:desc>
          <draw:polygon draw:style-name="gr5" draw:text-style-name="P4" draw:layer="layout" svg:width="0.573cm" svg:height="0.191cm" svg:x="4.627cm" svg:y="14.917cm" svg:viewBox="0 0 574 192" draw:points="287,192 0,192 0,0 574,0 574,192">
            <text:p/>
          </draw:polygon>
          <draw:path draw:style-name="gr6" draw:text-style-name="P5" draw:layer="layout" svg:width="0.052cm" svg:height="0.052cm" svg:x="4.669cm" svg:y="14.986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4.887cm" svg:y="14.986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5.106cm" svg:y="14.986cm" svg:viewBox="0 0 53 53" svg:d="M53 27c0-14-11-27-26-27-14 0-27 13-27 27 0 15 13 26 27 26 15 0 26-11 26-26z">
            <text:p/>
          </draw:path>
        </draw:g>
        <draw:g>
          <svg:title>TexMaths</svg:title>
          <svg:desc>12§display§N_{22}§svg§600§FALSE§</svg:desc>
          <draw:polygon draw:style-name="gr5" draw:text-style-name="P4" draw:layer="layout" svg:width="0.672cm" svg:height="0.351cm" svg:x="2.311cm" svg:y="13.951cm" svg:viewBox="0 0 673 352" draw:points="337,352 0,352 0,0 673,0 673,352">
            <text:p/>
          </draw:polygon>
          <draw:path draw:style-name="gr6" draw:text-style-name="P5" draw:layer="layout" svg:width="0.355cm" svg:height="0.288cm" svg:x="2.328cm" svg:y="13.95cm" svg:viewBox="0 0 356 289" svg:d="M304 44c3-16 12-30 45-31 2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
            <text:p/>
          </draw:path>
          <draw:path draw:style-name="gr6" draw:text-style-name="P5" draw:layer="layout" svg:width="0.131cm" svg:height="0.196cm" svg:x="2.667cm" svg:y="14.106cm" svg:viewBox="0 0 132 197" svg:d="M132 143h-11c0 7-3 24-7 27-2 2-25 2-30 2h-54c31-28 41-36 59-50 23-18 43-36 43-64 0-36-32-58-70-58-37 0-62 26-62 53 0 15 13 17 16 17 7 0 15-5 15-16 0-5-1-16-17-16 9-21 29-27 44-27 30 0 45 23 45 47 0 26-19 46-29 57l-72 71c-2 3-2 3-2 11h122z">
            <text:p/>
          </draw:path>
          <draw:path draw:style-name="gr6" draw:text-style-name="P5" draw:layer="layout" svg:width="0.131cm" svg:height="0.196cm" svg:x="2.834cm" svg:y="14.106cm" svg:viewBox="0 0 132 197" svg:d="M132 143h-11c0 7-3 24-7 27-2 2-25 2-30 2h-54c31-28 41-36 59-50 23-18 43-36 43-64 0-36-32-58-70-58-37 0-62 26-62 53 0 15 13 17 16 17 7 0 15-5 15-16 0-5-1-16-17-16 9-21 29-27 44-27 30 0 45 23 45 47 0 26-19 46-29 57l-72 71c-2 3-2 3-2 11h122z">
            <text:p/>
          </draw:path>
        </draw:g>
        <draw:g>
          <svg:title>TexMaths</svg:title>
          <svg:desc>12§display§N_{23}§svg§600§FALSE§</svg:desc>
          <draw:polygon draw:style-name="gr5" draw:text-style-name="P4" draw:layer="layout" svg:width="0.672cm" svg:height="0.351cm" svg:x="4.297cm" svg:y="12.441cm" svg:viewBox="0 0 673 352" draw:points="337,352 0,352 0,0 673,0 673,352">
            <text:p/>
          </draw:polygon>
          <draw:path draw:style-name="gr6" draw:text-style-name="P5" draw:layer="layout" svg:width="0.355cm" svg:height="0.288cm" svg:x="4.314cm" svg:y="12.44cm" svg:viewBox="0 0 356 289" svg:d="M304 44c3-16 12-30 45-31 2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
            <text:p/>
          </draw:path>
          <draw:path draw:style-name="gr6" draw:text-style-name="P5" draw:layer="layout" svg:width="0.131cm" svg:height="0.196cm" svg:x="4.653cm" svg:y="12.596cm" svg:viewBox="0 0 132 197" svg:d="M132 143h-11c0 7-3 24-7 27-2 2-25 2-30 2h-54c31-28 41-36 59-50 23-18 43-36 43-64 0-36-32-58-70-58-37 0-62 26-62 53 0 15 13 17 16 17 7 0 15-5 15-16 0-5-1-16-17-16 9-21 29-27 44-27 30 0 45 23 45 47 0 26-19 46-29 57l-72 71c-2 3-2 3-2 11h122z">
            <text:p/>
          </draw:path>
          <draw:path draw:style-name="gr6" draw:text-style-name="P5" draw:layer="layout" svg:width="0.136cm" svg:height="0.202cm" svg:x="4.818cm" svg:y="12.596cm" svg:viewBox="0 0 137 203" svg:d="M65 98c24 0 41 16 41 48 0 37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2 0-2 4s2 4 7 4z">
            <text:p/>
          </draw:path>
        </draw:g>
        <draw:custom-shape draw:style-name="gr3" draw:text-style-name="P2" draw:layer="layout" svg:width="0.151cm" svg:height="2.265cm" svg:x="11.621cm" svg:y="13.00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" draw:text-style-name="P2" draw:layer="layout" svg:width="0.153cm" svg:height="2.265cm" svg:x="16.63cm" svg:y="13.00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g>
          <svg:title>TexMaths</svg:title>
          <svg:desc>8§display§S_{22, 23, 1, 1}§svg§600§FALSE§</svg:desc>
          <draw:polygon draw:style-name="gr5" draw:text-style-name="P4" draw:layer="layout" svg:width="1.041cm" svg:height="0.272cm" svg:x="11.761cm" svg:y="13.115cm" svg:viewBox="0 0 1042 273" draw:points="521,273 0,273 0,0 1042,0 1042,273">
            <text:p/>
          </draw:polygon>
          <draw:path draw:style-name="gr6" draw:text-style-name="P5" draw:layer="layout" svg:width="0.166cm" svg:height="0.205cm" svg:x="11.775cm" svg:y="13.108cm" svg:viewBox="0 0 167 206" svg:d="M167 3c0-1 0-3-2-3s-3 0-6 4l-13 16c-8-13-22-20-40-20-36 0-71 33-71 66 0 24 15 36 30 40l30 8c11 3 27 8 27 31 0 25-24 52-52 52-18 0-49-7-49-42 0-6 1-13 1-15 1-1 1-2 1-2 0-3-2-3-3-3-2 0-2 0-3 1s-17 66-17 66c0 2 2 4 3 4 2 0 2-1 5-5l14-16c12 17 32 21 48 21 38 0 72-38 72-73 0-20-10-30-14-33-6-7-11-8-36-14-6-2-17-5-19-5-7-3-17-11-17-27 0-22 22-46 49-46 24 0 41 12 41 44 0 9-1 14-1 15s0 3 3 3 3 0 4-5z">
            <text:p/>
          </draw:path>
          <draw:path draw:style-name="gr6" draw:text-style-name="P5" draw:layer="layout" svg:width="0.087cm" svg:height="0.13cm" svg:x="11.945cm" svg:y="13.218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87cm" svg:height="0.13cm" svg:x="12.057cm" svg:y="13.218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25cm" svg:height="0.061cm" svg:x="12.178cm" svg:y="13.326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87cm" svg:height="0.13cm" svg:x="12.235cm" svg:y="13.218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9cm" svg:height="0.134cm" svg:x="12.345cm" svg:y="13.218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-1 0-3 0-3 2 0 4 3 4 6 4z">
            <text:p/>
          </draw:path>
          <draw:path draw:style-name="gr6" draw:text-style-name="P5" draw:layer="layout" svg:width="0.025cm" svg:height="0.061cm" svg:x="12.468cm" svg:y="13.326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72cm" svg:height="0.13cm" svg:x="12.534cm" svg:y="13.218cm" svg:viewBox="0 0 73 131" svg:d="M45 6c0-6 0-6-6-6-13 13-31 13-39 13v7c5 0 18 0 29-6v101c0 7 0 9-20 9h-7v7c3 0 28-1 35-1 6 0 31 1 36 1v-7h-8c-20 0-20-2-20-9z">
            <text:p/>
          </draw:path>
          <draw:path draw:style-name="gr6" draw:text-style-name="P5" draw:layer="layout" svg:width="0.025cm" svg:height="0.061cm" svg:x="12.645cm" svg:y="13.326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72cm" svg:height="0.13cm" svg:x="12.712cm" svg:y="13.218cm" svg:viewBox="0 0 73 131" svg:d="M45 6c0-6 0-6-6-6-13 13-31 13-39 13v7c5 0 18 0 29-6v101c0 7 0 9-20 9h-7v7c3 0 28-1 35-1 6 0 31 1 36 1v-7h-8c-20 0-20-2-20-9z">
            <text:p/>
          </draw:path>
        </draw:g>
        <draw:g>
          <svg:title>TexMaths</svg:title>
          <svg:desc>8§display§S_{22, 23, 1, 73}§svg§600§FALSE§</svg:desc>
          <draw:polygon draw:style-name="gr5" draw:text-style-name="P4" draw:layer="layout" svg:width="1.153cm" svg:height="0.272cm" svg:x="15.461cm" svg:y="13.116cm" svg:viewBox="0 0 1154 273" draw:points="577,273 0,273 0,0 1154,0 1154,273">
            <text:p/>
          </draw:polygon>
          <draw:path draw:style-name="gr6" draw:text-style-name="P5" draw:layer="layout" svg:width="0.166cm" svg:height="0.205cm" svg:x="15.475cm" svg:y="13.109cm" svg:viewBox="0 0 167 206" svg:d="M167 3c0-1 0-3-2-3s-3 0-6 4l-13 16c-8-13-22-20-40-20-36 0-71 33-71 66 0 24 15 36 30 40l30 8c11 3 27 8 27 31 0 25-24 52-52 52-18 0-49-7-49-42 0-6 1-13 1-15 1-1 1-2 1-2 0-3-2-3-3-3-2 0-2 0-3 1s-17 66-17 66c0 2 2 4 3 4 2 0 2-1 5-5l14-16c12 17 32 21 48 21 38 0 72-38 72-73 0-20-10-30-14-33-6-7-11-8-36-14-6-2-17-5-19-5-7-3-17-11-17-27 0-22 22-46 49-46 24 0 41 12 41 44 0 9-1 14-1 15s0 3 3 3 3 0 4-5z">
            <text:p/>
          </draw:path>
          <draw:path draw:style-name="gr6" draw:text-style-name="P5" draw:layer="layout" svg:width="0.087cm" svg:height="0.13cm" svg:x="15.645cm" svg:y="13.219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87cm" svg:height="0.13cm" svg:x="15.757cm" svg:y="13.219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25cm" svg:height="0.061cm" svg:x="15.878cm" svg:y="13.327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87cm" svg:height="0.13cm" svg:x="15.936cm" svg:y="13.219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9cm" svg:height="0.134cm" svg:x="16.045cm" svg:y="13.219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-1 0-3 0-3 2 0 4 3 4 6 4z">
            <text:p/>
          </draw:path>
          <draw:path draw:style-name="gr6" draw:text-style-name="P5" draw:layer="layout" svg:width="0.025cm" svg:height="0.061cm" svg:x="16.168cm" svg:y="13.327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72cm" svg:height="0.13cm" svg:x="16.234cm" svg:y="13.219cm" svg:viewBox="0 0 73 131" svg:d="M45 6c0-6 0-6-6-6-13 13-31 13-39 13v7c5 0 18 0 29-6v101c0 7 0 9-20 9h-7v7c3 0 28-1 35-1 6 0 31 1 36 1v-7h-8c-20 0-20-2-20-9z">
            <text:p/>
          </draw:path>
          <draw:path draw:style-name="gr6" draw:text-style-name="P5" draw:layer="layout" svg:width="0.025cm" svg:height="0.061cm" svg:x="16.346cm" svg:y="13.327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93cm" svg:height="0.137cm" svg:x="16.405cm" svg:y="13.217cm" svg:viewBox="0 0 94 138" svg:d="M92 14c2-2 2-3 2-8h-52c-8 0-10 0-17 0-11-1-11-3-11-6h-7l-7 42h6c1-3 3-16 6-18 2-1 18-1 21-1h43c-6 8-16 21-21 27-25 33-28 65-28 76 0 3 0 12 10 12 9 0 9-9 9-12v-8c0-38 8-56 16-66z">
            <text:p/>
          </draw:path>
          <draw:path draw:style-name="gr6" draw:text-style-name="P5" draw:layer="layout" svg:width="0.09cm" svg:height="0.134cm" svg:x="16.513cm" svg:y="13.219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 0 0-2 0-2 2 0 4 2 4 5 4z">
            <text:p/>
          </draw:path>
        </draw:g>
        <draw:g>
          <svg:title>TexMaths</svg:title>
          <svg:desc>8§display§S_{22, 23, N_{22}, 1}§svg§600§FALSE§</svg:desc>
          <draw:polygon draw:style-name="gr5" draw:text-style-name="P4" draw:layer="layout" svg:width="1.313cm" svg:height="0.272cm" svg:x="11.763cm" svg:y="14.015cm" svg:viewBox="0 0 1314 273" draw:points="657,273 0,273 0,0 1314,0 1314,273">
            <text:p/>
          </draw:polygon>
          <draw:path draw:style-name="gr6" draw:text-style-name="P5" draw:layer="layout" svg:width="0.166cm" svg:height="0.205cm" svg:x="11.777cm" svg:y="14.008cm" svg:viewBox="0 0 167 206" svg:d="M167 3c0-1 0-3-2-3s-3 0-6 4l-13 16c-8-13-22-20-40-20-36 0-71 33-71 66 0 24 15 36 30 40l30 8c11 3 27 8 27 31 0 25-24 52-52 52-18 0-49-7-49-42 0-6 1-13 1-15 1-1 1-2 1-2 0-3-2-3-3-3-2 0-2 0-3 1s-17 66-17 66c0 2 2 4 3 4 2 0 2-1 5-5l14-16c12 17 32 21 48 21 38 0 72-38 72-73 0-20-10-30-14-33-6-7-11-8-36-14-6-2-17-5-19-5-7-3-17-11-17-27 0-22 22-46 49-46 24 0 41 12 41 44 0 9-1 14-1 15s0 3 3 3 3 0 4-5z">
            <text:p/>
          </draw:path>
          <draw:path draw:style-name="gr6" draw:text-style-name="P5" draw:layer="layout" svg:width="0.087cm" svg:height="0.13cm" svg:x="11.947cm" svg:y="14.118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87cm" svg:height="0.13cm" svg:x="12.059cm" svg:y="14.118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25cm" svg:height="0.061cm" svg:x="12.18cm" svg:y="14.226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87cm" svg:height="0.13cm" svg:x="12.238cm" svg:y="14.118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9cm" svg:height="0.134cm" svg:x="12.347cm" svg:y="14.118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-1 0-3 0-3 2 0 4 3 4 6 4z">
            <text:p/>
          </draw:path>
          <draw:path draw:style-name="gr6" draw:text-style-name="P5" draw:layer="layout" svg:width="0.025cm" svg:height="0.061cm" svg:x="12.47cm" svg:y="14.226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175cm" svg:height="0.134cm" svg:x="12.528cm" svg:y="14.114cm" svg:viewBox="0 0 176 135" svg:d="M151 22c3-8 5-15 21-15 1 0 4 0 4-5 0 0-1-2-3-2-7 0-14 1-20 1-5 0-16-1-21-1-2 0-4 0-4 4 0 3 2 3 4 3 10 0 13 3 13 8 0 2 0 3-1 5l-22 86-50-103c-2-3-2-3-6-3h-28c-4 0-6 0-6 4 0 3 2 3 6 3s9 0 13 1l-26 106c-2 8-6 13-21 14-2 0-4 0-4 4 0 2 2 3 3 3 7 0 14-1 20-1 5 0 17 1 22 1 1 0 4-1 4-4s-3-3-5-3c-13 0-13-6-13-8 0-1 0-2 1-5l26-101 57 118c2 3 3 3 5 3s2-1 4-4z">
            <text:p/>
          </draw:path>
          <draw:path draw:style-name="gr6" draw:text-style-name="P5" draw:layer="layout" svg:width="0.07cm" svg:height="0.093cm" svg:x="12.705cm" svg:y="14.183cm" svg:viewBox="0 0 71 94" svg:d="M71 67h-6c-1 3-2 11-4 13-2 1-13 1-15 1h-28c9-7 20-15 28-21 13-9 25-17 25-32 0-18-17-28-37-28s-34 11-34 25c0 7 6 9 8 9 4 0 9-3 9-8 0-6-4-8-8-9 4-7 12-11 21-11 14 0 26 8 26 22 0 12-9 22-20 30l-34 30c-2 1-2 1-2 2v4h66z">
            <text:p/>
          </draw:path>
          <draw:path draw:style-name="gr6" draw:text-style-name="P5" draw:layer="layout" svg:width="0.07cm" svg:height="0.093cm" svg:x="12.8cm" svg:y="14.183cm" svg:viewBox="0 0 71 94" svg:d="M71 67h-6c0 3-2 11-4 13-2 1-13 1-15 1h-28c9-7 20-15 28-21 13-9 25-17 25-32 0-18-17-28-37-28s-34 11-34 25c0 7 6 9 8 9 4 0 9-3 9-8 0-6-4-8-8-9 4-7 12-11 21-11 14 0 26 8 26 22 0 12-9 22-19 30l-35 30c-2 1-2 1-2 2v4h66z">
            <text:p/>
          </draw:path>
          <draw:path draw:style-name="gr6" draw:text-style-name="P5" draw:layer="layout" svg:width="0.025cm" svg:height="0.061cm" svg:x="12.919cm" svg:y="14.226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72cm" svg:height="0.13cm" svg:x="12.986cm" svg:y="14.118cm" svg:viewBox="0 0 73 131" svg:d="M45 6c0-6 0-6-6-6-13 13-31 13-39 13v7c5 0 18 0 29-6v101c0 7 0 9-20 9h-7v7c3 0 28-1 35-1 6 0 31 1 36 1v-7h-8c-20 0-20-2-20-9z">
            <text:p/>
          </draw:path>
        </draw:g>
        <draw:g>
          <svg:title>TexMaths</svg:title>
          <svg:desc>8§display§S_{22, 23, N_{22}, 73}§svg§600§FALSE§</svg:desc>
          <draw:polygon draw:style-name="gr5" draw:text-style-name="P4" draw:layer="layout" svg:width="1.424cm" svg:height="0.272cm" svg:x="15.163cm" svg:y="14.115cm" svg:viewBox="0 0 1425 273" draw:points="713,273 0,273 0,0 1425,0 1425,273">
            <text:p/>
          </draw:polygon>
          <draw:path draw:style-name="gr6" draw:text-style-name="P5" draw:layer="layout" svg:width="0.166cm" svg:height="0.205cm" svg:x="15.177cm" svg:y="14.108cm" svg:viewBox="0 0 167 206" svg:d="M167 3c0-1 0-3-2-3s-3 0-6 4l-13 16c-8-13-22-20-40-20-36 0-71 33-71 66 0 24 15 36 30 40l30 8c11 3 27 8 27 31 0 25-24 52-52 52-18 0-49-7-49-42 0-6 1-13 1-15 1-1 1-2 1-2 0-3-2-3-3-3-2 0-2 0-3 1s-17 66-17 66c0 2 2 4 3 4 2 0 2-1 5-5l14-16c12 17 32 21 48 21 38 0 72-38 72-73 0-20-10-30-14-33-6-7-11-8-36-14-6-2-17-5-19-5-7-3-17-11-17-27 0-22 22-46 49-46 24 0 41 12 41 44 0 9-1 14-1 15s0 3 3 3 3 0 4-5z">
            <text:p/>
          </draw:path>
          <draw:path draw:style-name="gr6" draw:text-style-name="P5" draw:layer="layout" svg:width="0.087cm" svg:height="0.13cm" svg:x="15.347cm" svg:y="14.218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87cm" svg:height="0.13cm" svg:x="15.459cm" svg:y="14.218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25cm" svg:height="0.061cm" svg:x="15.58cm" svg:y="14.326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87cm" svg:height="0.13cm" svg:x="15.637cm" svg:y="14.218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9cm" svg:height="0.134cm" svg:x="15.747cm" svg:y="14.218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-1 0-3 0-3 2 0 4 3 4 6 4z">
            <text:p/>
          </draw:path>
          <draw:path draw:style-name="gr6" draw:text-style-name="P5" draw:layer="layout" svg:width="0.025cm" svg:height="0.061cm" svg:x="15.87cm" svg:y="14.326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175cm" svg:height="0.134cm" svg:x="15.928cm" svg:y="14.214cm" svg:viewBox="0 0 176 135" svg:d="M151 22c3-8 5-15 21-15 1 0 4 0 4-5 0 0-1-2-3-2-7 0-14 1-20 1-5 0-16-1-21-1-2 0-4 0-4 4 0 3 2 3 4 3 10 0 13 3 13 8 0 2 0 3-1 5l-22 86-50-103c-2-3-2-3-6-3h-28c-4 0-6 0-6 4 0 3 2 3 6 3s9 0 13 1l-26 106c-2 8-6 13-21 14-2 0-4 0-4 4 0 2 2 3 3 3 7 0 14-1 20-1 5 0 17 1 22 1 1 0 4-1 4-4s-3-3-5-3c-13 0-13-6-13-8 0-1 0-2 1-5l26-101 57 118c2 3 3 3 5 3s2-1 4-4z">
            <text:p/>
          </draw:path>
          <draw:path draw:style-name="gr6" draw:text-style-name="P5" draw:layer="layout" svg:width="0.07cm" svg:height="0.093cm" svg:x="16.105cm" svg:y="14.283cm" svg:viewBox="0 0 71 94" svg:d="M71 67h-6c-1 3-2 11-4 13-2 1-13 1-15 1h-28c9-7 20-15 28-21 13-9 25-17 25-32 0-18-17-28-37-28s-34 11-34 25c0 7 6 9 8 9 4 0 9-3 9-8 0-6-4-8-8-9 4-7 12-11 21-11 14 0 26 8 26 22 0 12-9 22-20 30l-34 30c-2 1-2 1-2 2v4h66z">
            <text:p/>
          </draw:path>
          <draw:path draw:style-name="gr6" draw:text-style-name="P5" draw:layer="layout" svg:width="0.07cm" svg:height="0.093cm" svg:x="16.2cm" svg:y="14.283cm" svg:viewBox="0 0 71 94" svg:d="M71 67h-6c0 3-2 11-4 13-2 1-13 1-15 1h-28c9-7 20-15 28-21 13-9 25-17 25-32 0-18-17-28-37-28s-34 11-34 25c0 7 6 9 8 9 4 0 9-3 9-8 0-6-4-8-8-9 4-7 12-11 21-11 14 0 26 8 26 22 0 12-9 22-19 30l-35 30c-2 1-2 1-2 2v4h66z">
            <text:p/>
          </draw:path>
          <draw:path draw:style-name="gr6" draw:text-style-name="P5" draw:layer="layout" svg:width="0.025cm" svg:height="0.061cm" svg:x="16.319cm" svg:y="14.326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93cm" svg:height="0.137cm" svg:x="16.378cm" svg:y="14.216cm" svg:viewBox="0 0 94 138" svg:d="M92 14c2-2 2-3 2-8h-52c-8 0-10 0-17 0-11-1-11-3-11-6h-7l-7 42h6c1-3 3-16 6-18 2-1 18-1 21-1h43c-6 8-16 21-21 27-25 33-28 65-28 76 0 3 0 12 10 12 9 0 9-9 9-12v-8c0-38 8-56 16-66z">
            <text:p/>
          </draw:path>
          <draw:path draw:style-name="gr6" draw:text-style-name="P5" draw:layer="layout" svg:width="0.09cm" svg:height="0.134cm" svg:x="16.486cm" svg:y="14.218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-1 0-2 0-2 2 0 4 2 4 5 4z">
            <text:p/>
          </draw:path>
        </draw:g>
        <draw:g>
          <svg:title>TexMaths</svg:title>
          <svg:desc>14§display§\vdots§svg§600§FALSE§</svg:desc>
          <draw:polygon draw:style-name="gr5" draw:text-style-name="P4" draw:layer="layout" svg:width="0.136cm" svg:height="0.446cm" svg:x="12.176cm" svg:y="13.474cm" svg:viewBox="0 0 137 447" draw:points="69,447 0,447 0,0 137,0 137,447">
            <text:p/>
          </draw:polygon>
          <draw:path draw:style-name="gr6" draw:text-style-name="P5" draw:layer="layout" svg:width="0.052cm" svg:height="0.052cm" svg:x="12.218cm" svg:y="13.474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2.218cm" svg:y="13.67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2.218cm" svg:y="13.868cm" svg:viewBox="0 0 53 53" svg:d="M53 27c0-14-11-27-26-27-14 0-27 13-27 27 0 15 13 26 27 26 15 0 26-11 26-26z">
            <text:p/>
          </draw:path>
        </draw:g>
        <draw:g>
          <svg:title>TexMaths</svg:title>
          <svg:desc>14§display§\ddots§svg§600§FALSE§</svg:desc>
          <draw:polygon draw:style-name="gr5" draw:text-style-name="P4" draw:layer="layout" svg:width="0.52cm" svg:height="0.348cm" svg:x="13.712cm" svg:y="13.561cm" svg:viewBox="0 0 521 349" draw:points="261,349 0,349 0,0 521,0 521,349">
            <text:p/>
          </draw:polygon>
          <draw:path draw:style-name="gr6" draw:text-style-name="P5" draw:layer="layout" svg:width="0.052cm" svg:height="0.052cm" svg:x="13.754cm" svg:y="13.561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946cm" svg:y="13.708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4.138cm" svg:y="13.857cm" svg:viewBox="0 0 53 53" svg:d="M53 27c0-14-11-27-26-27-14 0-27 13-27 27 0 15 13 26 27 26 15 0 26-11 26-26z">
            <text:p/>
          </draw:path>
        </draw:g>
        <draw:g>
          <svg:title>TexMaths</svg:title>
          <svg:desc>14§display§\vdots§svg§600§FALSE§</svg:desc>
          <draw:polygon draw:style-name="gr5" draw:text-style-name="P4" draw:layer="layout" svg:width="0.136cm" svg:height="0.446cm" svg:x="15.977cm" svg:y="13.575cm" svg:viewBox="0 0 137 447" draw:points="69,447 0,447 0,0 137,0 137,447">
            <text:p/>
          </draw:polygon>
          <draw:path draw:style-name="gr6" draw:text-style-name="P5" draw:layer="layout" svg:width="0.052cm" svg:height="0.052cm" svg:x="16.019cm" svg:y="13.575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6.019cm" svg:y="13.771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6.019cm" svg:y="13.969cm" svg:viewBox="0 0 53 53" svg:d="M53 27c0-14-11-27-26-27-14 0-27 13-27 27 0 15 13 26 27 26 15 0 26-11 26-26z">
            <text:p/>
          </draw:path>
        </draw:g>
        <draw:g>
          <svg:title>TexMaths</svg:title>
          <svg:desc>14§display§\cdots§svg§600§FALSE§</svg:desc>
          <draw:polygon draw:style-name="gr5" draw:text-style-name="P4" draw:layer="layout" svg:width="0.573cm" svg:height="0.191cm" svg:x="13.726cm" svg:y="14.117cm" svg:viewBox="0 0 574 192" draw:points="287,192 0,192 0,0 574,0 574,192">
            <text:p/>
          </draw:polygon>
          <draw:path draw:style-name="gr6" draw:text-style-name="P5" draw:layer="layout" svg:width="0.052cm" svg:height="0.052cm" svg:x="13.768cm" svg:y="14.186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986cm" svg:y="14.186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4.205cm" svg:y="14.186cm" svg:viewBox="0 0 53 53" svg:d="M53 27c0-14-11-27-26-27-14 0-27 13-27 27 0 15 13 26 27 26 15 0 26-11 26-26z">
            <text:p/>
          </draw:path>
        </draw:g>
        <draw:g>
          <svg:title>TexMaths</svg:title>
          <svg:desc>14§display§\cdots§svg§600§FALSE§</svg:desc>
          <draw:polygon draw:style-name="gr5" draw:text-style-name="P4" draw:layer="layout" svg:width="0.573cm" svg:height="0.191cm" svg:x="13.726cm" svg:y="13.218cm" svg:viewBox="0 0 574 192" draw:points="287,192 0,192 0,0 574,0 574,192">
            <text:p/>
          </draw:polygon>
          <draw:path draw:style-name="gr6" draw:text-style-name="P5" draw:layer="layout" svg:width="0.052cm" svg:height="0.052cm" svg:x="13.768cm" svg:y="13.287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986cm" svg:y="13.287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4.205cm" svg:y="13.287cm" svg:viewBox="0 0 53 53" svg:d="M53 27c0-14-11-27-26-27-14 0-27 13-27 27 0 15 13 26 27 26 15 0 26-11 26-26z">
            <text:p/>
          </draw:path>
        </draw:g>
        <draw:g>
          <svg:title>TexMaths</svg:title>
          <svg:desc>12§display§N_{22} + N_{23}§svg§600§FALSE§</svg:desc>
          <draw:polygon draw:style-name="gr5" draw:text-style-name="P4" draw:layer="layout" svg:width="1.882cm" svg:height="0.351cm" svg:x="9.612cm" svg:y="13.953cm" svg:viewBox="0 0 1883 352" draw:points="942,352 0,352 0,0 1883,0 1883,352">
            <text:p/>
          </draw:polygon>
          <draw:path draw:style-name="gr6" draw:text-style-name="P5" draw:layer="layout" svg:width="0.355cm" svg:height="0.288cm" svg:x="9.629cm" svg:y="13.952cm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
            <text:p/>
          </draw:path>
          <draw:path draw:style-name="gr6" draw:text-style-name="P5" draw:layer="layout" svg:width="0.131cm" svg:height="0.196cm" svg:x="9.968cm" svg:y="14.108cm" svg:viewBox="0 0 132 197" svg:d="M132 143h-11c0 7-3 24-7 27-2 2-25 2-30 2h-54c31-28 41-36 59-50 23-18 43-36 43-64 0-36-32-58-70-58-37 0-62 26-62 53 0 15 13 17 16 17 7 0 15-5 15-16 0-5-1-16-17-16 9-21 29-27 44-27 30 0 45 23 45 47 0 26-19 46-29 57l-72 71c-2 3-2 3-2 11h122z">
            <text:p/>
          </draw:path>
          <draw:path draw:style-name="gr6" draw:text-style-name="P5" draw:layer="layout" svg:width="0.131cm" svg:height="0.196cm" svg:x="10.135cm" svg:y="14.108cm" svg:viewBox="0 0 132 197" svg:d="M132 143h-11c0 7-3 24-7 27-2 2-25 2-30 2h-54c31-28 41-36 59-50 23-18 43-36 43-64 0-36-32-58-70-58-37 0-62 26-62 53 0 15 13 17 16 17 7 0 15-5 15-16 0-5-1-16-17-16 9-21 29-27 44-27 30 0 45 23 45 47 0 26-19 46-29 57l-72 71c-2 3-2 3-2 11h122z">
            <text:p/>
          </draw:path>
          <draw:path draw:style-name="gr6" draw:text-style-name="P5" draw:layer="layout" svg:width="0.281cm" svg:height="0.281cm" svg:x="10.424cm" svg:y="13.994cm" svg:viewBox="0 0 282 282" svg:d="M150 150h118c6 0 14 0 14-8 0-10-8-10-14-10h-118v-118c0-6 0-14-8-14-10 0-10 8-10 14v118h-118c-6 0-14 0-14 10 0 8 8 8 14 8h118v118c0 6 0 14 10 14 8 0 8-8 8-14z">
            <text:p/>
          </draw:path>
          <draw:path draw:style-name="gr6" draw:text-style-name="P5" draw:layer="layout" svg:width="0.355cm" svg:height="0.288cm" svg:x="10.837cm" svg:y="13.952cm" svg:viewBox="0 0 356 289" svg:d="M304 44c3-16 12-30 45-31 3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
            <text:p/>
          </draw:path>
          <draw:path draw:style-name="gr6" draw:text-style-name="P5" draw:layer="layout" svg:width="0.131cm" svg:height="0.196cm" svg:x="11.177cm" svg:y="14.108cm" svg:viewBox="0 0 132 197" svg:d="M132 143h-11c0 7-3 24-7 27-2 2-25 2-30 2h-54c31-28 41-36 59-50 23-18 43-36 43-64 0-36-32-58-70-58-37 0-62 26-62 53 0 15 13 17 16 17 7 0 15-5 15-16 0-5-1-16-17-16 9-21 29-27 44-27 30 0 45 23 45 47 0 26-19 46-29 57l-72 71c-2 3-2 3-2 11h122z">
            <text:p/>
          </draw:path>
          <draw:path draw:style-name="gr6" draw:text-style-name="P5" draw:layer="layout" svg:width="0.136cm" svg:height="0.202cm" svg:x="11.343cm" svg:y="14.108cm" svg:viewBox="0 0 137 203" svg:d="M65 98c24 0 41 16 41 48 0 37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
            <text:p/>
          </draw:path>
        </draw:g>
        <draw:g>
          <svg:title>TexMaths</svg:title>
          <svg:desc>12§latex§73§svg§600§FALSE§</svg:desc>
          <draw:polygon draw:style-name="gr5" draw:text-style-name="P4" draw:layer="layout" svg:width="0.42cm" svg:height="0.271cm" svg:x="13.73cm" svg:y="12.482cm" svg:viewBox="0 0 421 272" draw:points="211,272 0,272 0,0 421,0 421,272">
            <text:p/>
          </draw:polygon>
          <draw:path draw:style-name="gr6" draw:text-style-name="P5" draw:layer="layout" svg:width="0.181cm" svg:height="0.294cm" svg:x="13.754cm" svg:y="12.468cm" svg:viewBox="0 0 182 295" svg:d="M179 29c3-6 3-6 3-16h-103c-51 0-53-5-54-13h-11l-14 87h11c1-7 5-33 11-38 2-3 36-3 40-3h89c-5 7-38 53-48 67-38 57-53 116-53 159 0 4 0 23 21 23 19 0 19-19 19-23v-22c0-22 1-46 5-69 1-10 7-46 26-72z">
            <text:p/>
          </draw:path>
          <draw:path draw:style-name="gr6" draw:text-style-name="P5" draw:layer="layout" svg:width="0.175cm" svg:height="0.29cm" svg:x="13.958cm" svg:y="12.473cm" svg:viewBox="0 0 176 291" svg:d="M106 133c34-12 58-41 58-74 0-35-37-59-78-59-43 0-74 25-74 58 0 14 8 21 22 21 13 0 21-8 21-21 0-21-20-21-26-21 13-21 41-26 56-26 17 0 41 9 41 47 0 6-1 29-12 49-13 20-28 21-38 21-3 0-14 1-16 1-4 0-7 2-7 5 0 5 3 5 11 5h18c34 0 50 29 50 71 0 57-29 69-48 69-18 0-49-7-65-32 16 2 29-7 29-23 0-15-12-24-24-24-11 0-24 6-24 24 0 40 40 67 85 67 53 0 91-38 91-81 0-35-26-69-70-77z">
            <text:p/>
          </draw:path>
        </draw:g>
        <draw:g>
          <svg:title>TexMaths</svg:title>
          <svg:desc>8§display§S_{22, 23, N_{22}+N_{23}, 1}§svg§600§FALSE§</svg:desc>
          <draw:polygon draw:style-name="gr5" draw:text-style-name="P4" draw:layer="layout" svg:width="1.867cm" svg:height="0.272cm" svg:x="11.763cm" svg:y="14.916cm" svg:viewBox="0 0 1868 273" draw:points="934,273 0,273 0,0 1868,0 1868,273">
            <text:p/>
          </draw:polygon>
          <draw:path draw:style-name="gr6" draw:text-style-name="P5" draw:layer="layout" svg:width="0.166cm" svg:height="0.205cm" svg:x="11.777cm" svg:y="14.909cm" svg:viewBox="0 0 167 206" svg:d="M167 3c0-1 0-3-2-3s-3 0-6 4l-13 16c-8-13-22-20-40-20-36 0-71 33-71 66 0 24 15 36 30 40l30 8c11 3 27 8 27 31 0 25-24 52-52 52-18 0-49-7-49-42 0-6 1-13 1-15 1-1 1-2 1-2 0-3-2-3-3-3-2 0-2 0-3 1s-17 66-17 66c0 2 2 4 3 4 2 0 2-1 5-5l14-16c12 17 32 21 48 21 38 0 72-38 72-73 0-20-10-30-14-33-6-7-11-8-36-14-6-2-17-5-19-5-7-3-17-11-17-27 0-22 22-46 49-46 24 0 41 12 41 44 0 9-1 14-1 15s0 3 3 3 3 0 4-5z">
            <text:p/>
          </draw:path>
          <draw:path draw:style-name="gr6" draw:text-style-name="P5" draw:layer="layout" svg:width="0.087cm" svg:height="0.13cm" svg:x="11.947cm" svg:y="15.019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87cm" svg:height="0.13cm" svg:x="12.059cm" svg:y="15.019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25cm" svg:height="0.061cm" svg:x="12.18cm" svg:y="15.127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87cm" svg:height="0.13cm" svg:x="12.237cm" svg:y="15.019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9cm" svg:height="0.134cm" svg:x="12.347cm" svg:y="15.019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-1 0-3 0-3 2 0 4 3 4 6 4z">
            <text:p/>
          </draw:path>
          <draw:path draw:style-name="gr6" draw:text-style-name="P5" draw:layer="layout" svg:width="0.025cm" svg:height="0.061cm" svg:x="12.47cm" svg:y="15.127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175cm" svg:height="0.134cm" svg:x="12.528cm" svg:y="15.015cm" svg:viewBox="0 0 176 135" svg:d="M151 22c3-8 5-15 21-15 1 0 4 0 4-5 0 0-1-2-3-2-7 0-14 1-20 1-5 0-16-1-21-1-2 0-4 0-4 4 0 3 2 3 4 3 10 0 13 3 13 8 0 2 0 3-1 5l-22 86-50-103c-2-3-2-3-6-3h-28c-4 0-6 0-6 4 0 3 2 3 6 3s9 0 13 1l-26 106c-2 8-6 13-21 14-2 0-4 0-4 4 0 2 2 3 3 3 7 0 14-1 20-1 5 0 17 1 22 1 1 0 4-1 4-4s-3-3-5-3c-13 0-13-6-13-8 0-1 0-2 1-5l26-101 57 118c2 3 3 3 5 3s2-1 4-4z">
            <text:p/>
          </draw:path>
          <draw:path draw:style-name="gr6" draw:text-style-name="P5" draw:layer="layout" svg:width="0.07cm" svg:height="0.093cm" svg:x="12.705cm" svg:y="15.084cm" svg:viewBox="0 0 71 94" svg:d="M71 67h-6c-1 3-2 11-4 13-2 1-13 1-15 1h-28c9-7 20-15 28-21 13-9 25-17 25-32 0-18-17-28-37-28s-34 11-34 25c0 7 6 9 8 9 4 0 9-3 9-8 0-6-4-8-8-9 4-7 12-11 21-11 14 0 26 8 26 22 0 12-9 22-20 30l-34 30c-2 1-2 1-2 2v4h66z">
            <text:p/>
          </draw:path>
          <draw:path draw:style-name="gr6" draw:text-style-name="P5" draw:layer="layout" svg:width="0.07cm" svg:height="0.093cm" svg:x="12.8cm" svg:y="15.084cm" svg:viewBox="0 0 71 94" svg:d="M71 67h-6c0 3-2 11-4 13-2 1-13 1-15 1h-28c9-7 20-15 28-21 13-9 25-17 25-32 0-18-17-28-37-28s-34 11-34 25c0 7 6 9 8 9 4 0 9-3 9-8 0-6-4-8-8-9 4-7 12-11 21-11 14 0 26 8 26 22 0 12-9 22-19 30l-35 30c-2 1-2 1-2 2v4h66z">
            <text:p/>
          </draw:path>
          <draw:path draw:style-name="gr6" draw:text-style-name="P5" draw:layer="layout" svg:width="0.145cm" svg:height="0.145cm" svg:x="12.911cm" svg:y="15.028cm" svg:viewBox="0 0 146 146" svg:d="M78 78h60c3 0 8 0 8-5s-5-5-8-5h-60v-61c0-2 0-7-5-7s-5 5-5 7v61h-61c-2 0-7 0-7 5s5 5 7 5h61v60c0 3 0 8 5 8s5-4 5-8z">
            <text:p/>
          </draw:path>
          <draw:path draw:style-name="gr6" draw:text-style-name="P5" draw:layer="layout" svg:width="0.175cm" svg:height="0.134cm" svg:x="13.083cm" svg:y="15.015cm" svg:viewBox="0 0 176 135" svg:d="M151 22c3-8 6-15 21-15 1 0 4 0 4-5 0 0-1-2-3-2-7 0-14 1-20 1-5 0-16-1-21-1-2 0-4 0-4 4 0 3 2 3 4 3 10 0 13 3 13 8 0 2 0 3-1 5l-22 86-50-103c-2-3-2-3-6-3h-28c-4 0-6 0-6 4 0 3 2 3 6 3s9 0 13 1l-26 106c-2 8-6 13-21 14-2 0-4 0-4 4 0 2 2 3 3 3 7 0 14-1 20-1 5 0 17 1 22 1 1 0 4-1 4-4s-3-3-5-3c-13 0-13-6-13-8 0-1 0-2 1-5l26-101 57 118c2 3 3 3 5 3s2-1 4-4z">
            <text:p/>
          </draw:path>
          <draw:path draw:style-name="gr6" draw:text-style-name="P5" draw:layer="layout" svg:width="0.07cm" svg:height="0.093cm" svg:x="13.26cm" svg:y="15.084cm" svg:viewBox="0 0 71 94" svg:d="M71 67h-6c0 3-2 11-4 13-2 1-13 1-15 1h-28c9-7 20-15 28-21 13-9 25-17 25-32 0-18-17-28-37-28s-34 11-34 25c0 7 6 9 8 9 4 0 9-3 9-8 0-6-4-8-8-9 4-7 12-11 21-11 14 0 26 8 26 22 0 12-9 22-20 30l-34 30c-2 1-2 1-2 2v4h66z">
            <text:p/>
          </draw:path>
          <draw:path draw:style-name="gr6" draw:text-style-name="P5" draw:layer="layout" svg:width="0.073cm" svg:height="0.097cm" svg:x="13.353cm" svg:y="15.084cm" svg:viewBox="0 0 74 98" svg:d="M35 47c14 0 23 8 23 23 0 14-10 22-22 22-2 0-18 0-26-8 6-1 8-5 8-8 0-6-4-9-9-9s-9 3-9 9c0 14 17 22 36 22 23 0 38-15 38-28 0-12-11-22-27-25 17-6 22-17 22-25 0-11-15-20-32-20-18 0-32 7-32 20 0 6 5 9 8 9 5 0 8-3 8-8 0-4-2-8-7-9 7-6 19-6 22-6 10 0 18 4 18 14 0 9-5 22-20 22-4 0-5 0-8 0-2 1-4 1-4 3s1 2 4 2z">
            <text:p/>
          </draw:path>
          <draw:path draw:style-name="gr6" draw:text-style-name="P5" draw:layer="layout" svg:width="0.025cm" svg:height="0.061cm" svg:x="13.474cm" svg:y="15.127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72cm" svg:height="0.13cm" svg:x="13.54cm" svg:y="15.019cm" svg:viewBox="0 0 73 131" svg:d="M45 6c0-6 0-6-6-6-13 13-31 13-39 13v7c5 0 18 0 29-6v101c0 7 0 9-20 9h-7v7c3 0 28-1 35-1 6 0 31 1 36 1v-7h-8c-20 0-20-2-20-9z">
            <text:p/>
          </draw:path>
        </draw:g>
        <draw:g>
          <svg:title>TexMaths</svg:title>
          <svg:desc>8§display§S_{22, 23, N_{22}+N_{23}, 73}§svg§600§FALSE§</svg:desc>
          <draw:polygon draw:style-name="gr5" draw:text-style-name="P4" draw:layer="layout" svg:width="1.979cm" svg:height="0.272cm" svg:x="14.663cm" svg:y="14.916cm" svg:viewBox="0 0 1980 273" draw:points="990,273 0,273 0,0 1980,0 1980,273">
            <text:p/>
          </draw:polygon>
          <draw:path draw:style-name="gr6" draw:text-style-name="P5" draw:layer="layout" svg:width="0.166cm" svg:height="0.205cm" svg:x="14.677cm" svg:y="14.909cm" svg:viewBox="0 0 167 206" svg:d="M167 3c0-1 0-3-2-3s-3 0-6 4l-13 16c-8-13-22-20-40-20-36 0-71 33-71 66 0 24 15 36 30 40l30 8c11 3 27 8 27 31 0 25-24 52-52 52-18 0-49-7-49-42 0-6 1-13 1-15 1-1 1-2 1-2 0-3-2-3-3-3-2 0-2 0-3 1s-17 66-17 66c0 2 2 4 3 4 2 0 2-1 5-5l14-16c12 17 32 21 48 21 38 0 72-38 72-73 0-20-10-30-14-33-6-7-11-8-36-14-6-2-17-5-19-5-7-3-17-11-17-27 0-22 22-46 49-46 24 0 41 12 41 44 0 9-1 14-1 15s0 3 3 3 3 0 4-5z">
            <text:p/>
          </draw:path>
          <draw:path draw:style-name="gr6" draw:text-style-name="P5" draw:layer="layout" svg:width="0.087cm" svg:height="0.13cm" svg:x="14.847cm" svg:y="15.019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87cm" svg:height="0.13cm" svg:x="14.959cm" svg:y="15.019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25cm" svg:height="0.061cm" svg:x="15.08cm" svg:y="15.127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87cm" svg:height="0.13cm" svg:x="15.137cm" svg:y="15.019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9cm" svg:height="0.134cm" svg:x="15.247cm" svg:y="15.019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-1 0-3 0-3 2 0 4 3 4 6 4z">
            <text:p/>
          </draw:path>
          <draw:path draw:style-name="gr6" draw:text-style-name="P5" draw:layer="layout" svg:width="0.025cm" svg:height="0.061cm" svg:x="15.37cm" svg:y="15.127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175cm" svg:height="0.134cm" svg:x="15.428cm" svg:y="15.015cm" svg:viewBox="0 0 176 135" svg:d="M151 22c3-8 5-15 21-15 1 0 4 0 4-5 0 0-1-2-3-2-7 0-14 1-20 1-5 0-16-1-21-1-2 0-4 0-4 4 0 3 2 3 4 3 10 0 13 3 13 8 0 2 0 3-1 5l-22 86-50-103c-2-3-2-3-6-3h-28c-4 0-6 0-6 4 0 3 2 3 6 3s9 0 13 1l-26 106c-2 8-6 13-21 14-2 0-4 0-4 4 0 2 2 3 3 3 7 0 14-1 20-1 5 0 17 1 22 1 1 0 4-1 4-4s-3-3-5-3c-13 0-13-6-13-8 0-1 0-2 1-5l26-101 57 118c2 3 3 3 5 3s2-1 4-4z">
            <text:p/>
          </draw:path>
          <draw:path draw:style-name="gr6" draw:text-style-name="P5" draw:layer="layout" svg:width="0.07cm" svg:height="0.093cm" svg:x="15.605cm" svg:y="15.084cm" svg:viewBox="0 0 71 94" svg:d="M71 67h-6c-1 3-2 11-4 13-2 1-13 1-15 1h-28c9-7 20-15 28-21 13-9 25-17 25-32 0-18-17-28-37-28s-34 11-34 25c0 7 6 9 8 9 4 0 9-3 9-8 0-6-4-8-8-9 4-7 12-11 21-11 14 0 26 8 26 22 0 12-9 22-20 30l-34 30c-2 1-2 1-2 2v4h66z">
            <text:p/>
          </draw:path>
          <draw:path draw:style-name="gr6" draw:text-style-name="P5" draw:layer="layout" svg:width="0.07cm" svg:height="0.093cm" svg:x="15.7cm" svg:y="15.084cm" svg:viewBox="0 0 71 94" svg:d="M71 67h-6c0 3-2 11-4 13-2 1-13 1-15 1h-28c9-7 20-15 28-21 13-9 25-17 25-32 0-18-17-28-37-28s-34 11-34 25c0 7 6 9 8 9 4 0 9-3 9-8 0-6-4-8-8-9 4-7 12-11 21-11 14 0 26 8 26 22 0 12-9 22-19 30l-35 30c-2 1-2 1-2 2v4h66z">
            <text:p/>
          </draw:path>
          <draw:path draw:style-name="gr6" draw:text-style-name="P5" draw:layer="layout" svg:width="0.145cm" svg:height="0.145cm" svg:x="15.811cm" svg:y="15.028cm" svg:viewBox="0 0 146 146" svg:d="M78 78h60c3 0 8 0 8-5s-5-5-8-5h-60v-61c0-2 0-7-5-7s-5 5-5 7v61h-61c-2 0-7 0-7 5s5 5 7 5h61v60c0 3 0 8 5 8s5-4 5-8z">
            <text:p/>
          </draw:path>
          <draw:path draw:style-name="gr6" draw:text-style-name="P5" draw:layer="layout" svg:width="0.175cm" svg:height="0.134cm" svg:x="15.983cm" svg:y="15.015cm" svg:viewBox="0 0 176 135" svg:d="M151 22c3-8 6-15 21-15 1 0 4 0 4-5 0 0-1-2-3-2-7 0-14 1-20 1-5 0-16-1-21-1-2 0-4 0-4 4 0 3 2 3 4 3 10 0 13 3 13 8 0 2 0 3-1 5l-22 86-50-103c-2-3-2-3-6-3h-28c-4 0-6 0-6 4 0 3 2 3 6 3s9 0 13 1l-26 106c-2 8-6 13-21 14-2 0-4 0-4 4 0 2 2 3 3 3 7 0 14-1 20-1 5 0 17 1 22 1 1 0 4-1 4-4s-3-3-5-3c-13 0-13-6-13-8 0-1 0-2 1-5l26-101 57 118c2 3 3 3 5 3s2-1 4-4z">
            <text:p/>
          </draw:path>
          <draw:path draw:style-name="gr6" draw:text-style-name="P5" draw:layer="layout" svg:width="0.07cm" svg:height="0.093cm" svg:x="16.16cm" svg:y="15.084cm" svg:viewBox="0 0 71 94" svg:d="M71 67h-6c0 3-2 11-4 13-2 1-13 1-15 1h-28c9-7 20-15 28-21 13-9 25-17 25-32 0-18-17-28-37-28s-34 11-34 25c0 7 6 9 8 9 4 0 9-3 9-8 0-6-4-8-8-9 4-7 12-11 21-11 14 0 26 8 26 22 0 12-9 22-20 30l-34 30c-2 1-2 1-2 2v4h66z">
            <text:p/>
          </draw:path>
          <draw:path draw:style-name="gr6" draw:text-style-name="P5" draw:layer="layout" svg:width="0.073cm" svg:height="0.097cm" svg:x="16.253cm" svg:y="15.084cm" svg:viewBox="0 0 74 98" svg:d="M35 47c14 0 23 8 23 23 0 14-10 22-22 22-2 0-18 0-26-8 6-1 8-5 8-8 0-6-4-9-9-9s-9 3-9 9c0 14 17 22 36 22 23 0 38-15 38-28 0-12-11-22-27-25 17-6 22-17 22-25 0-11-15-20-32-20-18 0-32 7-32 20 0 6 5 9 8 9 5 0 8-3 8-8 0-4-2-8-7-9 7-6 19-6 22-6 10 0 18 4 18 14 0 9-5 22-20 22-4 0-5 0-8 0-2 1-4 1-4 3s1 2 4 2z">
            <text:p/>
          </draw:path>
          <draw:path draw:style-name="gr6" draw:text-style-name="P5" draw:layer="layout" svg:width="0.025cm" svg:height="0.061cm" svg:x="16.374cm" svg:y="15.127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93cm" svg:height="0.137cm" svg:x="16.433cm" svg:y="15.017cm" svg:viewBox="0 0 94 138" svg:d="M92 14c2-2 2-3 2-8h-52c-8 0-10 0-17 0-11-1-11-3-11-6h-7l-7 42h6c1-3 3-16 6-18 2-1 18-1 21-1h43c-6 8-16 21-21 27-25 33-28 65-28 76 0 3 0 12 10 12 9 0 9-9 9-12v-8c0-38 8-56 16-66z">
            <text:p/>
          </draw:path>
          <draw:path draw:style-name="gr6" draw:text-style-name="P5" draw:layer="layout" svg:width="0.09cm" svg:height="0.134cm" svg:x="16.541cm" svg:y="15.019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-1 0-3 0-3 2 0 4 3 4 6 4z">
            <text:p/>
          </draw:path>
        </draw:g>
        <draw:g>
          <svg:title>TexMaths</svg:title>
          <svg:desc>14§display§\vdots§svg§600§FALSE§</svg:desc>
          <draw:polygon draw:style-name="gr5" draw:text-style-name="P4" draw:layer="layout" svg:width="0.136cm" svg:height="0.446cm" svg:x="15.978cm" svg:y="14.477cm" svg:viewBox="0 0 137 447" draw:points="69,447 0,447 0,0 137,0 137,447">
            <text:p/>
          </draw:polygon>
          <draw:path draw:style-name="gr6" draw:text-style-name="P5" draw:layer="layout" svg:width="0.052cm" svg:height="0.052cm" svg:x="16.02cm" svg:y="14.477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6.02cm" svg:y="14.673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6.02cm" svg:y="14.871cm" svg:viewBox="0 0 53 53" svg:d="M53 27c0-14-11-27-26-27-14 0-27 13-27 27 0 15 13 26 27 26 15 0 26-11 26-26z">
            <text:p/>
          </draw:path>
        </draw:g>
        <draw:g>
          <svg:title>TexMaths</svg:title>
          <svg:desc>14§display§\vdots§svg§600§FALSE§</svg:desc>
          <draw:polygon draw:style-name="gr5" draw:text-style-name="P4" draw:layer="layout" svg:width="0.136cm" svg:height="0.446cm" svg:x="12.177cm" svg:y="14.375cm" svg:viewBox="0 0 137 447" draw:points="69,447 0,447 0,0 137,0 137,447">
            <text:p/>
          </draw:polygon>
          <draw:path draw:style-name="gr6" draw:text-style-name="P5" draw:layer="layout" svg:width="0.052cm" svg:height="0.052cm" svg:x="12.219cm" svg:y="14.375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2.219cm" svg:y="14.571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2.219cm" svg:y="14.769cm" svg:viewBox="0 0 53 53" svg:d="M53 27c0-14-11-27-26-27-14 0-27 13-27 27 0 15 13 26 27 26 15 0 26-11 26-26z">
            <text:p/>
          </draw:path>
        </draw:g>
        <draw:g>
          <svg:title>TexMaths</svg:title>
          <svg:desc>14§display§\ddots§svg§600§FALSE§</svg:desc>
          <draw:polygon draw:style-name="gr5" draw:text-style-name="P4" draw:layer="layout" svg:width="0.52cm" svg:height="0.348cm" svg:x="13.713cm" svg:y="14.462cm" svg:viewBox="0 0 521 349" draw:points="261,349 0,349 0,0 521,0 521,349">
            <text:p/>
          </draw:polygon>
          <draw:path draw:style-name="gr6" draw:text-style-name="P5" draw:layer="layout" svg:width="0.052cm" svg:height="0.052cm" svg:x="13.755cm" svg:y="14.462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947cm" svg:y="14.609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4.139cm" svg:y="14.758cm" svg:viewBox="0 0 53 53" svg:d="M53 27c0-14-11-27-26-27-14 0-27 13-27 27 0 15 13 26 27 26 15 0 26-11 26-26z">
            <text:p/>
          </draw:path>
        </draw:g>
        <draw:g>
          <svg:title>TexMaths</svg:title>
          <svg:desc>14§display§\cdots§svg§600§FALSE§</svg:desc>
          <draw:polygon draw:style-name="gr5" draw:text-style-name="P4" draw:layer="layout" svg:width="0.573cm" svg:height="0.191cm" svg:x="13.726cm" svg:y="15.018cm" svg:viewBox="0 0 574 192" draw:points="287,192 0,192 0,0 574,0 574,192">
            <text:p/>
          </draw:polygon>
          <draw:path draw:style-name="gr6" draw:text-style-name="P5" draw:layer="layout" svg:width="0.052cm" svg:height="0.052cm" svg:x="13.768cm" svg:y="15.087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986cm" svg:y="15.087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4.205cm" svg:y="15.087cm" svg:viewBox="0 0 53 53" svg:d="M53 27c0-14-11-27-26-27-14 0-27 13-27 27 0 15 13 26 27 26 15 0 26-11 26-26z">
            <text:p/>
          </draw:path>
        </draw:g>
        <draw:line draw:style-name="gr4" draw:text-style-name="P3" draw:layer="layout" svg:x1="6.904cm" svg:y1="14.197cm" svg:x2="9.527cm" svg:y2="14.227cm">
          <text:p/>
        </draw:line>
        <draw:custom-shape draw:style-name="gr2" draw:text-style-name="P2" draw:layer="layout" svg:width="0.127cm" svg:height="2.286cm" svg:x="3.142cm" svg:y="17.38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2" draw:layer="layout" svg:width="0.127cm" svg:height="2.286cm" svg:x="6.652cm" svg:y="17.28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g>
          <svg:title>TexMaths</svg:title>
          <svg:desc>6§display§C_{1, 1, 1, 1}§svg§600§FALSE§</svg:desc>
          <draw:polygon draw:style-name="gr5" draw:text-style-name="P4" draw:layer="layout" svg:width="0.634cm" svg:height="0.204cm" svg:x="3.312cm" svg:y="17.56cm" svg:viewBox="0 0 635 205" draw:points="318,205 0,205 0,0 635,0 635,205">
            <text:p/>
          </draw:polygon>
          <draw:path draw:style-name="gr6" draw:text-style-name="P5" draw:layer="layout" svg:width="0.15cm" svg:height="0.153cm" svg:x="3.323cm" svg:y="17.555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54cm" svg:height="0.097cm" svg:x="3.478cm" svg:y="17.638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562cm" svg:y="17.719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612cm" svg:y="17.638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696cm" svg:y="17.719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746cm" svg:y="17.638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3.829cm" svg:y="17.719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879cm" svg:y="17.638cm" svg:viewBox="0 0 55 98" svg:d="M34 4c0-4 0-4-5-4-9 10-23 10-29 10v5c4 0 13 0 22-4v75c0 5 0 7-15 7h-6v5c3 0 21 0 27 0 4 0 23 0 27 0v-5h-6c-15 0-15-2-15-7z">
            <text:p/>
          </draw:path>
        </draw:g>
        <draw:g>
          <svg:title>TexMaths</svg:title>
          <svg:desc>6§display§C_{23, 23, 1, 1}§svg§600§FALSE§</svg:desc>
          <draw:polygon draw:style-name="gr5" draw:text-style-name="P4" draw:layer="layout" svg:width="0.802cm" svg:height="0.204cm" svg:x="3.316cm" svg:y="17.56cm" svg:viewBox="0 0 803 205" draw:points="402,205 0,205 0,0 803,0 803,205">
            <text:p/>
          </draw:polygon>
          <draw:path draw:style-name="gr6" draw:text-style-name="P5" draw:layer="layout" svg:width="0.15cm" svg:height="0.153cm" svg:x="3.327cm" svg:y="17.555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65cm" svg:height="0.097cm" svg:x="3.476cm" svg:y="17.638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7cm" svg:height="0.1cm" svg:x="3.558cm" svg:y="17.638cm" svg:viewBox="0 0 68 101" svg:d="M32 49c12 0 21 8 21 24 0 18-11 24-20 24-6 0-19-2-25-11 7 0 9-5 9-8 0-5-4-8-9-8-4 0-8 3-8 9 0 13 16 22 34 22 20 0 34-13 34-28 0-12-9-23-25-27 15-5 21-17 21-26 0-11-14-20-30-20-17 0-29 8-29 20 0 5 3 8 8 8 4 0 7-3 7-8 0-4-3-7-7-7 4-7 15-9 21-9s15 4 15 16c0 7-2 14-6 18-5 6-9 6-16 6-4 1-4 1-5 1 0 0-1 0-1 2s1 2 4 2z">
            <text:p/>
          </draw:path>
          <draw:path draw:style-name="gr6" draw:text-style-name="P5" draw:layer="layout" svg:width="0.018cm" svg:height="0.045cm" svg:x="3.65cm" svg:y="17.719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3.693cm" svg:y="17.638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7cm" svg:height="0.1cm" svg:x="3.775cm" svg:y="17.638cm" svg:viewBox="0 0 68 101" svg:d="M32 49c12 0 21 8 21 24 0 18-11 24-20 24-6 0-19-2-25-11 7 0 9-5 9-8 0-5-4-8-9-8-4 0-8 3-8 9 0 13 16 22 34 22 20 0 34-13 34-28 0-12-9-23-25-27 15-5 21-17 21-26 0-11-14-20-30-20-17 0-29 8-29 20 0 5 3 8 8 8 4 0 7-3 7-8 0-4-3-7-7-7 4-7 15-9 21-9s15 4 15 16c0 7-2 14-6 18-5 6-9 6-16 6-4 1-4 1-5 1 0 0-1 0-1 2s1 2 4 2z">
            <text:p/>
          </draw:path>
          <draw:path draw:style-name="gr6" draw:text-style-name="P5" draw:layer="layout" svg:width="0.018cm" svg:height="0.045cm" svg:x="3.868cm" svg:y="17.719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3.917cm" svg:y="17.638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4.001cm" svg:y="17.719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4.051cm" svg:y="17.638cm" svg:viewBox="0 0 55 98" svg:d="M34 4c0-4 0-4-5-4-9 10-23 10-29 10v5c4 0 13 0 22-4v75c0 5 0 7-15 7h-6v5c3 0 21 0 27 0 4 0 23 0 27 0v-5h-6c-15 0-15-2-15-7z">
            <text:p/>
          </draw:path>
        </draw:g>
        <draw:g>
          <svg:title>TexMaths</svg:title>
          <svg:desc>6§display§C_{23 23, 1, 2}§svg§600§FALSE§</svg:desc>
          <draw:polygon draw:style-name="gr5" draw:text-style-name="P4" draw:layer="layout" svg:width="0.752cm" svg:height="0.204cm" svg:x="4.216cm" svg:y="17.56cm" svg:viewBox="0 0 753 205" draw:points="377,205 0,205 0,0 753,0 753,205">
            <text:p/>
          </draw:polygon>
          <draw:path draw:style-name="gr6" draw:text-style-name="P5" draw:layer="layout" svg:width="0.15cm" svg:height="0.153cm" svg:x="4.227cm" svg:y="17.555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65cm" svg:height="0.097cm" svg:x="4.376cm" svg:y="17.638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7cm" svg:height="0.1cm" svg:x="4.458cm" svg:y="17.638cm" svg:viewBox="0 0 68 101" svg:d="M32 49c12 0 21 8 21 24 0 18-11 24-20 24-6 0-19-2-25-11 7 0 9-5 9-8 0-5-4-8-9-8-4 0-8 3-8 9 0 13 16 22 34 22 20 0 34-13 34-28 0-12-9-23-25-27 15-5 21-17 21-26 0-11-14-20-30-20-17 0-29 8-29 20 0 5 3 8 8 8 4 0 7-3 7-8 0-4-3-7-7-7 4-7 15-9 21-9s15 4 15 16c0 7-2 14-6 18-5 6-9 6-16 6-4 1-4 1-5 1 0 0-1 0-1 2s1 2 4 2z">
            <text:p/>
          </draw:path>
          <draw:path draw:style-name="gr6" draw:text-style-name="P5" draw:layer="layout" svg:width="0.065cm" svg:height="0.097cm" svg:x="4.543cm" svg:y="17.638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7cm" svg:height="0.1cm" svg:x="4.625cm" svg:y="17.638cm" svg:viewBox="0 0 68 101" svg:d="M32 49c12 0 21 8 21 24 0 18-11 24-20 24-6 0-19-2-25-11 7 0 9-5 9-8 0-5-4-8-9-8-4 0-8 3-8 9 0 13 16 22 34 22 20 0 34-13 34-28 0-12-9-23-25-27 15-5 21-17 21-26 0-11-14-20-30-20-17 0-29 8-29 20 0 5 3 8 8 8 4 0 7-3 7-8 0-4-3-7-7-7 4-7 15-9 21-9s15 4 15 16c0 7-2 14-6 18-5 6-9 6-16 6-4 1-4 1-5 1 0 0-1 0-1 2s1 2 4 2z">
            <text:p/>
          </draw:path>
          <draw:path draw:style-name="gr6" draw:text-style-name="P5" draw:layer="layout" svg:width="0.018cm" svg:height="0.045cm" svg:x="4.718cm" svg:y="17.719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4.767cm" svg:y="17.638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4.851cm" svg:y="17.719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4.894cm" svg:y="17.638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</draw:g>
        <draw:g>
          <svg:title>TexMaths</svg:title>
          <svg:desc>6§display§C_{23, 23, 2, 1}§svg§600§FALSE§</svg:desc>
          <draw:polygon draw:style-name="gr5" draw:text-style-name="P4" draw:layer="layout" svg:width="0.802cm" svg:height="0.204cm" svg:x="3.318cm" svg:y="18.06cm" svg:viewBox="0 0 803 205" draw:points="402,205 0,205 0,0 803,0 803,205">
            <text:p/>
          </draw:polygon>
          <draw:path draw:style-name="gr6" draw:text-style-name="P5" draw:layer="layout" svg:width="0.15cm" svg:height="0.153cm" svg:x="3.329cm" svg:y="18.055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65cm" svg:height="0.097cm" svg:x="3.478cm" svg:y="18.138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7cm" svg:height="0.1cm" svg:x="3.56cm" svg:y="18.138cm" svg:viewBox="0 0 68 101" svg:d="M32 49c12 0 21 8 21 24 0 18-11 24-20 24-6 0-19-2-25-11 7 0 9-5 9-8 0-5-4-8-9-8-4 0-8 3-8 9 0 13 16 22 34 22 20 0 34-13 34-28 0-12-9-23-25-27 15-5 21-17 21-26 0-11-14-20-30-20-17 0-29 8-29 20 0 5 3 8 8 8 4 0 7-3 7-8 0-4-3-7-7-7 4-7 15-9 21-9s15 4 15 16c0 7-2 14-6 18-5 6-9 6-16 6-4 1-4 1-5 1 0 0-1 0-1 2s1 2 4 2z">
            <text:p/>
          </draw:path>
          <draw:path draw:style-name="gr6" draw:text-style-name="P5" draw:layer="layout" svg:width="0.018cm" svg:height="0.045cm" svg:x="3.652cm" svg:y="18.219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3.695cm" svg:y="18.138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7cm" svg:height="0.1cm" svg:x="3.777cm" svg:y="18.138cm" svg:viewBox="0 0 68 101" svg:d="M32 49c12 0 21 8 21 24 0 18-11 24-20 24-6 0-19-2-25-11 7 0 9-5 9-8 0-5-4-8-9-8-4 0-8 3-8 9 0 13 16 22 34 22 20 0 34-13 34-28 0-12-9-23-25-27 15-5 21-17 21-26 0-11-14-20-30-20-17 0-29 8-29 20 0 5 3 8 8 8 4 0 7-3 7-8 0-4-3-7-7-7 4-7 15-9 21-9s15 4 15 16c0 7-2 14-6 18-5 6-9 6-16 6-4 1-4 1-5 1 0 0-1 0-1 2s1 2 4 2z">
            <text:p/>
          </draw:path>
          <draw:path draw:style-name="gr6" draw:text-style-name="P5" draw:layer="layout" svg:width="0.018cm" svg:height="0.045cm" svg:x="3.87cm" svg:y="18.219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3.912cm" svg:y="18.138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18cm" svg:height="0.045cm" svg:x="4.003cm" svg:y="18.219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4.053cm" svg:y="18.138cm" svg:viewBox="0 0 55 98" svg:d="M34 4c0-4 0-4-5-4-9 10-23 10-29 10v5c4 0 13 0 22-4v75c0 5 0 7-15 7h-6v5c3 0 21 0 27 0 4 0 23 0 27 0v-5h-6c-15 0-15-2-15-7z">
            <text:p/>
          </draw:path>
        </draw:g>
        <draw:g>
          <svg:title>TexMaths</svg:title>
          <svg:desc>6§display§C_{23, 23, 1, N_1}§svg§600§FALSE§</svg:desc>
          <draw:polygon draw:style-name="gr5" draw:text-style-name="P4" draw:layer="layout" svg:width="0.923cm" svg:height="0.204cm" svg:x="5.714cm" svg:y="17.56cm" svg:viewBox="0 0 924 205" draw:points="462,205 0,205 0,0 924,0 924,205">
            <text:p/>
          </draw:polygon>
          <draw:path draw:style-name="gr6" draw:text-style-name="P5" draw:layer="layout" svg:width="0.15cm" svg:height="0.153cm" svg:x="5.725cm" svg:y="17.555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65cm" svg:height="0.097cm" svg:x="5.874cm" svg:y="17.638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7cm" svg:height="0.1cm" svg:x="5.956cm" svg:y="17.638cm" svg:viewBox="0 0 68 101" svg:d="M32 49c12 0 21 8 21 24 0 18-11 24-20 24-6 0-19-2-25-11 7 0 9-5 9-8 0-5-4-8-9-8-4 0-8 3-8 9 0 13 16 22 34 22 20 0 34-13 34-28 0-12-9-23-25-27 15-5 21-17 21-26 0-11-14-20-30-20-17 0-29 8-29 20 0 5 3 8 8 8 4 0 7-3 7-8 0-4-3-7-7-7 4-7 15-9 21-9s15 4 15 16c0 7-2 14-6 18-5 6-9 6-16 6-4 1-4 1-5 1 0 0-1 0-1 2s1 2 4 2z">
            <text:p/>
          </draw:path>
          <draw:path draw:style-name="gr6" draw:text-style-name="P5" draw:layer="layout" svg:width="0.018cm" svg:height="0.045cm" svg:x="6.048cm" svg:y="17.719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6.091cm" svg:y="17.638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7cm" svg:height="0.1cm" svg:x="6.173cm" svg:y="17.638cm" svg:viewBox="0 0 68 101" svg:d="M32 49c12 0 21 8 21 24 0 18-11 24-20 24-6 0-19-2-25-11 7 0 9-5 9-8 0-5-4-8-9-8-4 0-8 3-8 9 0 13 16 22 34 22 20 0 34-13 34-28 0-12-9-23-25-27 15-5 21-17 21-26 0-11-14-20-30-20-17 0-29 8-29 20 0 5 3 8 8 8 4 0 7-3 7-8 0-4-3-7-7-7 4-7 15-9 21-9s15 4 15 16c0 7-2 14-6 18-5 6-9 6-16 6-4 1-4 1-5 1 0 0-1 0-1 2s1 2 4 2z">
            <text:p/>
          </draw:path>
          <draw:path draw:style-name="gr6" draw:text-style-name="P5" draw:layer="layout" svg:width="0.018cm" svg:height="0.045cm" svg:x="6.265cm" svg:y="17.719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6.315cm" svg:y="17.638cm" svg:viewBox="0 0 55 98" svg:d="M34 4c0-4 0-4-5-4-9 10-23 10-29 10v5c4 0 13 0 22-4v75c0 5 0 7-15 7h-6v5c3 0 21 0 27 0 4 0 23 0 27 0v-5h-6c-15 0-15-2-15-7z">
            <text:p/>
          </draw:path>
          <draw:path draw:style-name="gr6" draw:text-style-name="P5" draw:layer="layout" svg:width="0.018cm" svg:height="0.045cm" svg:x="6.399cm" svg:y="17.719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131cm" svg:height="0.1cm" svg:x="6.443cm" svg:y="17.635cm" svg:viewBox="0 0 132 101" svg:d="M113 16c2-5 5-11 16-11 1 0 3 0 3-3 0-1-1-2-2-2-5 0-11 1-15 1s-12-1-16-1c-1 0-3 0-3 3 0 2 2 2 3 2 7 0 10 3 10 6 0 2 0 2-1 4l-16 65-38-78c-1-2-1-2-5-2h-20c-3 0-5 0-5 3 0 2 2 2 5 2s6 0 9 1l-19 80c-2 5-5 9-16 10-1 0-3 0-3 3 0 2 1 2 2 2 5 0 11 0 15 0s13 0 17 0c1 0 3 0 3-3 0-2-2-2-4-2-10 0-10-4-10-6 0-1 0-1 1-4l19-76 43 89c2 2 2 2 4 2s2 0 3-3z">
            <text:p/>
          </draw:path>
          <draw:path draw:style-name="gr6" draw:text-style-name="P5" draw:layer="layout" svg:width="0.043cm" svg:height="0.07cm" svg:x="6.581cm" svg:y="17.686cm" svg:viewBox="0 0 44 71" svg:d="M27 3c0-3 0-3-4-3-7 7-19 7-21 7h-2v4h2c2 0 9 0 15-3v54c0 3 0 4-11 4h-5v5c6-1 15-1 21-1 7 0 16 0 22 1v-5h-6c-11 0-11-1-11-4z">
            <text:p/>
          </draw:path>
        </draw:g>
        <draw:g>
          <svg:title>TexMaths</svg:title>
          <svg:desc>6§display§C_{23, 23, N_{23}, 1}§svg§600§FALSE§</svg:desc>
          <draw:polygon draw:style-name="gr5" draw:text-style-name="P4" draw:layer="layout" svg:width="1.005cm" svg:height="0.204cm" svg:x="3.319cm" svg:y="19.262cm" svg:viewBox="0 0 1006 205" draw:points="503,205 0,205 0,0 1006,0 1006,205">
            <text:p/>
          </draw:polygon>
          <draw:path draw:style-name="gr6" draw:text-style-name="P5" draw:layer="layout" svg:width="0.15cm" svg:height="0.153cm" svg:x="3.33cm" svg:y="19.257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65cm" svg:height="0.097cm" svg:x="3.479cm" svg:y="19.34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7cm" svg:height="0.1cm" svg:x="3.561cm" svg:y="19.34cm" svg:viewBox="0 0 68 101" svg:d="M32 49c12 0 21 8 21 24 0 18-11 24-20 24-6 0-19-2-25-11 7 0 9-5 9-8 0-5-4-8-9-8-4 0-8 3-8 9 0 13 16 22 34 22 20 0 34-13 34-28 0-12-9-23-25-27 15-5 21-17 21-26 0-11-14-20-30-20-17 0-29 8-29 20 0 5 3 8 8 8 4 0 7-3 7-8 0-4-3-7-7-7 4-7 15-9 21-9s15 4 15 16c0 7-2 14-6 18-5 6-9 6-16 6-4 1-4 1-5 1 0 0-1 0-1 2s1 2 4 2z">
            <text:p/>
          </draw:path>
          <draw:path draw:style-name="gr6" draw:text-style-name="P5" draw:layer="layout" svg:width="0.018cm" svg:height="0.045cm" svg:x="3.653cm" svg:y="19.421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3.696cm" svg:y="19.34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7cm" svg:height="0.1cm" svg:x="3.778cm" svg:y="19.34cm" svg:viewBox="0 0 68 101" svg:d="M32 49c12 0 21 8 21 24 0 18-11 24-20 24-6 0-19-2-25-11 7 0 9-5 9-8 0-5-4-8-9-8-4 0-8 3-8 9 0 13 16 22 34 22 20 0 34-13 34-28 0-12-9-23-25-27 15-5 21-17 21-26 0-11-14-20-30-20-17 0-29 8-29 20 0 5 3 8 8 8 4 0 7-3 7-8 0-4-3-7-7-7 4-7 15-9 21-9s15 4 15 16c0 7-2 14-6 18-5 6-9 6-16 6-4 1-4 1-5 1 0 0-1 0-1 2s1 2 4 2z">
            <text:p/>
          </draw:path>
          <draw:path draw:style-name="gr6" draw:text-style-name="P5" draw:layer="layout" svg:width="0.018cm" svg:height="0.045cm" svg:x="3.87cm" svg:y="19.421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131cm" svg:height="0.1cm" svg:x="3.914cm" svg:y="19.337cm" svg:viewBox="0 0 132 101" svg:d="M113 16c2-5 4-11 16-11 1 0 3 0 3-3 0-1-1-2-2-2-5 0-11 1-15 1s-12-1-16-1c-1 0-3 0-3 3 0 2 2 2 3 2 7 0 10 3 10 6 0 2 0 2-1 4l-16 65-38-78c-1-2-1-2-5-2h-20c-3 0-5 0-5 3 0 2 2 2 5 2s6 0 9 1l-19 80c-2 5-5 9-16 10-1 0-3 0-3 3 0 2 1 2 2 2 5 0 11 0 15 0s13 0 17 0c1 0 3 0 3-3 0-2-2-2-4-2-10 0-10-4-10-6 0-1 0-1 1-4l19-76 43 89c2 2 2 2 4 2s2 0 3-3z">
            <text:p/>
          </draw:path>
          <draw:path draw:style-name="gr6" draw:text-style-name="P5" draw:layer="layout" svg:width="0.052cm" svg:height="0.07cm" svg:x="4.047cm" svg:y="19.388cm" svg:viewBox="0 0 53 71" svg:d="M53 50h-4c0 2-2 9-3 10-2 1-10 1-12 1h-21c7-6 15-12 22-16 9-7 18-13 18-24 0-13-13-21-28-21-14 0-25 8-25 19 0 5 5 6 6 6 3 0 7-2 7-6s-3-6-6-6c3-5 9-8 16-8 10 0 18 6 18 16 0 9-6 16-14 23l-26 22c-1 1-1 1-1 2v3h50z">
            <text:p/>
          </draw:path>
          <draw:path draw:style-name="gr6" draw:text-style-name="P5" draw:layer="layout" svg:width="0.054cm" svg:height="0.072cm" svg:x="4.117cm" svg:y="19.388cm" svg:viewBox="0 0 55 73" svg:d="M26 35c11 0 17 6 17 17s-7 17-16 17c-1 0-14 0-20-6 5-1 6-4 6-6 0-4-3-7-6-7-4 0-7 3-7 7 0 11 13 16 27 16 17 0 28-11 28-21 0-8-8-16-20-18 13-5 17-13 17-19 0-8-11-15-24-15-14 0-24 5-24 15 0 5 4 7 6 7 3 0 6-3 6-6s-2-6-5-7c5-5 14-5 16-5 8 0 13 4 13 11s-3 16-15 17c-3 0-3 0-6 0-1 0-2 0-2 2 0 1 0 1 3 1z">
            <text:p/>
          </draw:path>
          <draw:path draw:style-name="gr6" draw:text-style-name="P5" draw:layer="layout" svg:width="0.018cm" svg:height="0.045cm" svg:x="4.207cm" svg:y="19.421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54cm" svg:height="0.097cm" svg:x="4.257cm" svg:y="19.34cm" svg:viewBox="0 0 55 98" svg:d="M34 4c0-4 0-4-5-4-9 10-23 10-29 10v5c4 0 13 0 22-4v75c0 5 0 7-15 7h-6v5c3 0 21 0 27 0 4 0 23 0 27 0v-5h-6c-15 0-15-2-15-7z">
            <text:p/>
          </draw:path>
        </draw:g>
        <draw:g>
          <svg:title>TexMaths</svg:title>
          <svg:desc>6§display§C_{23, 23, N_{23}, N_{23}}§svg§600§FALSE§</svg:desc>
          <draw:polygon draw:style-name="gr5" draw:text-style-name="P4" draw:layer="layout" svg:width="1.198cm" svg:height="0.204cm" svg:x="5.52cm" svg:y="19.262cm" svg:viewBox="0 0 1199 205" draw:points="600,205 0,205 0,0 1199,0 1199,205">
            <text:p/>
          </draw:polygon>
          <draw:path draw:style-name="gr6" draw:text-style-name="P5" draw:layer="layout" svg:width="0.15cm" svg:height="0.153cm" svg:x="5.531cm" svg:y="19.257cm" svg:viewBox="0 0 151 154" svg:d="M151 2c0-1-1-2-3-2 0 0-1 0-3 2l-15 17c-2-3-12-19-35-19-48 0-95 47-95 96 0 35 25 58 58 58 18 0 34-9 45-18 20-18 24-37 24-38s-3-1-3-1c-2 0-2 0-3 1-2 6-6 21-21 34-15 12-28 16-39 16-19 0-42-12-42-45 0-12 5-46 26-71 13-15 32-25 52-25 21 0 34 16 34 40 0 9-1 9-1 11 0 3 3 3 3 3 3 0 3-1 4-5z">
            <text:p/>
          </draw:path>
          <draw:path draw:style-name="gr6" draw:text-style-name="P5" draw:layer="layout" svg:width="0.065cm" svg:height="0.097cm" svg:x="5.68cm" svg:y="19.34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7cm" svg:height="0.1cm" svg:x="5.762cm" svg:y="19.34cm" svg:viewBox="0 0 68 101" svg:d="M32 49c12 0 21 8 21 24 0 18-11 24-20 24-6 0-19-2-25-11 7 0 9-5 9-8 0-5-4-8-9-8-4 0-8 3-8 9 0 13 16 22 34 22 20 0 34-13 34-28 0-12-9-23-25-27 15-5 21-17 21-26 0-11-14-20-30-20-17 0-29 8-29 20 0 5 3 8 8 8 4 0 7-3 7-8 0-4-3-7-7-7 4-7 15-9 21-9s15 4 15 16c0 7-2 14-6 18-5 6-9 6-16 6-4 1-4 1-5 1 0 0-1 0-1 2s1 2 4 2z">
            <text:p/>
          </draw:path>
          <draw:path draw:style-name="gr6" draw:text-style-name="P5" draw:layer="layout" svg:width="0.018cm" svg:height="0.045cm" svg:x="5.854cm" svg:y="19.421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065cm" svg:height="0.097cm" svg:x="5.897cm" svg:y="19.34cm" svg:viewBox="0 0 66 98" svg:d="M66 71h-5c0 4-2 12-4 14-1 1-13 1-15 1h-27c16-14 20-18 29-25 12-9 22-18 22-32 0-18-16-29-35-29-18 0-31 13-31 26 0 8 7 9 8 9 3 0 8-3 8-8 0-2-1-8-9-8 4-11 15-14 22-14 15 0 23 12 23 24 0 13-10 23-15 29l-36 35c-1 1-1 1-1 5h61z">
            <text:p/>
          </draw:path>
          <draw:path draw:style-name="gr6" draw:text-style-name="P5" draw:layer="layout" svg:width="0.067cm" svg:height="0.1cm" svg:x="5.979cm" svg:y="19.34cm" svg:viewBox="0 0 68 101" svg:d="M32 49c12 0 21 8 21 24 0 18-11 24-20 24-6 0-19-2-25-11 7 0 9-5 9-8 0-5-4-8-9-8-4 0-8 3-8 9 0 13 16 22 34 22 20 0 34-13 34-28 0-12-9-23-25-27 15-5 21-17 21-26 0-11-14-20-30-20-17 0-29 8-29 20 0 5 3 8 8 8 4 0 7-3 7-8 0-4-3-7-7-7 4-7 15-9 21-9s15 4 15 16c0 7-2 14-6 18-5 6-9 6-16 6-4 1-4 1-5 1 0 0-1 0-1 2s1 2 4 2z">
            <text:p/>
          </draw:path>
          <draw:path draw:style-name="gr6" draw:text-style-name="P5" draw:layer="layout" svg:width="0.018cm" svg:height="0.045cm" svg:x="6.071cm" svg:y="19.421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131cm" svg:height="0.1cm" svg:x="6.115cm" svg:y="19.337cm" svg:viewBox="0 0 132 101" svg:d="M113 16c2-5 4-11 16-11 1 0 3 0 3-3 0-1-1-2-2-2-5 0-11 1-15 1s-12-1-16-1c-1 0-3 0-3 3 0 2 2 2 3 2 7 0 10 3 10 6 0 2 0 2-1 4l-16 65-38-78c-1-2-1-2-5-2h-20c-3 0-5 0-5 3 0 2 2 2 5 2s6 0 9 1l-19 80c-2 5-5 9-16 10-1 0-3 0-3 3 0 2 1 2 2 2 5 0 11 0 15 0s13 0 17 0c1 0 3 0 3-3 0-2-2-2-4-2-10 0-10-4-10-6 0-1 0-1 1-4l19-76 43 89c2 2 2 2 4 2s2 0 3-3z">
            <text:p/>
          </draw:path>
          <draw:path draw:style-name="gr6" draw:text-style-name="P5" draw:layer="layout" svg:width="0.052cm" svg:height="0.07cm" svg:x="6.248cm" svg:y="19.388cm" svg:viewBox="0 0 53 71" svg:d="M53 50h-4c0 2-2 9-3 10-2 1-10 1-12 1h-21c7-6 15-12 22-16 9-7 18-13 18-24 0-13-13-21-28-21-14 0-25 8-25 19 0 5 5 6 6 6 3 0 7-2 7-6s-3-6-6-6c3-5 9-8 16-8 10 0 18 6 18 16 0 9-6 16-14 23l-26 22c-1 1-1 1-1 2v3h50z">
            <text:p/>
          </draw:path>
          <draw:path draw:style-name="gr6" draw:text-style-name="P5" draw:layer="layout" svg:width="0.054cm" svg:height="0.072cm" svg:x="6.318cm" svg:y="19.388cm" svg:viewBox="0 0 55 73" svg:d="M26 35c11 0 17 6 17 17s-7 17-16 17c-1 0-14 0-20-6 5-1 6-4 6-6 0-4-3-7-6-7-4 0-7 3-7 7 0 11 13 16 27 16 17 0 28-11 28-21 0-8-8-16-20-18 13-5 17-13 17-19 0-8-11-15-24-15-14 0-24 5-24 15 0 5 4 7 6 7 3 0 6-3 6-6s-2-6-5-7c5-5 14-5 16-5 8 0 13 4 13 11s-3 16-15 17c-3 0-3 0-6 0-1 0-2 0-2 2 0 1 0 1 3 1z">
            <text:p/>
          </draw:path>
          <draw:path draw:style-name="gr6" draw:text-style-name="P5" draw:layer="layout" svg:width="0.018cm" svg:height="0.045cm" svg:x="6.409cm" svg:y="19.421cm" svg:viewBox="0 0 19 46" svg:d="M15 15c0 8-1 17-12 27-1 1-1 1-1 2s2 2 2 2c3 0 15-12 15-30 0-9-3-16-11-16-4 0-8 4-8 8 0 5 4 9 9 9 4 0 6-2 6-2z">
            <text:p/>
          </draw:path>
          <draw:path draw:style-name="gr6" draw:text-style-name="P5" draw:layer="layout" svg:width="0.131cm" svg:height="0.1cm" svg:x="6.453cm" svg:y="19.337cm" svg:viewBox="0 0 132 101" svg:d="M113 16c2-5 4-11 16-11 1 0 3 0 3-3 0-1-1-2-2-2-5 0-11 1-15 1s-12-1-16-1c-1 0-3 0-3 3 0 2 2 2 3 2 7 0 10 3 10 6 0 2 0 2-1 4l-16 65-38-78c-1-2-1-2-5-2h-20c-3 0-5 0-5 3 0 2 2 2 5 2s6 0 9 1l-19 80c-2 5-5 9-16 10-1 0-3 0-3 3 0 2 1 2 2 2 5 0 11 0 15 0s13 0 17 0c1 0 3 0 3-3 0-2-2-2-4-2-10 0-10-4-10-6 0-1 0-1 1-4l19-76 43 89c2 2 2 2 4 2s2 0 3-3z">
            <text:p/>
          </draw:path>
          <draw:path draw:style-name="gr6" draw:text-style-name="P5" draw:layer="layout" svg:width="0.052cm" svg:height="0.07cm" svg:x="6.585cm" svg:y="19.388cm" svg:viewBox="0 0 53 71" svg:d="M53 50h-4c0 2-2 9-3 10-2 1-10 1-12 1h-21c7-6 15-12 22-16 9-7 18-13 18-24 0-13-13-21-28-21-14 0-25 8-25 19 0 5 5 6 6 6 3 0 7-2 7-6s-3-6-6-6c3-5 9-8 16-8 10 0 19 6 19 16 0 9-7 16-15 23l-26 22c-1 1-1 1-1 2v3h50z">
            <text:p/>
          </draw:path>
          <draw:path draw:style-name="gr6" draw:text-style-name="P5" draw:layer="layout" svg:width="0.054cm" svg:height="0.072cm" svg:x="6.655cm" svg:y="19.388cm" svg:viewBox="0 0 55 73" svg:d="M26 35c11 0 17 6 17 17s-7 17-16 17c-1 0-14 0-20-6 5-1 6-4 6-6 0-4-3-7-6-7-4 0-7 3-7 7 0 11 13 16 27 16 17 0 28-11 28-21 0-8-8-16-20-18 13-5 17-13 17-19 0-8-11-15-24-15-14 0-24 5-24 15 0 5 4 7 6 7 3 0 6-3 6-6s-2-6-5-7c5-5 14-5 16-5 8 0 13 4 13 11s-3 16-15 17c-3 0-3 0-6 0-1 0-2 0-2 2 0 1 0 1 3 1z">
            <text:p/>
          </draw:path>
        </draw:g>
        <draw:g>
          <svg:title>TexMaths</svg:title>
          <svg:desc>14§display§\vdots§svg§600§FALSE§</svg:desc>
          <draw:polygon draw:style-name="gr5" draw:text-style-name="P4" draw:layer="layout" svg:width="0.136cm" svg:height="0.446cm" svg:x="3.59cm" svg:y="18.589cm" svg:viewBox="0 0 137 447" draw:points="69,447 0,447 0,0 137,0 137,447">
            <text:p/>
          </draw:polygon>
          <draw:path draw:style-name="gr6" draw:text-style-name="P5" draw:layer="layout" svg:width="0.052cm" svg:height="0.052cm" svg:x="3.632cm" svg:y="18.589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3.632cm" svg:y="18.785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3.632cm" svg:y="18.983cm" svg:viewBox="0 0 53 53" svg:d="M53 27c0-14-11-27-26-27-14 0-27 13-27 27 0 15 13 26 27 26 15 0 26-11 26-26z">
            <text:p/>
          </draw:path>
        </draw:g>
        <draw:g>
          <svg:title>TexMaths</svg:title>
          <svg:desc>14§display§\ddots§svg§600§FALSE§</svg:desc>
          <draw:polygon draw:style-name="gr5" draw:text-style-name="P4" draw:layer="layout" svg:width="0.52cm" svg:height="0.348cm" svg:x="4.626cm" svg:y="18.476cm" svg:viewBox="0 0 521 349" draw:points="261,349 0,349 0,0 521,0 521,349">
            <text:p/>
          </draw:polygon>
          <draw:path draw:style-name="gr6" draw:text-style-name="P5" draw:layer="layout" svg:width="0.052cm" svg:height="0.052cm" svg:x="4.668cm" svg:y="18.476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4.86cm" svg:y="18.623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5.052cm" svg:y="18.772cm" svg:viewBox="0 0 53 53" svg:d="M53 27c0-14-11-27-26-27-14 0-27 13-27 27 0 15 13 26 27 26 15 0 26-11 26-26z">
            <text:p/>
          </draw:path>
        </draw:g>
        <draw:g>
          <svg:title>TexMaths</svg:title>
          <svg:desc>14§display§\cdots§svg§600§FALSE§</svg:desc>
          <draw:polygon draw:style-name="gr5" draw:text-style-name="P4" draw:layer="layout" svg:width="0.573cm" svg:height="0.191cm" svg:x="5.04cm" svg:y="17.632cm" svg:viewBox="0 0 574 192" draw:points="287,192 0,192 0,0 574,0 574,192">
            <text:p/>
          </draw:polygon>
          <draw:path draw:style-name="gr6" draw:text-style-name="P5" draw:layer="layout" svg:width="0.052cm" svg:height="0.052cm" svg:x="5.082cm" svg:y="17.701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5.3cm" svg:y="17.701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5.519cm" svg:y="17.701cm" svg:viewBox="0 0 53 53" svg:d="M53 27c0-14-11-27-26-27-14 0-27 13-27 27 0 15 13 26 27 26 15 0 26-11 26-26z">
            <text:p/>
          </draw:path>
        </draw:g>
        <draw:g>
          <svg:title>TexMaths</svg:title>
          <svg:desc>14§display§\vdots§svg§600§FALSE§</svg:desc>
          <draw:polygon draw:style-name="gr5" draw:text-style-name="P4" draw:layer="layout" svg:width="0.136cm" svg:height="0.446cm" svg:x="5.991cm" svg:y="18.29cm" svg:viewBox="0 0 137 447" draw:points="69,447 0,447 0,0 137,0 137,447">
            <text:p/>
          </draw:polygon>
          <draw:path draw:style-name="gr6" draw:text-style-name="P5" draw:layer="layout" svg:width="0.052cm" svg:height="0.052cm" svg:x="6.033cm" svg:y="18.29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6.033cm" svg:y="18.486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6.033cm" svg:y="18.684cm" svg:viewBox="0 0 53 53" svg:d="M53 27c0-14-11-27-26-27-14 0-27 13-27 27 0 15 13 26 27 26 15 0 26-11 26-26z">
            <text:p/>
          </draw:path>
        </draw:g>
        <draw:g>
          <svg:title>TexMaths</svg:title>
          <svg:desc>14§display§\cdots§svg§600§FALSE§</svg:desc>
          <draw:polygon draw:style-name="gr5" draw:text-style-name="P4" draw:layer="layout" svg:width="0.573cm" svg:height="0.191cm" svg:x="4.64cm" svg:y="19.231cm" svg:viewBox="0 0 574 192" draw:points="287,192 0,192 0,0 574,0 574,192">
            <text:p/>
          </draw:polygon>
          <draw:path draw:style-name="gr6" draw:text-style-name="P5" draw:layer="layout" svg:width="0.052cm" svg:height="0.052cm" svg:x="4.682cm" svg:y="19.3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4.9cm" svg:y="19.3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5.119cm" svg:y="19.3cm" svg:viewBox="0 0 53 53" svg:d="M53 27c0-14-11-27-26-27-14 0-27 13-27 27 0 15 13 26 27 26 15 0 26-11 26-26z">
            <text:p/>
          </draw:path>
        </draw:g>
        <draw:g>
          <svg:title>TexMaths</svg:title>
          <svg:desc>12§display§N_{23}§svg§600§FALSE§</svg:desc>
          <draw:polygon draw:style-name="gr5" draw:text-style-name="P4" draw:layer="layout" svg:width="0.672cm" svg:height="0.351cm" svg:x="2.324cm" svg:y="18.266cm" svg:viewBox="0 0 673 352" draw:points="337,352 0,352 0,0 673,0 673,352">
            <text:p/>
          </draw:polygon>
          <draw:path draw:style-name="gr6" draw:text-style-name="P5" draw:layer="layout" svg:width="0.355cm" svg:height="0.288cm" svg:x="2.341cm" svg:y="18.265cm" svg:viewBox="0 0 356 289" svg:d="M304 44c3-16 12-30 45-31 2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
            <text:p/>
          </draw:path>
          <draw:path draw:style-name="gr6" draw:text-style-name="P5" draw:layer="layout" svg:width="0.131cm" svg:height="0.196cm" svg:x="2.68cm" svg:y="18.421cm" svg:viewBox="0 0 132 197" svg:d="M132 143h-11c0 7-3 24-7 27-2 2-25 2-30 2h-54c31-28 41-36 59-50 23-18 43-36 43-64 0-36-32-58-70-58-37 0-62 26-62 53 0 15 13 17 16 17 7 0 15-5 15-16 0-5-1-16-17-16 9-21 29-27 44-27 30 0 45 23 45 47 0 26-19 46-29 57l-72 71c-2 3-2 3-2 11h122z">
            <text:p/>
          </draw:path>
          <draw:path draw:style-name="gr6" draw:text-style-name="P5" draw:layer="layout" svg:width="0.136cm" svg:height="0.202cm" svg:x="2.845cm" svg:y="18.421cm" svg:viewBox="0 0 137 203" svg:d="M65 98c24 0 41 16 41 48 0 37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2 0-2 4s2 4 7 4z">
            <text:p/>
          </draw:path>
        </draw:g>
        <draw:g>
          <svg:title>TexMaths</svg:title>
          <svg:desc>12§display§N_{23}§svg§600§FALSE§</svg:desc>
          <draw:polygon draw:style-name="gr5" draw:text-style-name="P4" draw:layer="layout" svg:width="0.672cm" svg:height="0.351cm" svg:x="4.31cm" svg:y="16.755cm" svg:viewBox="0 0 673 352" draw:points="337,352 0,352 0,0 673,0 673,352">
            <text:p/>
          </draw:polygon>
          <draw:path draw:style-name="gr6" draw:text-style-name="P5" draw:layer="layout" svg:width="0.355cm" svg:height="0.288cm" svg:x="4.327cm" svg:y="16.754cm" svg:viewBox="0 0 356 289" svg:d="M304 44c3-16 12-30 45-31 2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
            <text:p/>
          </draw:path>
          <draw:path draw:style-name="gr6" draw:text-style-name="P5" draw:layer="layout" svg:width="0.131cm" svg:height="0.196cm" svg:x="4.666cm" svg:y="16.91cm" svg:viewBox="0 0 132 197" svg:d="M132 143h-11c0 7-3 24-7 27-2 2-25 2-30 2h-54c31-28 41-36 59-50 23-18 43-36 43-64 0-36-32-58-70-58-37 0-62 26-62 53 0 15 13 17 16 17 7 0 15-5 15-16 0-5-1-16-17-16 9-21 29-27 44-27 30 0 45 23 45 47 0 26-19 46-29 57l-72 71c-2 3-2 3-2 11h122z">
            <text:p/>
          </draw:path>
          <draw:path draw:style-name="gr6" draw:text-style-name="P5" draw:layer="layout" svg:width="0.136cm" svg:height="0.202cm" svg:x="4.831cm" svg:y="16.91cm" svg:viewBox="0 0 137 203" svg:d="M65 98c24 0 41 16 41 48 0 37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2 0-2 4s2 4 7 4z">
            <text:p/>
          </draw:path>
        </draw:g>
        <draw:custom-shape draw:style-name="gr3" draw:text-style-name="P2" draw:layer="layout" svg:width="0.151cm" svg:height="2.265cm" svg:x="11.621cm" svg:y="17.40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" draw:text-style-name="P2" draw:layer="layout" svg:width="0.153cm" svg:height="2.265cm" svg:x="14.73cm" svg:y="17.40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g>
          <svg:title>TexMaths</svg:title>
          <svg:desc>8§display§S_{23, 23, 1, 1}§svg§600§FALSE§</svg:desc>
          <draw:polygon draw:style-name="gr5" draw:text-style-name="P4" draw:layer="layout" svg:width="1.041cm" svg:height="0.272cm" svg:x="11.761cm" svg:y="17.514cm" svg:viewBox="0 0 1042 273" draw:points="521,273 0,273 0,0 1042,0 1042,273">
            <text:p/>
          </draw:polygon>
          <draw:path draw:style-name="gr6" draw:text-style-name="P5" draw:layer="layout" svg:width="0.166cm" svg:height="0.205cm" svg:x="11.775cm" svg:y="17.507cm" svg:viewBox="0 0 167 206" svg:d="M167 3c0-1 0-3-2-3s-3 0-6 4l-13 16c-8-13-22-20-40-20-36 0-71 33-71 66 0 24 15 36 30 40l30 8c11 3 27 8 27 31 0 25-24 52-52 52-18 0-49-7-49-42 0-6 1-13 1-15 1-1 1-2 1-2 0-3-2-3-3-3-2 0-2 0-3 1s-17 66-17 66c0 2 2 4 3 4 2 0 2-1 5-5l14-16c12 17 32 21 48 21 38 0 72-38 72-73 0-20-10-30-14-33-6-7-11-8-36-14-6-2-17-5-19-5-7-3-17-11-17-27 0-22 22-46 49-46 24 0 41 12 41 44 0 9-1 14-1 15s0 3 3 3 3 0 4-5z">
            <text:p/>
          </draw:path>
          <draw:path draw:style-name="gr6" draw:text-style-name="P5" draw:layer="layout" svg:width="0.087cm" svg:height="0.13cm" svg:x="11.945cm" svg:y="17.617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9cm" svg:height="0.134cm" svg:x="12.055cm" svg:y="17.617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-1 0-2 0-2 2 0 4 2 4 5 4z">
            <text:p/>
          </draw:path>
          <draw:path draw:style-name="gr6" draw:text-style-name="P5" draw:layer="layout" svg:width="0.025cm" svg:height="0.061cm" svg:x="12.178cm" svg:y="17.725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87cm" svg:height="0.13cm" svg:x="12.235cm" svg:y="17.617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9cm" svg:height="0.134cm" svg:x="12.345cm" svg:y="17.617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-1 0-3 0-3 2 0 4 3 4 6 4z">
            <text:p/>
          </draw:path>
          <draw:path draw:style-name="gr6" draw:text-style-name="P5" draw:layer="layout" svg:width="0.025cm" svg:height="0.061cm" svg:x="12.468cm" svg:y="17.725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72cm" svg:height="0.13cm" svg:x="12.534cm" svg:y="17.617cm" svg:viewBox="0 0 73 131" svg:d="M45 6c0-6 0-6-6-6-13 13-31 13-39 13v7c5 0 18 0 29-6v101c0 7 0 9-20 9h-7v7c3 0 28-1 35-1 6 0 31 1 36 1v-7h-8c-20 0-20-2-20-9z">
            <text:p/>
          </draw:path>
          <draw:path draw:style-name="gr6" draw:text-style-name="P5" draw:layer="layout" svg:width="0.025cm" svg:height="0.061cm" svg:x="12.645cm" svg:y="17.725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72cm" svg:height="0.13cm" svg:x="12.712cm" svg:y="17.617cm" svg:viewBox="0 0 73 131" svg:d="M45 6c0-6 0-6-6-6-13 13-31 13-39 13v7c5 0 18 0 29-6v101c0 7 0 9-20 9h-7v7c3 0 28-1 35-1 6 0 31 1 36 1v-7h-8c-20 0-20-2-20-9z">
            <text:p/>
          </draw:path>
        </draw:g>
        <draw:g>
          <svg:title>TexMaths</svg:title>
          <svg:desc>8§display§S_{23, 23, 1, 73}§svg§600§FALSE§</svg:desc>
          <draw:polygon draw:style-name="gr5" draw:text-style-name="P4" draw:layer="layout" svg:width="1.153cm" svg:height="0.272cm" svg:x="13.661cm" svg:y="17.515cm" svg:viewBox="0 0 1154 273" draw:points="577,273 0,273 0,0 1154,0 1154,273">
            <text:p/>
          </draw:polygon>
          <draw:path draw:style-name="gr6" draw:text-style-name="P5" draw:layer="layout" svg:width="0.166cm" svg:height="0.205cm" svg:x="13.675cm" svg:y="17.508cm" svg:viewBox="0 0 167 206" svg:d="M167 3c0-1 0-3-2-3s-3 0-6 4l-13 16c-8-13-22-20-40-20-36 0-71 33-71 66 0 24 15 36 30 40l30 8c11 3 27 8 27 31 0 25-24 52-52 52-18 0-49-7-49-42 0-6 1-13 1-15 1-1 1-2 1-2 0-3-2-3-3-3-2 0-2 0-3 1s-17 66-17 66c0 2 2 4 3 4 2 0 2-1 5-5l14-16c12 17 32 21 48 21 38 0 72-38 72-73 0-20-10-30-14-33-6-7-11-8-36-14-6-2-17-5-19-5-7-3-17-11-17-27 0-22 22-46 49-46 24 0 41 12 41 44 0 9-1 14-1 15s0 3 3 3 3 0 4-5z">
            <text:p/>
          </draw:path>
          <draw:path draw:style-name="gr6" draw:text-style-name="P5" draw:layer="layout" svg:width="0.087cm" svg:height="0.13cm" svg:x="13.845cm" svg:y="17.618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9cm" svg:height="0.134cm" svg:x="13.956cm" svg:y="17.618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-1 0-2 0-2 2 0 4 2 4 5 4z">
            <text:p/>
          </draw:path>
          <draw:path draw:style-name="gr6" draw:text-style-name="P5" draw:layer="layout" svg:width="0.025cm" svg:height="0.061cm" svg:x="14.078cm" svg:y="17.726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87cm" svg:height="0.13cm" svg:x="14.136cm" svg:y="17.618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9cm" svg:height="0.134cm" svg:x="14.245cm" svg:y="17.618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-1 0-3 0-3 2 0 4 3 4 6 4z">
            <text:p/>
          </draw:path>
          <draw:path draw:style-name="gr6" draw:text-style-name="P5" draw:layer="layout" svg:width="0.025cm" svg:height="0.061cm" svg:x="14.368cm" svg:y="17.726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72cm" svg:height="0.13cm" svg:x="14.434cm" svg:y="17.618cm" svg:viewBox="0 0 73 131" svg:d="M45 6c0-6 0-6-6-6-13 13-31 13-39 13v7c5 0 18 0 29-6v101c0 7 0 9-20 9h-7v7c3 0 28-1 35-1 6 0 31 1 36 1v-7h-8c-20 0-20-2-20-9z">
            <text:p/>
          </draw:path>
          <draw:path draw:style-name="gr6" draw:text-style-name="P5" draw:layer="layout" svg:width="0.025cm" svg:height="0.061cm" svg:x="14.546cm" svg:y="17.726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93cm" svg:height="0.137cm" svg:x="14.605cm" svg:y="17.616cm" svg:viewBox="0 0 94 138" svg:d="M92 14c2-2 2-3 2-8h-52c-8 0-10 0-17 0-11-1-11-3-11-6h-7l-7 42h6c1-3 3-16 6-18 2-1 18-1 21-1h43c-6 8-16 21-21 27-25 33-28 65-28 76 0 3 0 12 10 12 9 0 9-9 9-12v-8c0-38 8-56 16-66z">
            <text:p/>
          </draw:path>
          <draw:path draw:style-name="gr6" draw:text-style-name="P5" draw:layer="layout" svg:width="0.09cm" svg:height="0.134cm" svg:x="14.713cm" svg:y="17.618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 0 0-2 0-2 2 0 4 2 4 5 4z">
            <text:p/>
          </draw:path>
        </draw:g>
        <draw:g>
          <svg:title>TexMaths</svg:title>
          <svg:desc>8§display§S_{23, 23, N_1, 1}§svg§600§FALSE§</svg:desc>
          <draw:polygon draw:style-name="gr5" draw:text-style-name="P4" draw:layer="layout" svg:width="1.217cm" svg:height="0.272cm" svg:x="11.763cm" svg:y="19.214cm" svg:viewBox="0 0 1218 273" draw:points="609,273 0,273 0,0 1218,0 1218,273">
            <text:p/>
          </draw:polygon>
          <draw:path draw:style-name="gr6" draw:text-style-name="P5" draw:layer="layout" svg:width="0.166cm" svg:height="0.205cm" svg:x="11.777cm" svg:y="19.207cm" svg:viewBox="0 0 167 206" svg:d="M167 3c0-1 0-3-2-3s-3 0-6 4l-13 16c-8-13-22-20-40-20-36 0-71 33-71 66 0 24 15 36 30 40l30 8c11 3 27 8 27 31 0 25-24 52-52 52-18 0-49-7-49-42 0-6 1-13 1-15 1-1 1-2 1-2 0-3-2-3-3-3-2 0-2 0-3 1s-17 66-17 66c0 2 2 4 3 4 2 0 2-1 5-5l14-16c12 17 32 21 48 21 38 0 72-38 72-73 0-20-10-30-14-33-6-7-11-8-36-14-6-2-17-5-19-5-7-3-17-11-17-27 0-22 22-46 49-46 24 0 41 12 41 44 0 9-1 14-1 15s0 3 3 3 3 0 4-5z">
            <text:p/>
          </draw:path>
          <draw:path draw:style-name="gr6" draw:text-style-name="P5" draw:layer="layout" svg:width="0.087cm" svg:height="0.13cm" svg:x="11.947cm" svg:y="19.317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9cm" svg:height="0.134cm" svg:x="12.057cm" svg:y="19.317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-1 0-2 0-2 2 0 4 2 4 5 4z">
            <text:p/>
          </draw:path>
          <draw:path draw:style-name="gr6" draw:text-style-name="P5" draw:layer="layout" svg:width="0.025cm" svg:height="0.061cm" svg:x="12.18cm" svg:y="19.425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87cm" svg:height="0.13cm" svg:x="12.238cm" svg:y="19.317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9cm" svg:height="0.134cm" svg:x="12.347cm" svg:y="19.317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-1 0-3 0-3 2 0 4 3 4 6 4z">
            <text:p/>
          </draw:path>
          <draw:path draw:style-name="gr6" draw:text-style-name="P5" draw:layer="layout" svg:width="0.025cm" svg:height="0.061cm" svg:x="12.47cm" svg:y="19.425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175cm" svg:height="0.134cm" svg:x="12.528cm" svg:y="19.313cm" svg:viewBox="0 0 176 135" svg:d="M151 22c3-8 5-15 21-15 1 0 4 0 4-5 0 0-1-2-3-2-7 0-14 1-20 1-5 0-16-1-21-1-2 0-4 0-4 4 0 3 2 3 4 3 10 0 13 3 13 8 0 2 0 3-1 5l-22 86-50-103c-2-3-2-3-6-3h-28c-4 0-6 0-6 4 0 3 2 3 6 3s9 0 13 1l-26 106c-2 8-6 13-21 14-2 0-4 0-4 4 0 2 2 3 3 3 7 0 14-1 20-1 5 0 17 1 22 1 1 0 4-1 4-4s-3-3-5-3c-13 0-13-6-13-8 0-1 0-2 1-5l26-101 57 118c2 3 3 3 5 3s2-1 4-4z">
            <text:p/>
          </draw:path>
          <draw:path draw:style-name="gr6" draw:text-style-name="P5" draw:layer="layout" svg:width="0.057cm" svg:height="0.093cm" svg:x="12.712cm" svg:y="19.382cm" svg:viewBox="0 0 58 94" svg:d="M36 4c0-4 0-4-5-4-10 9-25 9-29 9h-2v6h2c4 0 13 0 21-4v71c0 4 0 6-15 6h-7v6c8 0 21 0 29 0s20 0 28 0v-6h-7c-15 0-15-2-15-6z">
            <text:p/>
          </draw:path>
          <draw:path draw:style-name="gr6" draw:text-style-name="P5" draw:layer="layout" svg:width="0.025cm" svg:height="0.061cm" svg:x="12.824cm" svg:y="19.425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72cm" svg:height="0.13cm" svg:x="12.89cm" svg:y="19.317cm" svg:viewBox="0 0 73 131" svg:d="M45 6c0-6 0-6-6-6-13 13-31 13-39 13v7c5 0 18 0 29-6v101c0 7 0 9-20 9h-7v7c3 0 28-1 35-1 6 0 31 1 36 1v-7h-8c-20 0-20-2-20-9z">
            <text:p/>
          </draw:path>
        </draw:g>
        <draw:g>
          <svg:title>TexMaths</svg:title>
          <svg:desc>8§display§S_{23, 23, N_1, 73}§svg§600§FALSE§</svg:desc>
          <draw:polygon draw:style-name="gr5" draw:text-style-name="P4" draw:layer="layout" svg:width="1.329cm" svg:height="0.272cm" svg:x="13.463cm" svg:y="19.214cm" svg:viewBox="0 0 1330 273" draw:points="665,273 0,273 0,0 1330,0 1330,273">
            <text:p/>
          </draw:polygon>
          <draw:path draw:style-name="gr6" draw:text-style-name="P5" draw:layer="layout" svg:width="0.166cm" svg:height="0.205cm" svg:x="13.477cm" svg:y="19.207cm" svg:viewBox="0 0 167 206" svg:d="M167 3c0-1 0-3-2-3s-3 0-6 4l-13 16c-8-13-22-20-40-20-36 0-71 33-71 66 0 24 15 36 30 40l30 8c11 3 27 8 27 31 0 25-24 52-52 52-18 0-49-7-49-42 0-6 1-13 1-15 1-1 1-2 1-2 0-3-2-3-3-3-2 0-2 0-3 1s-17 66-17 66c0 2 2 4 3 4 2 0 2-1 5-5l14-16c12 17 32 21 48 21 38 0 72-38 72-73 0-20-10-30-14-33-6-7-11-8-36-14-6-2-17-5-19-5-7-3-17-11-17-27 0-22 22-46 49-46 24 0 41 12 41 44 0 9-1 14-1 15s0 3 3 3 3 0 4-5z">
            <text:p/>
          </draw:path>
          <draw:path draw:style-name="gr6" draw:text-style-name="P5" draw:layer="layout" svg:width="0.087cm" svg:height="0.13cm" svg:x="13.647cm" svg:y="19.317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9cm" svg:height="0.134cm" svg:x="13.757cm" svg:y="19.317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-1 0-2 0-2 2 0 4 2 4 5 4z">
            <text:p/>
          </draw:path>
          <draw:path draw:style-name="gr6" draw:text-style-name="P5" draw:layer="layout" svg:width="0.025cm" svg:height="0.061cm" svg:x="13.88cm" svg:y="19.425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87cm" svg:height="0.13cm" svg:x="13.938cm" svg:y="19.317cm" svg:viewBox="0 0 88 131" svg:d="M88 95h-7c0 5-3 16-5 19-2 0-17 0-20 0h-36c21-18 27-24 39-32 15-12 29-24 29-44 0-24-22-38-46-38-25 0-42 18-42 35 0 11 9 11 10 11 5 0 11-3 11-10 0-3-1-10-11-10 5-15 19-19 28-19 20 0 31 15 31 31 0 18-13 32-19 39l-48 47c-2 2-2 2-2 7h82z">
            <text:p/>
          </draw:path>
          <draw:path draw:style-name="gr6" draw:text-style-name="P5" draw:layer="layout" svg:width="0.09cm" svg:height="0.134cm" svg:x="14.047cm" svg:y="19.317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-1 0-3 0-3 2 0 4 3 4 6 4z">
            <text:p/>
          </draw:path>
          <draw:path draw:style-name="gr6" draw:text-style-name="P5" draw:layer="layout" svg:width="0.025cm" svg:height="0.061cm" svg:x="14.17cm" svg:y="19.425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175cm" svg:height="0.134cm" svg:x="14.228cm" svg:y="19.313cm" svg:viewBox="0 0 176 135" svg:d="M151 22c3-8 5-15 21-15 1 0 4 0 4-5 0 0-1-2-3-2-7 0-14 1-20 1-5 0-16-1-21-1-2 0-4 0-4 4 0 3 2 3 4 3 10 0 13 3 13 8 0 2 0 3-1 5l-22 86-50-103c-2-3-2-3-6-3h-28c-4 0-6 0-6 4 0 3 2 3 6 3s9 0 13 1l-26 106c-2 8-6 13-21 14-2 0-4 0-4 4 0 2 2 3 3 3 7 0 14-1 20-1 5 0 17 1 22 1 1 0 4-1 4-4s-3-3-5-3c-13 0-13-6-13-8 0-1 0-2 1-5l26-101 57 118c2 3 3 3 5 3s2-1 4-4z">
            <text:p/>
          </draw:path>
          <draw:path draw:style-name="gr6" draw:text-style-name="P5" draw:layer="layout" svg:width="0.057cm" svg:height="0.093cm" svg:x="14.412cm" svg:y="19.382cm" svg:viewBox="0 0 58 94" svg:d="M36 4c0-4 0-4-5-4-10 9-25 9-29 9h-2v6h2c4 0 13 0 21-4v71c0 4 0 6-15 6h-7v6c8 0 21 0 29 0s20 0 28 0v-6h-7c-15 0-15-2-15-6z">
            <text:p/>
          </draw:path>
          <draw:path draw:style-name="gr6" draw:text-style-name="P5" draw:layer="layout" svg:width="0.025cm" svg:height="0.061cm" svg:x="14.524cm" svg:y="19.425cm" svg:viewBox="0 0 26 62" svg:d="M20 20c0 10-2 23-16 36-1 1-1 2-1 2 0 2 2 4 3 4 3 0 20-16 20-40 0-12-5-22-15-22-6 0-11 5-11 11 0 7 5 12 12 12 5 0 8-3 8-3z">
            <text:p/>
          </draw:path>
          <draw:path draw:style-name="gr6" draw:text-style-name="P5" draw:layer="layout" svg:width="0.093cm" svg:height="0.137cm" svg:x="14.583cm" svg:y="19.315cm" svg:viewBox="0 0 94 138" svg:d="M92 14c2-2 2-3 2-8h-52c-8 0-10 0-17 0-11-1-11-3-11-6h-7l-7 42h6c1-3 3-16 6-18 2-1 18-1 21-1h43c-6 8-16 21-21 27-25 33-28 65-28 76 0 3 0 12 10 12 9 0 9-9 9-12v-8c0-38 8-56 16-66z">
            <text:p/>
          </draw:path>
          <draw:path draw:style-name="gr6" draw:text-style-name="P5" draw:layer="layout" svg:width="0.09cm" svg:height="0.134cm" svg:x="14.691cm" svg:y="19.317cm" svg:viewBox="0 0 91 135" svg:d="M43 66c16 0 27 10 27 32 0 24-14 31-26 31-8 0-25-2-34-14 10 0 12-7 12-11 0-6-4-10-11-10-5 0-11 3-11 11 0 18 21 30 45 30 27 0 46-18 46-37 0-16-13-32-34-36 21-8 28-23 28-35 0-15-18-27-40-27s-39 10-39 26c0 8 4 11 11 11 5 0 9-4 9-10s-4-10-9-10c6-9 20-11 28-11 9 0 21 4 21 21 0 9-3 18-8 24-7 7-12 8-22 8-5 1-6 1-6 1-1 0-2 0-2 2 0 4 2 4 5 4z">
            <text:p/>
          </draw:path>
        </draw:g>
        <draw:g>
          <svg:title>TexMaths</svg:title>
          <svg:desc>14§display§\vdots§svg§600§FALSE§</svg:desc>
          <draw:polygon draw:style-name="gr5" draw:text-style-name="P4" draw:layer="layout" svg:width="0.136cm" svg:height="0.446cm" svg:x="12.176cm" svg:y="18.374cm" svg:viewBox="0 0 137 447" draw:points="69,447 0,447 0,0 137,0 137,447">
            <text:p/>
          </draw:polygon>
          <draw:path draw:style-name="gr6" draw:text-style-name="P5" draw:layer="layout" svg:width="0.052cm" svg:height="0.052cm" svg:x="12.218cm" svg:y="18.374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2.218cm" svg:y="18.57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2.218cm" svg:y="18.768cm" svg:viewBox="0 0 53 53" svg:d="M53 27c0-14-11-27-26-27-14 0-27 13-27 27 0 15 13 26 27 26 15 0 26-11 26-26z">
            <text:p/>
          </draw:path>
        </draw:g>
        <draw:g>
          <svg:title>TexMaths</svg:title>
          <svg:desc>14§display§\ddots§svg§600§FALSE§</svg:desc>
          <draw:polygon draw:style-name="gr5" draw:text-style-name="P4" draw:layer="layout" svg:width="0.52cm" svg:height="0.348cm" svg:x="12.812cm" svg:y="18.361cm" svg:viewBox="0 0 521 349" draw:points="261,349 0,349 0,0 521,0 521,349">
            <text:p/>
          </draw:polygon>
          <draw:path draw:style-name="gr6" draw:text-style-name="P5" draw:layer="layout" svg:width="0.052cm" svg:height="0.052cm" svg:x="12.854cm" svg:y="18.361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046cm" svg:y="18.508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238cm" svg:y="18.657cm" svg:viewBox="0 0 53 53" svg:d="M53 27c0-14-11-27-26-27-14 0-27 13-27 27 0 15 13 26 27 26 15 0 26-11 26-26z">
            <text:p/>
          </draw:path>
        </draw:g>
        <draw:g>
          <svg:title>TexMaths</svg:title>
          <svg:desc>14§display§\vdots§svg§600§FALSE§</svg:desc>
          <draw:polygon draw:style-name="gr5" draw:text-style-name="P4" draw:layer="layout" svg:width="0.136cm" svg:height="0.446cm" svg:x="14.077cm" svg:y="18.375cm" svg:viewBox="0 0 137 447" draw:points="69,447 0,447 0,0 137,0 137,447">
            <text:p/>
          </draw:polygon>
          <draw:path draw:style-name="gr6" draw:text-style-name="P5" draw:layer="layout" svg:width="0.052cm" svg:height="0.052cm" svg:x="14.119cm" svg:y="18.375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4.119cm" svg:y="18.571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4.119cm" svg:y="18.769cm" svg:viewBox="0 0 53 53" svg:d="M53 27c0-14-11-27-26-27-14 0-27 13-27 27 0 15 13 26 27 26 15 0 26-11 26-26z">
            <text:p/>
          </draw:path>
        </draw:g>
        <draw:g>
          <svg:title>TexMaths</svg:title>
          <svg:desc>14§display§\cdots§svg§600§FALSE§</svg:desc>
          <draw:polygon draw:style-name="gr5" draw:text-style-name="P4" draw:layer="layout" svg:width="0.573cm" svg:height="0.191cm" svg:x="12.826cm" svg:y="19.217cm" svg:viewBox="0 0 574 192" draw:points="287,192 0,192 0,0 574,0 574,192">
            <text:p/>
          </draw:polygon>
          <draw:path draw:style-name="gr6" draw:text-style-name="P5" draw:layer="layout" svg:width="0.052cm" svg:height="0.052cm" svg:x="12.868cm" svg:y="19.286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086cm" svg:y="19.286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305cm" svg:y="19.286cm" svg:viewBox="0 0 53 53" svg:d="M53 27c0-14-11-27-26-27-14 0-27 13-27 27 0 15 13 26 27 26 15 0 26-11 26-26z">
            <text:p/>
          </draw:path>
        </draw:g>
        <draw:g>
          <svg:title>TexMaths</svg:title>
          <svg:desc>14§display§\cdots§svg§600§FALSE§</svg:desc>
          <draw:polygon draw:style-name="gr5" draw:text-style-name="P4" draw:layer="layout" svg:width="0.573cm" svg:height="0.191cm" svg:x="12.826cm" svg:y="17.618cm" svg:viewBox="0 0 574 192" draw:points="287,192 0,192 0,0 574,0 574,192">
            <text:p/>
          </draw:polygon>
          <draw:path draw:style-name="gr6" draw:text-style-name="P5" draw:layer="layout" svg:width="0.052cm" svg:height="0.052cm" svg:x="12.868cm" svg:y="17.687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086cm" svg:y="17.687cm" svg:viewBox="0 0 53 53" svg:d="M53 27c0-14-11-27-26-27-14 0-27 13-27 27 0 15 13 26 27 26 15 0 26-11 26-26z">
            <text:p/>
          </draw:path>
          <draw:path draw:style-name="gr6" draw:text-style-name="P5" draw:layer="layout" svg:width="0.052cm" svg:height="0.052cm" svg:x="13.305cm" svg:y="17.687cm" svg:viewBox="0 0 53 53" svg:d="M53 27c0-14-11-27-26-27-14 0-27 13-27 27 0 15 13 26 27 26 15 0 26-11 26-26z">
            <text:p/>
          </draw:path>
        </draw:g>
        <draw:g>
          <svg:title>TexMaths</svg:title>
          <svg:desc>12§display§N_{23}§svg§600§FALSE§</svg:desc>
          <draw:polygon draw:style-name="gr5" draw:text-style-name="P4" draw:layer="layout" svg:width="0.672cm" svg:height="0.351cm" svg:x="10.811cm" svg:y="18.354cm" svg:viewBox="0 0 673 352" draw:points="337,352 0,352 0,0 673,0 673,352">
            <text:p/>
          </draw:polygon>
          <draw:path draw:style-name="gr6" draw:text-style-name="P5" draw:layer="layout" svg:width="0.355cm" svg:height="0.288cm" svg:x="10.828cm" svg:y="18.353cm" svg:viewBox="0 0 356 289" svg:d="M304 44c3-16 12-30 45-31 2 0 7 0 7-8 0 0 0-5-6-5-13 0-28 1-42 1s-30-1-43-1c-2 0-8 0-8 8 0 5 5 5 8 5 24 0 29 10 29 18 0 3-1 9-1 10l-48 188-94-221c-3-8-3-8-13-8h-56c-9 0-14 0-14 8 0 5 5 5 12 5 3 0 29 0 29 4l-56 228c-4 17-11 30-46 31-2 0-7 0-7 9 0 3 2 4 6 4 13 0 28-1 42-1s30 1 43 1c3 0 9 0 9-8 0-5-5-5-10-5-24-1-28-9-28-18 0-3 2-6 3-11l55-223c2 2 2 4 4 7l105 250c4 7 5 8 9 8s4-1 6-8z">
            <text:p/>
          </draw:path>
          <draw:path draw:style-name="gr6" draw:text-style-name="P5" draw:layer="layout" svg:width="0.131cm" svg:height="0.196cm" svg:x="11.167cm" svg:y="18.509cm" svg:viewBox="0 0 132 197" svg:d="M132 143h-11c0 7-3 24-7 27-2 2-25 2-30 2h-54c31-28 41-36 59-50 23-18 43-36 43-64 0-36-32-58-70-58-37 0-62 26-62 53 0 15 13 17 16 17 7 0 15-5 15-16 0-5-1-16-17-16 9-21 29-27 44-27 30 0 45 23 45 47 0 26-19 46-29 57l-72 71c-2 3-2 3-2 11h122z">
            <text:p/>
          </draw:path>
          <draw:path draw:style-name="gr6" draw:text-style-name="P5" draw:layer="layout" svg:width="0.136cm" svg:height="0.202cm" svg:x="11.332cm" svg:y="18.509cm" svg:viewBox="0 0 137 203" svg:d="M65 98c24 0 41 16 41 48 0 37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2 0-2 4s2 4 7 4z">
            <text:p/>
          </draw:path>
        </draw:g>
        <draw:g>
          <svg:title>TexMaths</svg:title>
          <svg:desc>12§latex§73§svg§600§FALSE§</svg:desc>
          <draw:polygon draw:style-name="gr5" draw:text-style-name="P4" draw:layer="layout" svg:width="0.42cm" svg:height="0.271cm" svg:x="12.93cm" svg:y="16.882cm" svg:viewBox="0 0 421 272" draw:points="211,272 0,272 0,0 421,0 421,272">
            <text:p/>
          </draw:polygon>
          <draw:path draw:style-name="gr6" draw:text-style-name="P5" draw:layer="layout" svg:width="0.181cm" svg:height="0.294cm" svg:x="12.954cm" svg:y="16.868cm" svg:viewBox="0 0 182 295" svg:d="M179 29c3-6 3-6 3-16h-103c-51 0-53-5-54-13h-11l-14 87h11c1-7 5-33 11-38 2-3 36-3 40-3h89c-5 7-38 53-48 67-38 57-53 116-53 159 0 4 0 23 21 23 19 0 19-19 19-23v-22c0-22 1-46 5-69 1-10 7-46 26-72z">
            <text:p/>
          </draw:path>
          <draw:path draw:style-name="gr6" draw:text-style-name="P5" draw:layer="layout" svg:width="0.175cm" svg:height="0.29cm" svg:x="13.158cm" svg:y="16.873cm" svg:viewBox="0 0 176 291" svg:d="M106 133c34-12 58-41 58-74 0-35-37-59-78-59-43 0-74 25-74 58 0 14 8 21 22 21 13 0 21-8 21-21 0-21-20-21-26-21 13-21 41-26 56-26 17 0 41 9 41 47 0 6-1 29-12 49-13 20-28 21-38 21-3 0-14 1-16 1-4 0-7 2-7 5 0 5 3 5 11 5h18c34 0 50 29 50 71 0 57-29 69-48 69-18 0-49-7-65-32 16 2 29-7 29-23 0-15-12-24-24-24-11 0-24 6-24 24 0 40 40 67 85 67 53 0 91-38 91-81 0-35-26-69-70-77z">
            <text:p/>
          </draw:path>
        </draw:g>
        <draw:line draw:style-name="gr4" draw:text-style-name="P3" draw:layer="layout" svg:x1="6.904cm" svg:y1="18.407cm" svg:x2="9.527cm" svg:y2="18.4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 08 SC2" svg:font-family="'EB Garamond 08 SC'" style:font-adornments="08 SC Regular" style:font-pitch="variable"/>
    <style:font-face style:name="EB Garamond 08 SC" svg:font-family="'EB Garamond 08 SC'" style:font-family-generic="roman" style:font-pitch="variable"/>
    <style:font-face style:name="EB Garamond 08 SC1" svg:font-family="'EB Garamond 08 SC'" style:font-adornments="08 SC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width="0.102cm" svg:stroke-color="#000000" draw:marker-start-width="0.356cm" draw:marker-end-width="0.35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EB Garamond 08 SC2" fo:font-family="'EB Garamond 08 SC'" style:font-style-name="08 SC Regular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8.54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7T11:36:21.594172518</meta:creation-date>
    <dc:date>2018-09-07T12:36:12.861330578</dc:date>
    <meta:editing-duration>PT11M2S</meta:editing-duration>
    <meta:editing-cycles>4</meta:editing-cycles>
    <meta:generator>LibreOffice/5.1.6.2$Linux_X86_64 LibreOffice_project/10m0$Build-2</meta:generator>
    <meta:document-statistic meta:object-count="1003"/>
  </office:meta>
</office:document-meta>
</file>